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7472in"/>
    </style:style>
    <style:style style:name="Table1.C" style:family="table-column">
      <style:table-column-properties style:column-width="1.7986in"/>
    </style:style>
    <style:style style:name="Table1.D" style:family="table-column">
      <style:table-column-properties style:column-width="0.9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333in" table:align="left"/>
    </style:style>
    <style:style style:name="Table2.A" style:family="table-column">
      <style:table-column-properties style:column-width="1.409in"/>
    </style:style>
    <style:style style:name="Table2.B" style:family="table-column">
      <style:table-column-properties style:column-width="1.9069in"/>
    </style:style>
    <style:style style:name="Table2.C" style:family="table-column">
      <style:table-column-properties style:column-width="0.8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3069in" table:align="left"/>
    </style:style>
    <style:style style:name="Table3.A" style:family="table-column">
      <style:table-column-properties style:column-width="1.8007in"/>
    </style:style>
    <style:style style:name="Table3.B" style:family="table-column">
      <style:table-column-properties style:column-width="1.8986in"/>
    </style:style>
    <style:style style:name="Table3.C" style:family="table-column">
      <style:table-column-properties style:column-width="1.7903in"/>
    </style:style>
    <style:style style:name="Table3.D" style:family="table-column">
      <style:table-column-properties style:column-width="0.8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382in" table:align="left"/>
    </style:style>
    <style:style style:name="Table4.A" style:family="table-column">
      <style:table-column-properties style:column-width="1.4007in"/>
    </style:style>
    <style:style style:name="Table4.B" style:family="table-column">
      <style:table-column-properties style:column-width="1.834in"/>
    </style:style>
    <style:style style:name="Table4.C" style:family="table-column">
      <style:table-column-properties style:column-width="1.6903in"/>
    </style:style>
    <style:style style:name="Table4.D" style:family="table-column">
      <style:table-column-properties style:column-width="0.913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7264in" table:align="left"/>
    </style:style>
    <style:style style:name="Table5.A" style:family="table-column">
      <style:table-column-properties style:column-width="1.6007in"/>
    </style:style>
    <style:style style:name="Table5.B" style:family="table-column">
      <style:table-column-properties style:column-width="1.9222in"/>
    </style:style>
    <style:style style:name="Table5.C" style:family="table-column">
      <style:table-column-properties style:column-width="2.1903in"/>
    </style:style>
    <style:style style:name="Table5.D" style:family="table-column">
      <style:table-column-properties style:column-width="1.013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2243in" table:align="left"/>
    </style:style>
    <style:style style:name="Table6.A" style:family="table-column">
      <style:table-column-properties style:column-width="0.8882in"/>
    </style:style>
    <style:style style:name="Table6.B" style:family="table-column">
      <style:table-column-properties style:column-width="1.7229in"/>
    </style:style>
    <style:style style:name="Table6.C" style:family="table-column">
      <style:table-column-properties style:column-width="1.6132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0681in"/>
    </style:style>
    <style:style style:name="Table7.B" style:family="table-column">
      <style:table-column-properties style:column-width="2.3167in"/>
    </style:style>
    <style:style style:name="Table7.C" style:family="table-column">
      <style:table-column-properties style:column-width="2.2021in"/>
    </style:style>
    <style:style style:name="Table7.D" style:family="table-column">
      <style:table-column-properties style:column-width="1.33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0069in"/>
    </style:style>
    <style:style style:name="Table8.B" style:family="table-column">
      <style:table-column-properties style:column-width="2.341in"/>
    </style:style>
    <style:style style:name="Table8.C" style:family="table-column">
      <style:table-column-properties style:column-width="2.3063in"/>
    </style:style>
    <style:style style:name="Table8.D" style:family="table-column">
      <style:table-column-properties style:column-width="1.270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3681in" table:align="left"/>
    </style:style>
    <style:style style:name="Table9.A" style:family="table-column">
      <style:table-column-properties style:column-width="1.1007in"/>
    </style:style>
    <style:style style:name="Table9.B" style:family="table-column">
      <style:table-column-properties style:column-width="2.0514in"/>
    </style:style>
    <style:style style:name="Table9.C" style:family="table-column">
      <style:table-column-properties style:column-width="1.3986in"/>
    </style:style>
    <style:style style:name="Table9.D" style:family="table-column">
      <style:table-column-properties style:column-width="0.817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1.225in"/>
    </style:style>
    <style:style style:name="Table10.B" style:family="table-column">
      <style:table-column-properties style:column-width="2.1944in"/>
    </style:style>
    <style:style style:name="Table10.C" style:family="table-column">
      <style:table-column-properties style:column-width="1.9333in"/>
    </style:style>
    <style:style style:name="Table10.D" style:family="table-column">
      <style:table-column-properties style:column-width="1.57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2264in" table:align="left"/>
    </style:style>
    <style:style style:name="Table11.A" style:family="table-column">
      <style:table-column-properties style:column-width="0.7007in"/>
    </style:style>
    <style:style style:name="Table11.B" style:family="table-column">
      <style:table-column-properties style:column-width="1.7222in"/>
    </style:style>
    <style:style style:name="Table11.C" style:family="table-column">
      <style:table-column-properties style:column-width="0.8903in"/>
    </style:style>
    <style:style style:name="Table11.D" style:family="table-column">
      <style:table-column-properties style:column-width="0.913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3146in" table:align="left"/>
    </style:style>
    <style:style style:name="Table12.A" style:family="table-column">
      <style:table-column-properties style:column-width="0.7007in"/>
    </style:style>
    <style:style style:name="Table12.B" style:family="table-column">
      <style:table-column-properties style:column-width="1.9063in"/>
    </style:style>
    <style:style style:name="Table12.C" style:family="table-column">
      <style:table-column-properties style:column-width="0.8903in"/>
    </style:style>
    <style:style style:name="Table12.D" style:family="table-column">
      <style:table-column-properties style:column-width="0.81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0.9229in"/>
    </style:style>
    <style:style style:name="Table13.B" style:family="table-column">
      <style:table-column-properties style:column-width="2.6979in"/>
    </style:style>
    <style:style style:name="Table13.C" style:family="table-column">
      <style:table-column-properties style:column-width="1.325in"/>
    </style:style>
    <style:style style:name="Table13.D" style:family="table-column">
      <style:table-column-properties style:column-width="1.979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8424in"/>
    </style:style>
    <style:style style:name="Table14.B" style:family="table-column">
      <style:table-column-properties style:column-width="2.2778in"/>
    </style:style>
    <style:style style:name="Table14.C" style:family="table-column">
      <style:table-column-properties style:column-width="1.9868in"/>
    </style:style>
    <style:style style:name="Table14.D" style:family="table-column">
      <style:table-column-properties style:column-width="0.8181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0.9625in"/>
    </style:style>
    <style:style style:name="Table15.B" style:family="table-column">
      <style:table-column-properties style:column-width="2.3979in"/>
    </style:style>
    <style:style style:name="Table15.C" style:family="table-column">
      <style:table-column-properties style:column-width="1.1313in"/>
    </style:style>
    <style:style style:name="Table15.D" style:family="table-column">
      <style:table-column-properties style:column-width="2.4333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1.5472in"/>
    </style:style>
    <style:style style:name="Table16.B" style:family="table-column">
      <style:table-column-properties style:column-width="1.7653in"/>
    </style:style>
    <style:style style:name="Table16.C" style:family="table-column">
      <style:table-column-properties style:column-width="1.7076in"/>
    </style:style>
    <style:style style:name="Table16.D" style:family="table-column">
      <style:table-column-properties style:column-width="1.9049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6.925in" table:align="left"/>
    </style:style>
    <style:style style:name="Table17.A" style:family="table-column">
      <style:table-column-properties style:column-width="0.7333in"/>
    </style:style>
    <style:style style:name="Table17.B" style:family="table-column">
      <style:table-column-properties style:column-width="2.3139in"/>
    </style:style>
    <style:style style:name="Table17.C" style:family="table-column">
      <style:table-column-properties style:column-width="2.2403in"/>
    </style:style>
    <style:style style:name="Table17.D" style:family="table-column">
      <style:table-column-properties style:column-width="1.637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6.925in" table:align="left"/>
    </style:style>
    <style:style style:name="Table18.A" style:family="table-column">
      <style:table-column-properties style:column-width="0.7819in"/>
    </style:style>
    <style:style style:name="Table18.B" style:family="table-column">
      <style:table-column-properties style:column-width="2.4104in"/>
    </style:style>
    <style:style style:name="Table18.C" style:family="table-column">
      <style:table-column-properties style:column-width="1.9833in"/>
    </style:style>
    <style:style style:name="Table18.D" style:family="table-column">
      <style:table-column-properties style:column-width="1.749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925in" table:align="left"/>
    </style:style>
    <style:style style:name="Table19.A" style:family="table-column">
      <style:table-column-properties style:column-width="0.9694in"/>
    </style:style>
    <style:style style:name="Table19.B" style:family="table-column">
      <style:table-column-properties style:column-width="2.9833in"/>
    </style:style>
    <style:style style:name="Table19.C" style:family="table-column">
      <style:table-column-properties style:column-width="2.972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1.3597in"/>
    </style:style>
    <style:style style:name="Table20.B" style:family="table-column">
      <style:table-column-properties style:column-width="1.9056in"/>
    </style:style>
    <style:style style:name="Table20.C" style:family="table-column">
      <style:table-column-properties style:column-width="1.8479in"/>
    </style:style>
    <style:style style:name="Table20.D" style:family="table-column">
      <style:table-column-properties style:column-width="1.8118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6.925in" table:align="left"/>
    </style:style>
    <style:style style:name="Table21.A" style:family="table-column">
      <style:table-column-properties style:column-width="1.3479in"/>
    </style:style>
    <style:style style:name="Table21.B" style:family="table-column">
      <style:table-column-properties style:column-width="1.7313in"/>
    </style:style>
    <style:style style:name="Table21.C" style:family="table-column">
      <style:table-column-properties style:column-width="2.4514in"/>
    </style:style>
    <style:style style:name="Table21.D" style:family="table-column">
      <style:table-column-properties style:column-width="1.394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925in" table:align="left"/>
    </style:style>
    <style:style style:name="Table22.A" style:family="table-column">
      <style:table-column-properties style:column-width="1.4174in"/>
    </style:style>
    <style:style style:name="Table22.B" style:family="table-column">
      <style:table-column-properties style:column-width="2.3083in"/>
    </style:style>
    <style:style style:name="Table22.C" style:family="table-column">
      <style:table-column-properties style:column-width="2.3813in"/>
    </style:style>
    <style:style style:name="Table22.D" style:family="table-column">
      <style:table-column-properties style:column-width="0.8181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1.4188in"/>
    </style:style>
    <style:style style:name="Table23.B" style:family="table-column">
      <style:table-column-properties style:column-width="2.4306in"/>
    </style:style>
    <style:style style:name="Table23.C" style:family="table-column">
      <style:table-column-properties style:column-width="2.2569in"/>
    </style:style>
    <style:style style:name="Table23.D" style:family="table-column">
      <style:table-column-properties style:column-width="0.8188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6.925in" table:align="left"/>
    </style:style>
    <style:style style:name="Table24.A" style:family="table-column">
      <style:table-column-properties style:column-width="1.3681in"/>
    </style:style>
    <style:style style:name="Table24.B" style:family="table-column">
      <style:table-column-properties style:column-width="1.9028in"/>
    </style:style>
    <style:style style:name="Table24.C" style:family="table-column">
      <style:table-column-properties style:column-width="2.5424in"/>
    </style:style>
    <style:style style:name="Table24.D" style:family="table-column">
      <style:table-column-properties style:column-width="1.1118in"/>
    </style:style>
    <style:style style:name="Table24.A1" style:family="table-cell">
      <style:table-cell-properties style:vertical-align="middle" fo:padding="0.0194in" fo:border="none"/>
    </style:style>
    <style:style style:name="Table24.D8" style:family="table-cell">
      <style:table-cell-properties fo:padding="0.0194in" fo:border="none"/>
    </style:style>
    <style:style style:name="Table27" style:family="table">
      <style:table-properties style:width="6.8417in" table:align="left"/>
    </style:style>
    <style:style style:name="Table27.A" style:family="table-column">
      <style:table-column-properties style:column-width="2.309in"/>
    </style:style>
    <style:style style:name="Table27.B" style:family="table-column">
      <style:table-column-properties style:column-width="4.5326in"/>
    </style:style>
    <style:style style:name="Table27.A1" style:family="table-cell">
      <style:table-cell-properties style:vertical-align="middle" fo:padding="0.0194in" fo:border="none"/>
    </style:style>
    <style:style style:name="Table26" style:family="table">
      <style:table-properties style:width="3.934in" table:align="left"/>
    </style:style>
    <style:style style:name="Table26.A" style:family="table-column">
      <style:table-column-properties style:column-width="1.2882in"/>
    </style:style>
    <style:style style:name="Table26.B" style:family="table-column">
      <style:table-column-properties style:column-width="2.6458in"/>
    </style:style>
    <style:style style:name="Table26.A1" style:family="table-cell">
      <style:table-cell-properties style:vertical-align="middle"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1.3951in"/>
    </style:style>
    <style:style style:name="Table25.B" style:family="table-column">
      <style:table-column-properties style:column-width="1.9361in"/>
    </style:style>
    <style:style style:name="Table25.C" style:family="table-column">
      <style:table-column-properties style:column-width="1.8361in"/>
    </style:style>
    <style:style style:name="Table25.D" style:family="table-column">
      <style:table-column-properties style:column-width="1.7576in"/>
    </style:style>
    <style:style style:name="Table25.A1" style:family="table-cell">
      <style:table-cell-properties style:vertical-align="middle" fo:padding="0.0194in" fo:border="none"/>
    </style:style>
    <style:style style:name="Table28" style:family="table">
      <style:table-properties style:width="6.925in" table:align="left"/>
    </style:style>
    <style:style style:name="Table28.A" style:family="table-column">
      <style:table-column-properties style:column-width="1.3521in"/>
    </style:style>
    <style:style style:name="Table28.B" style:family="table-column">
      <style:table-column-properties style:column-width="2.9438in"/>
    </style:style>
    <style:style style:name="Table28.C" style:family="table-column">
      <style:table-column-properties style:column-width="2.6292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5.0486in" table:align="left"/>
    </style:style>
    <style:style style:name="Table29.A" style:family="table-column">
      <style:table-column-properties style:column-width="1.0924in"/>
    </style:style>
    <style:style style:name="Table29.B" style:family="table-column">
      <style:table-column-properties style:column-width="3.956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3.8542in" table:align="left"/>
    </style:style>
    <style:style style:name="Table30.A" style:family="table-column">
      <style:table-column-properties style:column-width="1.0924in"/>
    </style:style>
    <style:style style:name="Table30.B" style:family="table-column">
      <style:table-column-properties style:column-width="2.7618in"/>
    </style:style>
    <style:style style:name="Table30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Heading_20_3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Heading_20_3">
      <style:text-properties fo:font-size="18pt" style:text-underline-style="solid" style:text-underline-width="auto" style:text-underline-color="font-color" fo:font-weight="bold" officeooo:paragraph-rsid="0021dadc" style:font-size-asian="18pt" style:font-weight-asian="bold" style:font-size-complex="18pt" style:font-weight-complex="bold"/>
    </style:style>
    <style:style style:name="P6" style:family="paragraph" style:parent-style-name="Text_20_body">
      <style:text-properties fo:font-size="18pt" style:text-underline-style="solid" style:text-underline-width="auto" style:text-underline-color="font-color" fo:font-weight="bold" officeooo:paragraph-rsid="0021dadc" style:font-size-asian="18pt" style:font-weight-asian="bold" style:font-size-complex="18pt" style:font-weight-complex="bold"/>
    </style:style>
    <style:style style:name="P7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paragraph-rsid="0035e98e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size="18pt" style:text-underline-style="solid" style:text-underline-width="auto" style:text-underline-color="font-color" fo:font-weight="bold" officeooo:paragraph-rsid="0035e98e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size="18pt" style:text-underline-style="solid" style:text-underline-width="auto" style:text-underline-color="font-color" fo:font-weight="bold" officeooo:paragraph-rsid="0037df58" style:font-size-asian="18pt" style:font-weight-asian="bold" style:font-size-complex="18pt" style:font-weight-complex="bold"/>
    </style:style>
    <style:style style:name="P11" style:family="paragraph" style:parent-style-name="Text_20_body">
      <style:text-properties fo:font-size="18pt" style:text-underline-style="solid" style:text-underline-width="auto" style:text-underline-color="font-color" fo:font-weight="bold" officeooo:paragraph-rsid="003800f5" style:font-size-asian="18pt" style:font-weight-asian="bold" style:font-size-complex="18pt" style:font-weight-complex="bold"/>
    </style:style>
    <style:style style:name="P12" style:family="paragraph" style:parent-style-name="Text_20_body">
      <style:text-properties fo:font-size="18pt" style:font-size-asian="18pt" style:font-size-complex="18pt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Heading_20_2">
      <style:text-properties officeooo:paragraph-rsid="002319b3"/>
    </style:style>
    <style:style style:name="P15" style:family="paragraph" style:parent-style-name="Heading_20_3">
      <style:text-properties officeooo:paragraph-rsid="002319b3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2319b3"/>
    </style:style>
    <style:style style:name="P17" style:family="paragraph" style:parent-style-name="Text_20_body">
      <style:text-properties officeooo:paragraph-rsid="002319b3"/>
    </style:style>
    <style:style style:name="P18" style:family="paragraph" style:parent-style-name="Text_20_body">
      <style:text-properties officeooo:rsid="002397a4" officeooo:paragraph-rsid="002397a4"/>
    </style:style>
    <style:style style:name="P19" style:family="paragraph" style:parent-style-name="Heading_20_3">
      <style:paragraph-properties fo:margin-top="0in" fo:margin-bottom="0.1965in" style:contextual-spacing="false"/>
      <style:text-properties officeooo:paragraph-rsid="00252b76"/>
    </style:style>
    <style:style style:name="P20" style:family="paragraph" style:parent-style-name="Standard">
      <style:paragraph-properties fo:margin-top="0in" fo:margin-bottom="0.1965in" style:contextual-spacing="false"/>
      <style:text-properties officeooo:paragraph-rsid="00252b76"/>
    </style:style>
    <style:style style:name="P21" style:family="paragraph" style:parent-style-name="Text_20_body">
      <style:paragraph-properties fo:margin-top="0in" fo:margin-bottom="0.1965in" style:contextual-spacing="false"/>
      <style:text-properties officeooo:paragraph-rsid="00252b76"/>
    </style:style>
    <style:style style:name="P22" style:family="paragraph" style:parent-style-name="Heading_20_3">
      <style:paragraph-properties fo:margin-top="0in" fo:margin-bottom="0.1965in" style:contextual-spacing="false"/>
      <style:text-properties officeooo:paragraph-rsid="0027ab66"/>
    </style:style>
    <style:style style:name="P23" style:family="paragraph" style:parent-style-name="Standard">
      <style:paragraph-properties fo:margin-top="0in" fo:margin-bottom="0.1965in" style:contextual-spacing="false"/>
      <style:text-properties officeooo:paragraph-rsid="0027ab66"/>
    </style:style>
    <style:style style:name="P24" style:family="paragraph" style:parent-style-name="Text_20_body">
      <style:paragraph-properties fo:margin-top="0in" fo:margin-bottom="0.1965in" style:contextual-spacing="false"/>
      <style:text-properties officeooo:paragraph-rsid="0027ab66"/>
    </style:style>
    <style:style style:name="P25" style:family="paragraph" style:parent-style-name="Heading_20_3">
      <style:text-properties officeooo:paragraph-rsid="00299793"/>
    </style:style>
    <style:style style:name="P26" style:family="paragraph" style:parent-style-name="Text_20_body">
      <style:text-properties officeooo:paragraph-rsid="00299793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28" style:family="paragraph" style:parent-style-name="Standard">
      <style:text-properties fo:color="#cccccc" loext:opacity="100%" style:font-name="Droid Sans Mono" fo:font-size="14pt" fo:font-weight="normal" officeooo:paragraph-rsid="00299793" fo:background-color="#1f1f1f" style:font-size-asian="14pt" style:font-size-complex="14pt"/>
    </style:style>
    <style:style style:name="P29" style:family="paragraph" style:parent-style-name="Standard">
      <style:text-properties fo:color="#cccccc" loext:opacity="100%" style:font-name="Droid Sans Mono" fo:font-size="14pt" fo:font-weight="normal" officeooo:rsid="00299793" officeooo:paragraph-rsid="00299793" fo:background-color="#1f1f1f" style:font-size-asian="14pt" style:font-size-complex="14pt"/>
    </style:style>
    <style:style style:name="P30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37df58" fo:background-color="#1f1f1f"/>
    </style:style>
    <style:style style:name="P32" style:family="paragraph" style:parent-style-name="Standard">
      <style:paragraph-properties fo:margin-top="0in" fo:margin-bottom="0.1965in" style:contextual-spacing="false"/>
      <style:text-properties fo:font-size="14pt" officeooo:paragraph-rsid="00252b76" style:font-size-asian="14pt" style:font-size-complex="14pt"/>
    </style:style>
    <style:style style:name="P33" style:family="paragraph" style:parent-style-name="Heading_20_3">
      <style:text-properties fo:font-size="18pt" style:text-underline-style="solid" style:text-underline-width="auto" style:text-underline-color="font-color" fo:font-weight="bold" officeooo:paragraph-rsid="00382450" style:font-size-asian="18pt" style:font-weight-asian="bold" style:font-size-complex="18pt" style:font-weight-complex="bold"/>
    </style:style>
    <style:style style:name="P34" style:family="paragraph" style:parent-style-name="Heading_20_3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35" style:family="paragraph" style:parent-style-name="Preformatted_20_Text">
      <style:paragraph-properties fo:margin-top="0in" fo:margin-bottom="0.1965in" style:contextual-spacing="false"/>
    </style:style>
    <style:style style:name="P36" style:family="paragraph" style:parent-style-name="Preformatted_20_Text">
      <style:paragraph-properties fo:margin-top="0in" fo:margin-bottom="0.1965in" style:contextual-spacing="false"/>
      <style:text-properties officeooo:paragraph-rsid="003d8ee0"/>
    </style:style>
    <style:style style:name="P37" style:family="paragraph" style:parent-style-name="Preformatted_20_Text">
      <style:text-properties fo:font-weight="bold" style:font-weight-asian="bold" style:font-weight-complex="bold"/>
    </style:style>
    <style:style style:name="P38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9" style:family="paragraph" style:parent-style-name="Standard">
      <style:paragraph-properties fo:margin-top="0in" fo:margin-bottom="0.1965in" style:contextual-spacing="false"/>
      <style:text-properties officeooo:paragraph-rsid="0027ab66"/>
    </style:style>
    <style:style style:name="P40" style:family="paragraph" style:parent-style-name="Text_20_body" style:list-style-name="L1"/>
    <style:style style:name="P41" style:family="paragraph" style:parent-style-name="Text_20_body" style:list-style-name="L2"/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4"/>
    <style:style style:name="P54" style:family="paragraph" style:parent-style-name="Text_20_body" style:list-style-name="L15"/>
    <style:style style:name="P55" style:family="paragraph" style:parent-style-name="Text_20_body" style:list-style-name="L16"/>
    <style:style style:name="P56" style:family="paragraph" style:parent-style-name="Text_20_body">
      <style:text-properties fo:font-size="18pt" style:text-underline-style="solid" style:text-underline-width="auto" style:text-underline-color="font-color" fo:font-weight="bold" officeooo:paragraph-rsid="00382450" style:font-size-asian="18pt" style:font-weight-asian="bold" style:font-size-complex="18pt" style:font-weight-complex="bold"/>
    </style:style>
    <style:style style:name="P57" style:family="paragraph" style:parent-style-name="Text_20_body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58" style:family="paragraph" style:parent-style-name="Text_20_body" style:list-style-name="L17"/>
    <style:style style:name="P59" style:family="paragraph" style:parent-style-name="Text_20_body" style:list-style-name="L23"/>
    <style:style style:name="P60" style:family="paragraph" style:parent-style-name="Text_20_body">
      <style:paragraph-properties fo:margin-top="0in" fo:margin-bottom="0.1965in" style:contextual-spacing="false"/>
      <style:text-properties officeooo:paragraph-rsid="0027ab66"/>
    </style:style>
    <style:style style:name="P61" style:family="paragraph" style:parent-style-name="Text_20_body" style:list-style-name="L24"/>
    <style:style style:name="P62" style:family="paragraph" style:parent-style-name="Text_20_body" style:list-style-name="L25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41093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fo:font-weight="normal" officeooo:rsid="0035e98e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37df58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3800f5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382450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3d8ee0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382450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3d8ee0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officeooo:rsid="003d8ee0" style:font-size-asian="12.25pt" style:font-size-complex="14pt"/>
    </style:style>
    <style:style style:name="T12" style:family="text">
      <style:text-properties officeooo:rsid="0021dadc"/>
    </style:style>
    <style:style style:name="T13" style:family="text">
      <style:text-properties officeooo:rsid="00241093"/>
    </style:style>
    <style:style style:name="T1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5" style:family="text">
      <style:text-properties fo:color="#cccccc" loext:opacity="100%" style:font-name="Droid Sans Mono" fo:font-size="10.5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16" style:family="text">
      <style:text-properties fo:color="#cccccc" loext:opacity="100%" style:font-name="Droid Sans Mono" fo:font-size="10.5pt" fo:font-weight="normal" officeooo:rsid="0027ab66" fo:background-color="#1f1f1f" loext:char-shading-value="0"/>
    </style:style>
    <style:style style:name="T17" style:family="text">
      <style:text-properties fo:color="#cccccc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18" style:family="text">
      <style:text-properties fo:color="#cccccc" loext:opacity="100%" style:font-name="Droid Sans Mono" fo:font-size="10.5pt" fo:background-color="#1f1f1f" loext:char-shading-value="0"/>
    </style:style>
    <style:style style:name="T19" style:family="text">
      <style:text-properties fo:color="#cccccc" loext:opacity="100%" style:font-name="Droid Sans Mono" fo:font-weight="normal" fo:background-color="#1f1f1f" loext:char-shading-value="0"/>
    </style:style>
    <style:style style:name="T20" style:family="text">
      <style:text-properties fo:color="#cccccc" loext:opacity="100%" style:font-name="Droid Sans Mono" fo:font-size="14pt" fo:font-weight="normal" fo:background-color="#1f1f1f" loext:char-shading-value="0" style:font-size-asian="14pt" style:font-size-complex="14pt"/>
    </style:style>
    <style:style style:name="T21" style:family="text">
      <style:text-properties fo:color="#cccccc" loext:opacity="100%" style:font-name="Droid Sans Mono" fo:font-size="14pt" fo:font-weight="normal" officeooo:rsid="00252b76" fo:background-color="#1f1f1f" loext:char-shading-value="0" style:font-size-asian="14pt" style:font-size-complex="14pt"/>
    </style:style>
    <style:style style:name="T22" style:family="text">
      <style:text-properties fo:color="#cccccc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23" style:family="text">
      <style:text-properties fo:color="#cccccc" loext:opacity="100%" style:font-name="Liberation Serif" fo:font-size="14pt" fo:font-weight="normal" officeooo:rsid="00252b76" fo:background-color="#1f1f1f" loext:char-shading-value="0" style:font-size-asian="14pt" style:font-weight-asian="bold" style:font-size-complex="14pt" style:font-weight-complex="bold"/>
    </style:style>
    <style:style style:name="T24" style:family="text">
      <style:text-properties fo:color="#cccccc" loext:opacity="100%" fo:font-size="10.5pt" fo:font-weight="normal" fo:background-color="#1f1f1f" loext:char-shading-value="0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27" style:family="text">
      <style:text-properties fo:color="#9cdcfe" loext:opacity="100%" style:font-name="Droid Sans Mono" fo:font-size="10.5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28" style:family="text">
      <style:text-properties fo:color="#9cdcfe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29" style:family="text">
      <style:text-properties fo:color="#9cdcfe" loext:opacity="100%" style:font-name="Droid Sans Mono" fo:font-weight="normal" fo:background-color="#1f1f1f" loext:char-shading-value="0"/>
    </style:style>
    <style:style style:name="T30" style:family="text">
      <style:text-properties fo:color="#9cdcfe" loext:opacity="100%" style:font-name="Droid Sans Mono" fo:font-weight="normal" officeooo:rsid="00252b76" fo:background-color="#1f1f1f" loext:char-shading-value="0"/>
    </style:style>
    <style:style style:name="T31" style:family="text">
      <style:text-properties fo:color="#9cdcfe" loext:opacity="100%" style:font-name="Droid Sans Mono" fo:font-size="14pt" fo:font-weight="normal" fo:background-color="#1f1f1f" loext:char-shading-value="0" style:font-size-asian="14pt" style:font-size-complex="14pt"/>
    </style:style>
    <style:style style:name="T32" style:family="text">
      <style:text-properties fo:color="#9cdcfe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33" style:family="text">
      <style:text-properties fo:color="#d4d4d4" loext:opacity="100%"/>
    </style:style>
    <style:style style:name="T3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35" style:family="text">
      <style:text-properties fo:color="#d4d4d4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36" style:family="text">
      <style:text-properties fo:color="#d4d4d4" loext:opacity="100%" style:font-name="Droid Sans Mono" fo:font-weight="normal" fo:background-color="#1f1f1f" loext:char-shading-value="0"/>
    </style:style>
    <style:style style:name="T37" style:family="text">
      <style:text-properties fo:color="#d4d4d4" loext:opacity="100%" style:font-name="Droid Sans Mono" fo:font-size="14pt" fo:font-weight="normal" fo:background-color="#1f1f1f" loext:char-shading-value="0" style:font-size-asian="14pt" style:font-size-complex="14pt"/>
    </style:style>
    <style:style style:name="T38" style:family="text">
      <style:text-properties fo:color="#d4d4d4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39" style:family="text">
      <style:text-properties fo:color="#ce9178" loext:opacity="100%"/>
    </style:style>
    <style:style style:name="T40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41" style:family="text">
      <style:text-properties fo:color="#ce9178" loext:opacity="100%" style:font-name="Droid Sans Mono" fo:font-size="10.5pt" fo:font-weight="normal" officeooo:rsid="0027ab66" fo:background-color="#1f1f1f" loext:char-shading-value="0"/>
    </style:style>
    <style:style style:name="T42" style:family="text">
      <style:text-properties fo:color="#ce9178" loext:opacity="100%" style:font-name="Droid Sans Mono" fo:font-size="10.5pt" officeooo:rsid="0027ab66" fo:background-color="#1f1f1f" loext:char-shading-value="0"/>
    </style:style>
    <style:style style:name="T43" style:family="text">
      <style:text-properties fo:color="#ce9178" loext:opacity="100%" style:font-name="Droid Sans Mono" fo:font-weight="normal" fo:background-color="#1f1f1f" loext:char-shading-value="0"/>
    </style:style>
    <style:style style:name="T44" style:family="text">
      <style:text-properties fo:color="#ce9178" loext:opacity="100%" style:font-name="Droid Sans Mono" fo:font-size="14pt" fo:font-weight="normal" fo:background-color="#1f1f1f" loext:char-shading-value="0" style:font-size-asian="14pt" style:font-size-complex="14pt"/>
    </style:style>
    <style:style style:name="T45" style:family="text">
      <style:text-properties fo:color="#ce9178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46" style:family="text">
      <style:text-properties fo:color="#ce9178" loext:opacity="100%" fo:font-size="10.5pt" fo:font-weight="normal" officeooo:rsid="0027ab66" fo:background-color="#1f1f1f" loext:char-shading-value="0"/>
    </style:style>
    <style:style style:name="T47" style:family="text">
      <style:text-properties fo:color="#b5cea8" loext:opacity="100%"/>
    </style:style>
    <style:style style:name="T48" style:family="text">
      <style:text-properties fo:color="#b5cea8" loext:opacity="100%" style:font-name="Droid Sans Mono" fo:font-weight="normal" fo:background-color="#1f1f1f" loext:char-shading-value="0"/>
    </style:style>
    <style:style style:name="T49" style:family="text">
      <style:text-properties fo:color="#b5cea8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50" style:family="text">
      <style:text-properties fo:color="#b5cea8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51" style:family="text">
      <style:text-properties officeooo:rsid="00252b76"/>
    </style:style>
    <style:style style:name="T52" style:family="text">
      <style:text-properties fo:color="#dcdcaa" loext:opacity="100%"/>
    </style:style>
    <style:style style:name="T53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54" style:family="text">
      <style:text-properties fo:color="#dcdcaa" loext:opacity="100%" style:font-name="Droid Sans Mono" fo:font-size="14pt" fo:font-weight="normal" fo:background-color="#1f1f1f" loext:char-shading-value="0" style:font-size-asian="14pt" style:font-size-complex="14pt"/>
    </style:style>
    <style:style style:name="T55" style:family="text">
      <style:text-properties fo:color="#dcdcaa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56" style:family="text">
      <style:text-properties fo:color="#4ec9b0" loext:opacity="100%"/>
    </style:style>
    <style:style style:name="T57" style:family="text">
      <style:text-properties fo:color="#4ec9b0" loext:opacity="100%" style:font-name="Droid Sans Mono" fo:font-size="14pt" fo:font-weight="normal" fo:background-color="#1f1f1f" loext:char-shading-value="0" style:font-size-asian="14pt" style:font-size-complex="14pt"/>
    </style:style>
    <style:style style:name="T58" style:family="text">
      <style:text-properties fo:color="#6a9955" loext:opacity="100%" style:font-name="Droid Sans Mono" fo:font-size="14pt" fo:font-weight="normal" fo:background-color="#1f1f1f" loext:char-shading-value="0" style:font-size-asian="14pt" style:font-size-complex="14pt"/>
    </style:style>
    <style:style style:name="T59" style:family="text">
      <style:text-properties fo:color="#6a9955" loext:opacity="100%" style:font-name="Droid Sans Mono" fo:font-size="14pt" fo:font-weight="normal" officeooo:rsid="00269b72" fo:background-color="#1f1f1f" loext:char-shading-value="0" style:font-size-asian="14pt" style:font-size-complex="14pt"/>
    </style:style>
    <style:style style:name="T60" style:family="text">
      <style:text-properties officeooo:rsid="0027ab66"/>
    </style:style>
    <style:style style:name="T61" style:family="text">
      <style:text-properties officeooo:rsid="00299793"/>
    </style:style>
    <style:style style:name="T62" style:family="text">
      <style:text-properties officeooo:rsid="002cc945"/>
    </style:style>
    <style:style style:name="T63" style:family="text">
      <style:text-properties officeooo:rsid="002e076f"/>
    </style:style>
    <style:style style:name="T64" style:family="text">
      <style:text-properties officeooo:rsid="0030be4a"/>
    </style:style>
    <style:style style:name="T65" style:family="text">
      <style:text-properties officeooo:rsid="0035e98e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3800f5" style:font-weight-asian="bold" style:font-weight-complex="bold"/>
    </style:style>
    <style:style style:name="T68" style:family="text">
      <style:text-properties fo:font-size="16pt" fo:font-weight="bold" officeooo:rsid="0035e98e" style:font-size-asian="16pt" style:font-weight-asian="bold" style:font-size-complex="16pt" style:font-weight-complex="bold"/>
    </style:style>
    <style:style style:name="T69" style:family="text">
      <style:text-properties fo:font-size="20pt" officeooo:rsid="0035e98e" style:font-size-asian="20pt" style:font-size-complex="20pt"/>
    </style:style>
    <style:style style:name="T70" style:family="text">
      <style:text-properties fo:font-size="20pt" officeooo:rsid="00382450" style:font-size-asian="20pt" style:font-size-complex="20pt"/>
    </style:style>
    <style:style style:name="T71" style:family="text">
      <style:text-properties fo:font-size="20pt" officeooo:rsid="003d8ee0" style:font-size-asian="20pt" style:font-size-complex="20pt"/>
    </style:style>
    <style:style style:name="T72" style:family="text">
      <style:text-properties fo:font-size="20pt" fo:font-weight="bold" officeooo:rsid="00382450" style:font-size-asian="20pt" style:font-weight-asian="bold" style:font-size-complex="20pt" style:font-weight-complex="bold"/>
    </style:style>
    <style:style style:name="T73" style:family="text">
      <style:text-properties fo:font-size="20pt" fo:font-weight="bold" officeooo:rsid="0038dae3" style:font-size-asian="20pt" style:font-weight-asian="bold" style:font-size-complex="20pt" style:font-weight-complex="bold"/>
    </style:style>
    <style:style style:name="T74" style:family="text">
      <style:text-properties fo:font-size="20pt" fo:font-weight="bold" officeooo:rsid="003d8ee0" style:font-size-asian="20pt" style:font-weight-asian="bold" style:font-size-complex="20pt" style:font-weight-complex="bold"/>
    </style:style>
    <style:style style:name="T75" style:family="text">
      <style:text-properties fo:color="#c586c0" loext:opacity="100%"/>
    </style:style>
    <style:style style:name="T76" style:family="text">
      <style:text-properties fo:color="#c586c0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77" style:family="text">
      <style:text-properties fo:color="#c586c0" loext:opacity="100%" officeooo:rsid="0037df58"/>
    </style:style>
    <style:style style:name="T78" style:family="text">
      <style:text-properties officeooo:rsid="0037df58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fo:font-size="12pt" style:text-underline-style="none" fo:font-weight="normal" officeooo:rsid="0037df58" style:font-size-asian="12pt" style:font-weight-asian="normal" style:font-size-complex="12pt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officeooo:rsid="003d8ee0"/>
    </style:style>
    <style:style style:name="T83" style:family="text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pos de tuple en python con ejemplos</text:p>
      <text:p text:style-name="P3"/>
      <text:section text:style-name="Sect1" text:name="Siah6q8zt6K9xf4j6di6r-content-0">
        <text:p text:style-name="Text_20_body">¡Buena pregunta, Sergio! Aunque en Python no existen “tipos” de tuplas como tal (todas son del tipo <text:span text:style-name="Source_20_Text">tuple</text:span>), sí podemos clasificarlas según su <text:span text:style-name="Strong_20_Emphasis">contenido</text:span>, <text:span text:style-name="Strong_20_Emphasis">estructura</text:span> o <text:span text:style-name="Strong_20_Emphasis">forma de crearlas</text:span>. Aquí te muestro las más comunes con ejemplos:</text:p>
        <text:h text:style-name="Heading_20_3" text:outline-level="3">🔹 1. Tupla vacía</text:h>
        <text:p text:style-name="Text_20_body">python</text:p>
        <text:p text:style-name="Preformatted_20_Text"><text:span text:style-name="Source_20_Text">t</text:span><text:span text:style-name="Source_20_Text"><text:span text:style-name="T66">1 = ()</text:span></text:span></text:p>
        <text:p text:style-name="Preformatted_20_Text"><text:span text:style-name="Source_20_Text"><text:span text:style-name="T66">print(t1) <text:s text:c="6"/></text:span></text:span><text:span text:style-name="Source_20_Text"><text:s text:c="4"/># ()</text:span></text:p>
        <text:p text:style-name="P1"><text:span text:style-name="Source_20_Text"><text:span text:style-name="T66">print(type(t1)) </text:span></text:span><text:span text:style-name="Source_20_Text"><text:s text:c="4"/># &lt;class 'tuple'&gt;</text:span></text:p>
        <text:h text:style-name="Heading_20_3" text:outline-level="3">🔸 2. Tupla con un solo elemento</text:h>
        <text:p text:style-name="Text_20_body">⚠️ ¡Ojo! Debe llevar una <text:span text:style-name="Strong_20_Emphasis">coma</text:span>, si no, no es una tupla.</text:p>
        <text:p text:style-name="Text_20_body">python</text:p>
        <text:p text:style-name="Preformatted_20_Text"><text:span text:style-name="Source_20_Text"><text:span text:style-name="T66">t2 = ("Python",) </text:span></text:span><text:span text:style-name="Source_20_Text"><text:s text:c="3"/># ✅ tupla</text:span></text:p>
        <text:p text:style-name="Preformatted_20_Text"><text:span text:style-name="Source_20_Text"><text:span text:style-name="T66">t3 = ("Python") <text:s/></text:span></text:span><text:span text:style-name="Source_20_Text"><text:s text:c="3"/># ❌ solo es un string</text:span></text:p>
        <text:p text:style-name="Preformatted_20_Text"/>
        <text:p text:style-name="Preformatted_20_Text"><text:span text:style-name="Source_20_Text"><text:span text:style-name="T66">print(type(t2)) <text:s text:c="2"/></text:span></text:span><text:span text:style-name="Source_20_Text"><text:s text:c="2"/># &lt;class 'tuple'&gt;</text:span></text:p>
        <text:p text:style-name="P1"><text:span text:style-name="Source_20_Text"><text:span text:style-name="T66">print(type(t3)) <text:s/></text:span></text:span><text:span text:style-name="Source_20_Text"><text:s text:c="3"/># &lt;class 'str'&gt;</text:span></text:p>
        <text:h text:style-name="Heading_20_3" text:outline-level="3">🔹 3. Tupla con múltiples elementos</text:h>
        <text:p text:style-name="Text_20_body">python</text:p>
        <text:p text:style-name="Preformatted_20_Text"><text:span text:style-name="Source_20_Text">t</text:span><text:span text:style-name="Source_20_Text"><text:span text:style-name="T66">4 = (1, 2, 3, 4)</text:span></text:span></text:p>
        <text:p text:style-name="P1"><text:span text:style-name="Source_20_Text"><text:span text:style-name="T66">print(t4) <text:s text:c="5"/></text:span></text:span><text:span text:style-name="Source_20_Text"><text:s text:c="5"/># (1, 2, 3, 4)</text:span></text:p>
        <text:h text:style-name="Heading_20_3" text:outline-level="3">🔸 4. Tupla con diferentes tipos de datos</text:h>
        <text:p text:style-name="Text_20_body">python</text:p>
        <text:p text:style-name="Preformatted_20_Text"><text:span text:style-name="Source_20_Text"><text:span text:style-name="T66">t5 = ("Sergio", 30, True, 3.14)</text:span></text:span></text:p>
        <text:p text:style-name="P1"><text:span text:style-name="Source_20_Text"><text:span text:style-name="T66">print(t5) <text:s/></text:span></text:span><text:span text:style-name="Source_20_Text"><text:s text:c="9"/># ('Sergio', 30, True, 3.14)</text:span></text:p>
        <text:h text:style-name="Heading_20_3" text:outline-level="3">🔹 5. Tupla anidada (tuplas dentro de tuplas)</text:h>
        <text:p text:style-name="Text_20_body">python</text:p>
        <text:p text:style-name="Preformatted_20_Text"><text:span text:style-name="Source_20_Text"><text:span text:style-name="T66">t6 = ((1, 2), ("a", "b"))</text:span></text:span></text:p>
        <text:p text:style-name="P1"><text:span text:style-name="Source_20_Text"><text:span text:style-name="T66">print(t6) <text:s text:c="6"/></text:span></text:span><text:span text:style-name="Source_20_Text"><text:s text:c="4"/># ((1, 2), ('a', 'b'))</text:span></text:p>
        <text:h text:style-name="Heading_20_3" text:outline-level="3"><text:soft-page-break/></text:h>
        <text:h text:style-name="Heading_20_3" text:outline-level="3">🔸 6. Tupla creada con <text:span text:style-name="Source_20_Text">tuple()</text:span></text:h>
        <text:p text:style-name="Text_20_body">python</text:p>
        <text:p text:style-name="Preformatted_20_Text"><text:span text:style-name="Source_20_Text"><text:span text:style-name="T66">lista = [1, 2, 3]</text:span></text:span></text:p>
        <text:p text:style-name="Preformatted_20_Text"><text:span text:style-name="Source_20_Text"><text:span text:style-name="T66">t7 = tuple(lista)</text:span></text:span></text:p>
        <text:p text:style-name="P1"><text:span text:style-name="Source_20_Text"><text:span text:style-name="T66">print(t7) <text:s text:c="3"/></text:span></text:span><text:span text:style-name="Source_20_Text"><text:s text:c="7"/># (1, 2, 3)</text:span></text:p>
        <text:h text:style-name="Heading_20_3" text:outline-level="3">🔹 7. Tupla repetida</text:h>
        <text:p text:style-name="Text_20_body">python</text:p>
        <text:p text:style-name="Preformatted_20_Text"><text:span text:style-name="Source_20_Text"><text:span text:style-name="T66">t8 = ("Hola",) * 3</text:span></text:span></text:p>
        <text:p text:style-name="P1"><text:span text:style-name="Source_20_Text"><text:span text:style-name="T66">print(t8) <text:s text:c="8"/></text:span></text:span><text:span text:style-name="Source_20_Text"><text:s text:c="2"/># ('Hola', 'Hola', 'Hola')</text:span></text:p>
        <text:h text:style-name="P19" text:outline-level="3"><text:span text:style-name="Source_20_Text">🔹 7. </text:span><text:span text:style-name="Source_20_Text"><text:span text:style-name="T64">m</text:span></text:span><text:span text:style-name="Source_20_Text"><text:span text:style-name="T51">odificacion de </text:span></text:span><text:span text:style-name="Source_20_Text">Tupla</text:span></text:h>
        <text:p text:style-name="P20"><text:span text:style-name="Source_20_Text"><text:span text:style-name="T31">ft_tuple</text:span></text:span><text:span text:style-name="Source_20_Text"><text:span text:style-name="T20"> </text:span></text:span><text:span text:style-name="Source_20_Text"><text:span text:style-name="T37">=</text:span></text:span><text:span text:style-name="Source_20_Text"><text:span text:style-name="T20"> (</text:span></text:span><text:span text:style-name="Source_20_Text"><text:span text:style-name="T44">"Hello"</text:span></text:span><text:span text:style-name="Source_20_Text"><text:span text:style-name="T20">, </text:span></text:span><text:span text:style-name="Source_20_Text"><text:span text:style-name="T44">"toto!"</text:span></text:span><text:span text:style-name="Source_20_Text"><text:span text:style-name="T20">)</text:span></text:span></text:p>
        <text:p text:style-name="P20"><text:span text:style-name="Source_20_Text"><text:span text:style-name="T59">#</text:span></text:span><text:span text:style-name="Source_20_Text"><text:span text:style-name="T58">convierte una tupla en una lista(para poder cambiar, añadir o modificar) </text:span></text:span><text:span text:style-name="Source_20_Text"><text:span text:style-name="T59">las tuplas no se puede(son mutables).</text:span></text:span></text:p>
        <text:p text:style-name="P20"><text:span text:style-name="Source_20_Text"><text:span text:style-name="T31">temp</text:span></text:span><text:span text:style-name="Source_20_Text"><text:span text:style-name="T20"> </text:span></text:span><text:span text:style-name="Source_20_Text"><text:span text:style-name="T37">=</text:span></text:span><text:span text:style-name="Source_20_Text"><text:span text:style-name="T20"> </text:span></text:span><text:span text:style-name="Source_20_Text"><text:span text:style-name="T57">list</text:span></text:span><text:span text:style-name="Source_20_Text"><text:span text:style-name="T20">(</text:span></text:span><text:span text:style-name="Source_20_Text"><text:span text:style-name="T31">ft_tuple</text:span></text:span><text:span text:style-name="Source_20_Text"><text:span text:style-name="T20">)</text:span></text:span></text:p>
        <text:p text:style-name="P32"><text:span text:style-name="T30">t</text:span><text:span text:style-name="T29">emp</text:span><text:span text:style-name="T19">[</text:span><text:span text:style-name="T48">1</text:span><text:span text:style-name="T19">] </text:span><text:span text:style-name="T36">=</text:span><text:span text:style-name="T19"> </text:span><text:span text:style-name="T43">"Euskadi!"</text:span></text:p>
        <text:p text:style-name="P27"><text:span text:style-name="T25">ft_tuple</text:span> <text:span text:style-name="T33">=</text:span> <text:span text:style-name="T56">tuple</text:span>(<text:span text:style-name="T25">temp</text:span>)</text:p>
        <text:p text:style-name="P20"><text:span text:style-name="Source_20_Text"><text:span text:style-name="T20"/></text:span></text:p>
        <text:p text:style-name="P20"><text:span text:style-name="Source_20_Text"><text:span text:style-name="T54">print</text:span></text:span><text:span text:style-name="Source_20_Text"><text:span text:style-name="T20">(</text:span></text:span><text:span text:style-name="Source_20_Text"><text:span text:style-name="T31">ft_tuple</text:span></text:span><text:span text:style-name="Source_20_Text"><text:span text:style-name="T20">) <text:s text:c="4"/></text:span></text:span><text:span text:style-name="Source_20_Text"><text:span text:style-name="T21">#salida esperada: ('Hello', 'Euskadi!')</text:span></text:span></text:p>
        <text:p text:style-name="P21"><text:span text:style-name="Source_20_Text"/></text:p>
        <text:h text:style-name="Heading_20_3" text:outline-level="3">🧠 Recuerda:</text:h>
        <text:list xml:id="list2909263689" text:style-name="L1">
          <text:list-item>
            <text:p text:style-name="P40">Las tuplas son <text:span text:style-name="Strong_20_Emphasis">ordenadas</text:span>.</text:p>
          </text:list-item>
          <text:list-item>
            <text:p text:style-name="P40">Son <text:span text:style-name="Strong_20_Emphasis">inmutables</text:span> (no se pueden modificar).</text:p>
          </text:list-item>
          <text:list-item>
            <text:p text:style-name="P40">Pueden contener <text:span text:style-name="Strong_20_Emphasis">valores duplicados</text:span>.</text:p>
          </text:list-item>
          <text:list-item>
            <text:p text:style-name="P40">Se accede a sus elementos por <text:span text:style-name="Strong_20_Emphasis">índice</text:span>.</text:p>
          </text:list-item>
        </text:list>
      </text:section>
      <text:p text:style-name="P3"/>
      <text:p text:style-name="P3"/>
      <text:p text:style-name="P3"/>
      <text:p text:style-name="P3"><text:soft-page-break/>tipos de set en python con ejemplos</text:p>
      <text:p text:style-name="P3"/>
      <text:section text:style-name="Sect1" text:name="mVxqwCwPTwB92HrEza4k3-content-0">
        <text:p text:style-name="Text_20_body">¡Buena, Sergio! Aunque en Python todos los conjuntos (<text:span text:style-name="Source_20_Text">set</text:span>) son del mismo tipo (<text:span text:style-name="Source_20_Text">&lt;class 'set'&gt;</text:span>), podemos clasificarlos según <text:span text:style-name="Strong_20_Emphasis">cómo se crean</text:span> o <text:span text:style-name="Strong_20_Emphasis">qué contienen</text:span>. Aquí te explico los tipos más comunes con ejemplos prácticos 🧠🔥</text:p>
        <text:h text:style-name="Heading_20_3" text:outline-level="3">🔹 1. Set literal (con llaves <text:span text:style-name="Source_20_Text">{}</text:span>)</text:h>
        <text:p text:style-name="Text_20_body">python</text:p>
        <text:p text:style-name="Preformatted_20_Text"><text:span text:style-name="Source_20_Text">f</text:span><text:span text:style-name="Source_20_Text"><text:span text:style-name="T66">rutas = {"manzana", "pera", "uva"}</text:span></text:span></text:p>
        <text:p text:style-name="P1"><text:span text:style-name="Source_20_Text"><text:span text:style-name="T66">print(frutas)</text:span></text:span></text:p>
        <text:p text:style-name="Text_20_body">✅ Crea un conjunto directamente con elementos separados por comas. ⚠️ No permite duplicados ni tiene orden fijo.</text:p>
        <text:h text:style-name="Heading_20_3" text:outline-level="3">🔸 2. Set vacío (¡cuidado con esto!)</text:h>
        <text:p text:style-name="Text_20_body">python</text:p>
        <text:p text:style-name="Preformatted_20_Text"><text:span text:style-name="Source_20_Text">v</text:span><text:span text:style-name="Source_20_Text"><text:span text:style-name="T66">acio = set() </text:span></text:span><text:span text:style-name="Source_20_Text"><text:s text:c="6"/># ✅ set vacío</text:span></text:p>
        <text:p text:style-name="Preformatted_20_Text"><text:span text:style-name="Source_20_Text"><text:span text:style-name="T66">no_es_set = {} <text:s text:c="2"/></text:span></text:span><text:span text:style-name="Source_20_Text"><text:s text:c="3"/># ❌ esto es un diccionario</text:span></text:p>
        <text:p text:style-name="Preformatted_20_Text"/>
        <text:p text:style-name="Preformatted_20_Text"><text:span text:style-name="Source_20_Text"><text:span text:style-name="T66">print(type(vacio)) <text:s/></text:span></text:span><text:span text:style-name="Source_20_Text"><text:s text:c="5"/># &lt;class 'set'&gt;</text:span></text:p>
        <text:p text:style-name="P1"><text:span text:style-name="Source_20_Text">p</text:span><text:span text:style-name="Source_20_Text"><text:span text:style-name="T66">rint(type(no_es_set)) <text:s text:c="2"/></text:span></text:span><text:span text:style-name="Source_20_Text"># &lt;class 'dict'&gt;</text:span></text:p>
        <text:h text:style-name="Heading_20_3" text:outline-level="3">🔹 3. Set con tipos mixtos</text:h>
        <text:p text:style-name="Text_20_body">python</text:p>
        <text:p text:style-name="Preformatted_20_Text"><text:span text:style-name="Source_20_Text">m</text:span><text:span text:style-name="Source_20_Text"><text:span text:style-name="T66">ezcla = {"Hola", 42, True, 3.14}</text:span></text:span></text:p>
        <text:p text:style-name="P1"><text:span text:style-name="Source_20_Text"><text:span text:style-name="T66">print(mezcla)</text:span></text:span></text:p>
        <text:p text:style-name="Text_20_body">✅ Puedes mezclar strings, números, booleanos… ❌ No puedes meter listas ni diccionarios (porque no son “hashables”).</text:p>
        <text:h text:style-name="Heading_20_3" text:outline-level="3">🔸 4. Set creado desde otra colección</text:h>
        <text:p text:style-name="Text_20_body">python</text:p>
        <text:p text:style-name="Preformatted_20_Text"><text:span text:style-name="Source_20_Text"><text:span text:style-name="T66">lista = [1, 2, 2, 3]</text:span></text:span></text:p>
        <text:p text:style-name="Preformatted_20_Text"><text:span text:style-name="Source_20_Text"><text:span text:style-name="T66">conjunto = set(lista)</text:span></text:span></text:p>
        <text:p text:style-name="P1"><text:span text:style-name="Source_20_Text"><text:span text:style-name="T66">print(conjunto)</text:span></text:span><text:span text:style-name="Source_20_Text"> <text:s text:c="4"/># {1, 2, 3}</text:span></text:p>
        <text:p text:style-name="Text_20_body">✅ Elimina duplicados automáticamente.</text:p>
        <text:h text:style-name="Heading_20_3" text:outline-level="3">🔹 5. Set por comprensión</text:h>
        <text:p text:style-name="Text_20_body">python</text:p>
        <text:p text:style-name="Preformatted_20_Text"><text:span text:style-name="Source_20_Text">c</text:span><text:span text:style-name="Source_20_Text"><text:span text:style-name="T66">uadrados = {x**2 for x in range(5)}</text:span></text:span></text:p>
        <text:p text:style-name="P1"><text:span text:style-name="Source_20_Text"><text:span text:style-name="T66">print(cuadrados) <text:s/></text:span></text:span><text:span text:style-name="Source_20_Text"><text:s text:c="2"/># {0, 1, 4, 9, 16}</text:span></text:p>
        <text:p text:style-name="Text_20_body"><text:soft-page-break/>✅ Muy útil para generar conjuntos dinámicos.</text:p>
        <text:h text:style-name="P25" text:outline-level="3"><text:tab/>*<text:span text:style-name="T61">Modificacion deset(conjunto):</text:span></text:h>
        <text:p text:style-name="P28"><text:span text:style-name="T25">ft_set</text:span> <text:span text:style-name="T33">=</text:span> {<text:span text:style-name="T39">"Hello"</text:span>, <text:span text:style-name="T39">"tutu!"</text:span>}</text:p>
        <text:p text:style-name="P28"/>
        <text:p text:style-name="P27"><text:span text:style-name="T25">ft_set</text:span>.<text:span text:style-name="T52">discard</text:span>(<text:span text:style-name="T39">"tutu!"</text:span>) <text:s/><text:span text:style-name="T61">#.discard(valor) elimima <text:s/>si esta presente</text:span></text:p>
        <text:p text:style-name="P27"><text:span text:style-name="T25">ft_set</text:span>.<text:span text:style-name="T52">add</text:span>(<text:span text:style-name="T39">"Urduliz!"</text:span>) <text:s text:c="2"/><text:span text:style-name="T61">#añade el nuevo elemento al set</text:span></text:p>
        <text:p text:style-name="P28"/>
        <text:p text:style-name="P28"><text:span text:style-name="T52">print</text:span>(<text:span text:style-name="T25">ft_set</text:span>)</text:p>
        <text:p text:style-name="P29">salida esperada : {'Hello', 'Urduliz!'} <text:span text:style-name="T62">o <text:s/>{'Urduliz!', 'Hello'}</text:span><text:span text:style-name="T63">#set con dos elementos pero sin orden garantizado</text:span></text:p>
        <text:p text:style-name="P29"/>
        <text:p text:style-name="P26"/>
        <text:h text:style-name="Heading_20_3" text:outline-level="3">🧠 Recuerda:</text:h>
        <text:list xml:id="list4284806412" text:style-name="L2">
          <text:list-item>
            <text:p text:style-name="P41">Los sets son <text:span text:style-name="Strong_20_Emphasis">no ordenados</text:span> y <text:span text:style-name="Strong_20_Emphasis">no indexables</text:span>.</text:p>
          </text:list-item>
          <text:list-item>
            <text:p text:style-name="P41">No permiten elementos repetidos.</text:p>
          </text:list-item>
          <text:list-item>
            <text:p text:style-name="P41">Son <text:span text:style-name="Strong_20_Emphasis">mutables</text:span>: puedes agregar o quitar elementos.</text:p>
          </text:list-item>
        </text:list>
      </text:section>
      <text:p text:style-name="P3">tipos de list en python con ejemplos</text:p>
      <text:p text:style-name="P3"/>
      <text:section text:style-name="Sect1" text:name="rLsWyKt5z2hW3QAWscE7q-content-0">
        <text:p text:style-name="Text_20_body">¡Buena, Sergio! Aunque en Python todas las listas son del tipo <text:span text:style-name="Source_20_Text">list</text:span>, podemos clasificarlas según <text:span text:style-name="Strong_20_Emphasis">cómo se usan o qué contienen</text:span>. Aquí te muestro los tipos más comunes con ejemplos prácticos 🧠📚</text:p>
        <text:h text:style-name="Heading_20_3" text:outline-level="3">🔹 1. Lista vacía</text:h>
        <text:p text:style-name="Text_20_body">python</text:p>
        <text:p text:style-name="Preformatted_20_Text"><text:span text:style-name="Source_20_Text"><text:span text:style-name="T66">lista = []</text:span></text:span></text:p>
        <text:p text:style-name="P1"><text:span text:style-name="Source_20_Text"><text:span text:style-name="T66">print(lista)</text:span></text:span><text:span text:style-name="Source_20_Text"> <text:s/># []</text:span></text:p>
        <text:h text:style-name="Heading_20_3" text:outline-level="3">🔸 2. Lista con elementos del mismo tipo</text:h>
        <text:p text:style-name="Text_20_body">python</text:p>
        <text:p text:style-name="Preformatted_20_Text"><text:span text:style-name="Source_20_Text">n</text:span><text:span text:style-name="Source_20_Text"><text:span text:style-name="T66">umeros = [1, 2, 3, 4, 5]</text:span></text:span></text:p>
        <text:p text:style-name="P1"><text:span text:style-name="Source_20_Text"><text:span text:style-name="T66">print(numeros) </text:span></text:span><text:span text:style-name="Source_20_Text"><text:s/># [1, 2, 3, 4, 5]</text:span></text:p>
        <text:h text:style-name="Heading_20_3" text:outline-level="3">🔹 3. Lista con elementos de diferentes tipos</text:h>
        <text:p text:style-name="Text_20_body">python</text:p>
        <text:p text:style-name="Preformatted_20_Text"><text:span text:style-name="Source_20_Text">m</text:span><text:span text:style-name="Source_20_Text"><text:span text:style-name="T66">ezcla = ["Sergio", 30, True, 3.14]</text:span></text:span></text:p>
        <text:p text:style-name="P1"><text:span text:style-name="Source_20_Text"><text:span text:style-name="T66">print(mezcla) <text:s/></text:span></text:span><text:span text:style-name="Source_20_Text"><text:span text:style-name="T81"># ['Sergio', 30, True, 3.14]</text:span></text:span></text:p>
        <text:h text:style-name="Heading_20_3" text:outline-level="3"><text:soft-page-break/>🔸 4. Lista anidada (listas dentro de listas)</text:h>
        <text:p text:style-name="Text_20_body">python</text:p>
        <text:p text:style-name="Preformatted_20_Text"><text:span text:style-name="Source_20_Text"><text:span text:style-name="T66">matriz = [[1, 2], [3, 4]]</text:span></text:span></text:p>
        <text:p text:style-name="P1"><text:span text:style-name="Source_20_Text"><text:span text:style-name="T66">print(matriz[1][0]) </text:span></text:span><text:span text:style-name="Source_20_Text"><text:s/># 3</text:span></text:p>
        <text:h text:style-name="Heading_20_3" text:outline-level="3">🔹 5. Lista creada con <text:span text:style-name="Source_20_Text">list</text:span><text:span text:style-name="Source_20_Text"><text:span text:style-name="T13">[]</text:span></text:span></text:h>
        <text:p text:style-name="Text_20_body">python</text:p>
        <text:p text:style-name="Preformatted_20_Text"><text:span text:style-name="Source_20_Text">t</text:span><text:span text:style-name="Source_20_Text"><text:span text:style-name="T66">exto = "Hola"</text:span></text:span></text:p>
        <text:p text:style-name="Preformatted_20_Text"><text:span text:style-name="Source_20_Text"><text:span text:style-name="T66">lista = list(texto)</text:span></text:span></text:p>
        <text:p text:style-name="P1"><text:span text:style-name="Source_20_Text"><text:span text:style-name="T66">print(lista)</text:span></text:span><text:span text:style-name="Source_20_Text"> <text:s/># ['H', 'o', 'l', 'a']</text:span></text:p>
        <text:h text:style-name="Heading_20_3" text:outline-level="3">🔸 6. Lista por comprensión (list comprehension)</text:h>
        <text:p text:style-name="Text_20_body">python</text:p>
        <text:p text:style-name="Preformatted_20_Text"><text:span text:style-name="Source_20_Text"><text:span text:style-name="T66">cuadrados = [x**2 for x in range(5)]</text:span></text:span></text:p>
        <text:p text:style-name="P1"><text:span text:style-name="Source_20_Text"><text:span text:style-name="T66">print(cuadrados) </text:span></text:span><text:span text:style-name="Source_20_Text"><text:s/># [0, 1, 4, 9, 16]</text:span></text:p>
        <text:h text:style-name="Heading_20_3" text:outline-level="3">🔹 7. Lista con elementos repetidos</text:h>
        <text:p text:style-name="Text_20_body">python</text:p>
        <text:p text:style-name="Preformatted_20_Text"><text:span text:style-name="Source_20_Text"><text:span text:style-name="T66">repetidos = ["Hola"] * 3</text:span></text:span></text:p>
        <text:p text:style-name="P1"><text:span text:style-name="Source_20_Text"><text:span text:style-name="T66">print(repetidos) </text:span></text:span><text:span text:style-name="Source_20_Text"><text:s/># ['Hola', 'Hola', 'Hola']</text:span></text:p>
        <text:p text:style-name="P1"><text:span text:style-name="Source_20_Text"><text:tab/></text:span><text:span text:style-name="Source_20_Text"><text:span text:style-name="T2">*</text:span></text:span><text:span text:style-name="Source_20_Text"><text:span text:style-name="T3">modificar listas:</text:span></text:span></text:p>
        <text:p text:style-name="Preformatted_20_Text"><text:span text:style-name="Source_20_Text"><text:span text:style-name="T27">f</text:span></text:span><text:span text:style-name="Source_20_Text"><text:span text:style-name="T32">t_list</text:span></text:span><text:span text:style-name="Source_20_Text"><text:span text:style-name="T22"> </text:span></text:span><text:span text:style-name="Source_20_Text"><text:span text:style-name="T38">=</text:span></text:span><text:span text:style-name="Source_20_Text"><text:span text:style-name="T22"> [</text:span></text:span><text:span text:style-name="Source_20_Text"><text:span text:style-name="T45">"Hello"</text:span></text:span><text:span text:style-name="Source_20_Text"><text:span text:style-name="T22">, </text:span></text:span><text:span text:style-name="Source_20_Text"><text:span text:style-name="T45">"tata!"</text:span></text:span><text:span text:style-name="Source_20_Text"><text:span text:style-name="T22">] <text:s/></text:span></text:span><text:span text:style-name="Source_20_Text"><text:span text:style-name="T23">#uso de indice 0= “hello”, indice 1=”tata”...</text:span></text:span></text:p>
        <text:p text:style-name="Preformatted_20_Text"><text:span text:style-name="Source_20_Text"><text:span text:style-name="T32">ft_list</text:span></text:span><text:span text:style-name="Source_20_Text"><text:span text:style-name="T22">[</text:span></text:span><text:span text:style-name="Source_20_Text"><text:span text:style-name="T50">1</text:span></text:span><text:span text:style-name="Source_20_Text"><text:span text:style-name="T22">] </text:span></text:span><text:span text:style-name="Source_20_Text"><text:span text:style-name="T38">=</text:span></text:span><text:span text:style-name="Source_20_Text"><text:span text:style-name="T22"> </text:span></text:span><text:span text:style-name="Source_20_Text"><text:span text:style-name="T45">"World!" <text:s text:c="2"/></text:span></text:span></text:p>
        <text:p text:style-name="Preformatted_20_Text"><text:span text:style-name="Source_20_Text"><text:span text:style-name="T55">print</text:span></text:span><text:span text:style-name="Source_20_Text"><text:span text:style-name="T22">(</text:span></text:span><text:span text:style-name="Source_20_Text"><text:span text:style-name="T32">ft_list</text:span></text:span><text:span text:style-name="Source_20_Text"><text:span text:style-name="T22">) <text:s text:c="2"/></text:span></text:span><text:span text:style-name="Source_20_Text"><text:span text:style-name="T23">#salida esperada ['Hello', 'World!']</text:span></text:span></text:p>
        <text:p text:style-name="P2"><text:span text:style-name="Source_20_Text"><text:span text:style-name="T15"/></text:span></text:p>
        <text:p text:style-name="P1"><text:span text:style-name="Source_20_Text"><text:span text:style-name="T3"/></text:span></text:p>
        <text:h text:style-name="Heading_20_3" text:outline-level="3">🧠 Recuerda:</text:h>
        <text:list xml:id="list967745429" text:style-name="L3">
          <text:list-item>
            <text:p text:style-name="P42">Las listas son <text:span text:style-name="Strong_20_Emphasis">ordenadas</text:span> y <text:span text:style-name="Strong_20_Emphasis">mutables</text:span>.</text:p>
          </text:list-item>
          <text:list-item>
            <text:p text:style-name="P42">Permiten <text:span text:style-name="Strong_20_Emphasis">elementos duplicados</text:span>.</text:p>
          </text:list-item>
          <text:list-item>
            <text:p text:style-name="P42">Se accede a sus elementos por <text:span text:style-name="Strong_20_Emphasis">índice</text:span>.</text:p>
          </text:list-item>
        </text:list>
      </text:section>
      <text:p text:style-name="P3"/>
      <text:p text:style-name="P3"/>
      <text:p text:style-name="P3"/>
      <text:p text:style-name="P3"/>
      <text:p text:style-name="P3"><text:soft-page-break/>tipos de dict en python con ejemplos</text:p>
      <text:p text:style-name="P3"/>
      <text:section text:style-name="Sect1" text:name="R1DBrMm8g34oEchr6EzGw-content-0">
        <text:p text:style-name="Text_20_body">¡Perfecto, Sergio! Aunque en Python todos los diccionarios son del tipo <text:span text:style-name="Source_20_Text">dict</text:span>, podemos clasificarlos según <text:span text:style-name="Strong_20_Emphasis">cómo se crean</text:span>, <text:span text:style-name="Strong_20_Emphasis">qué contienen</text:span> o <text:span text:style-name="Strong_20_Emphasis">cómo se comportan</text:span>. Aquí te muestro los tipos más comunes con ejemplos prácticos 🧠📦</text:p>
        <text:h text:style-name="Heading_20_3" text:outline-level="3">🔹 1. Diccionario literal (con llaves <text:span text:style-name="Source_20_Text">{}</text:span>)</text:h>
        <text:p text:style-name="Text_20_body">python</text:p>
        <text:p text:style-name="Preformatted_20_Text"><text:span text:style-name="Source_20_Text">p</text:span><text:span text:style-name="Source_20_Text"><text:span text:style-name="T66">ersona = {"nombre": "Sergio", "edad": 30}</text:span></text:span></text:p>
        <text:p text:style-name="P1"><text:span text:style-name="Source_20_Text"><text:span text:style-name="T66">print(persona["nombre"])</text:span></text:span><text:span text:style-name="Source_20_Text"> <text:s/># Sergio</text:span></text:p>
        <text:h text:style-name="Heading_20_3" text:outline-level="3">🔸 2. Diccionario vacío</text:h>
        <text:p text:style-name="Text_20_body">python</text:p>
        <text:p text:style-name="Preformatted_20_Text"><text:span text:style-name="Source_20_Text">v</text:span><text:span text:style-name="Source_20_Text"><text:span text:style-name="T66">acio = {}</text:span></text:span></text:p>
        <text:p text:style-name="P1"><text:span text:style-name="Source_20_Text"><text:span text:style-name="T66">print(type(vacio))</text:span></text:span><text:span text:style-name="Source_20_Text"> <text:s/># &lt;class 'dict'&gt;</text:span></text:p>
        <text:h text:style-name="Heading_20_3" text:outline-level="3">🔹 3. Diccionario con tipos mixtos</text:h>
        <text:p text:style-name="Text_20_body">python</text:p>
        <text:p text:style-name="Preformatted_20_Text"><text:span text:style-name="Source_20_Text"><text:span text:style-name="T66">mezcla = {"nombre": "Ana", "edad": 25, "activo": True, "notas": [8, 9, 10]}</text:span></text:span></text:p>
        <text:p text:style-name="P1"><text:span text:style-name="Source_20_Text"><text:span text:style-name="T66">print(mezcla)</text:span></text:span></text:p>
        <text:h text:style-name="Heading_20_3" text:outline-level="3">🔸 4. Diccionario anidado (diccionarios dentro de diccionarios)</text:h>
        <text:p text:style-name="Text_20_body">python</text:p>
        <text:p text:style-name="Preformatted_20_Text"><text:span text:style-name="Source_20_Text"><text:span text:style-name="T66">alumno = {</text:span></text:span></text:p>
        <text:p text:style-name="Preformatted_20_Text"><text:span text:style-name="Source_20_Text"><text:span text:style-name="T66"><text:s text:c="4"/>"nombre": "Luis",</text:span></text:span></text:p>
        <text:p text:style-name="Preformatted_20_Text"><text:span text:style-name="Source_20_Text"><text:span text:style-name="T66"><text:s text:c="4"/>"contacto": {</text:span></text:span></text:p>
        <text:p text:style-name="Preformatted_20_Text"><text:span text:style-name="Source_20_Text"><text:span text:style-name="T66"><text:s text:c="8"/>"email": "luis@mail.com",</text:span></text:span></text:p>
        <text:p text:style-name="Preformatted_20_Text"><text:span text:style-name="Source_20_Text"><text:span text:style-name="T66"><text:s text:c="8"/>"tel": "123456789"</text:span></text:span></text:p>
        <text:p text:style-name="Preformatted_20_Text"><text:span text:style-name="Source_20_Text"><text:span text:style-name="T66"><text:s text:c="4"/>}</text:span></text:span></text:p>
        <text:p text:style-name="Preformatted_20_Text"><text:span text:style-name="Source_20_Text"><text:span text:style-name="T66">}</text:span></text:span></text:p>
        <text:p text:style-name="P1"><text:span text:style-name="Source_20_Text"><text:span text:style-name="T66">print(alumno["contacto"]["email"]) </text:span></text:span><text:span text:style-name="Source_20_Text"><text:s/># luis@mail.com</text:span></text:p>
        <text:h text:style-name="Heading_20_3" text:outline-level="3">🔹 5. Diccionario creado con <text:span text:style-name="Source_20_Text">dict()</text:span></text:h>
        <text:p text:style-name="Text_20_body">python</text:p>
        <text:p text:style-name="Preformatted_20_Text"><text:span text:style-name="Source_20_Text">c</text:span><text:span text:style-name="Source_20_Text"><text:span text:style-name="T66">olores = dict(rojo="#FF0000", verde="#00FF00", azul="#0000FF")</text:span></text:span></text:p>
        <text:p text:style-name="P1"><text:span text:style-name="Source_20_Text"><text:span text:style-name="T66">print(colores["verde"]) </text:span></text:span><text:span text:style-name="Source_20_Text"><text:s/># #00FF00</text:span></text:p>
        <text:h text:style-name="Heading_20_3" text:outline-level="3"><text:soft-page-break/></text:h>
        <text:h text:style-name="Heading_20_3" text:outline-level="3">🔸 6. Diccionario desde lista de tuplas</text:h>
        <text:p text:style-name="Text_20_body">python</text:p>
        <text:p text:style-name="Preformatted_20_Text"><text:span text:style-name="Source_20_Text"><text:span text:style-name="T66">pares = dict([("uno", 1), ("dos", 2)])</text:span></text:span></text:p>
        <text:p text:style-name="P1"><text:span text:style-name="Source_20_Text"><text:span text:style-name="T66">print(pares) <text:s/></text:span></text:span><text:span text:style-name="Source_20_Text"># {'uno': 1, 'dos': 2}</text:span></text:p>
        <text:h text:style-name="Heading_20_3" text:outline-level="3">🔹 7. Diccionario por comprensión</text:h>
        <text:p text:style-name="Text_20_body">python</text:p>
        <text:p text:style-name="Preformatted_20_Text"><text:span text:style-name="Source_20_Text"><text:span text:style-name="T66">cuadrados = {x: x**2 for x in range(5)}</text:span></text:span></text:p>
        <text:p text:style-name="P1"><text:span text:style-name="Source_20_Text"><text:span text:style-name="T66">print(cuadrados) <text:s/></text:span></text:span><text:span text:style-name="Source_20_Text"># {0: 0, 1: 1, 2: 4, 3: 9, 4: 16}</text:span></text:p>
        <text:h text:style-name="P22" text:outline-level="3"><text:span text:style-name="Source_20_Text">🔹 </text:span><text:span text:style-name="Source_20_Text"><text:span text:style-name="T60">8</text:span></text:span><text:span text:style-name="Source_20_Text">. </text:span><text:span text:style-name="Source_20_Text"><text:span text:style-name="T60">modificar diccionarios:</text:span></text:span></text:h>
        <text:p text:style-name="P23"><text:span text:style-name="Source_20_Text"><text:span text:style-name="T26">ft_dict</text:span></text:span><text:span text:style-name="Source_20_Text"><text:span text:style-name="T14"> </text:span></text:span><text:span text:style-name="Source_20_Text"><text:span text:style-name="T34">=</text:span></text:span><text:span text:style-name="Source_20_Text"><text:span text:style-name="T14"> {</text:span></text:span><text:span text:style-name="Source_20_Text"><text:span text:style-name="T40">"Hello"</text:span></text:span><text:span text:style-name="Source_20_Text"><text:span text:style-name="T14"> : </text:span></text:span><text:span text:style-name="Source_20_Text"><text:span text:style-name="T40">"titi!"</text:span></text:span><text:span text:style-name="Source_20_Text"><text:span text:style-name="T14">}</text:span></text:span></text:p>
        <text:p text:style-name="P24"><text:span text:style-name="Source_20_Text"><text:span text:style-name="T24">"Hello"</text:span></text:span><text:span text:style-name="Source_20_Text"><text:span text:style-name="T14"> → es la </text:span></text:span><text:span text:style-name="Source_20_Text"><text:span text:style-name="Strong_20_Emphasis"><text:span text:style-name="T18">clave</text:span></text:span></text:span><text:span text:style-name="Source_20_Text"><text:span text:style-name="T14"> (</text:span></text:span><text:span text:style-name="Source_20_Text"><text:span text:style-name="T24">key</text:span></text:span><text:span text:style-name="Source_20_Text"><text:span text:style-name="T14">)</text:span></text:span><text:span text:style-name="Source_20_Text">"titi!"</text:span> → es el <text:span text:style-name="Strong_20_Emphasis">valor</text:span> (<text:span text:style-name="Source_20_Text">value</text:span>)</text:p>
        <text:list xml:id="list3994330093" text:style-name="L23">
          <text:list-item>
            <text:p text:style-name="P59"><text:span text:style-name="Source_20_Text">:</text:span> → es lo que <text:span text:style-name="Strong_20_Emphasis">asocia la clave con su valor</text:span></text:p>
          </text:list-item>
        </text:list>
        <text:p text:style-name="P23"><text:span text:style-name="Source_20_Text"><text:span text:style-name="T26">ft_dict</text:span></text:span><text:span text:style-name="Source_20_Text"><text:span text:style-name="T14">[</text:span></text:span><text:span text:style-name="Source_20_Text"><text:span text:style-name="T40">"Hello"</text:span></text:span><text:span text:style-name="Source_20_Text"><text:span text:style-name="T14">] </text:span></text:span><text:span text:style-name="Source_20_Text"><text:span text:style-name="T34">=</text:span></text:span><text:span text:style-name="Source_20_Text"><text:span text:style-name="T14"> </text:span></text:span><text:span text:style-name="Source_20_Text"><text:span text:style-name="T40">"42Urduliz!" <text:s/></text:span></text:span><text:span text:style-name="Source_20_Text"><text:span text:style-name="T41">#Esto </text:span></text:span><text:span text:style-name="Source_20_Text"><text:span text:style-name="Strong_20_Emphasis"><text:span text:style-name="T42">modifica el valor asociado a la clave </text:span></text:span></text:span><text:span text:style-name="Source_20_Text"><text:span text:style-name="T46">"Hello"</text:span></text:span></text:p>
        <text:p text:style-name="P23"><text:span text:style-name="Source_20_Text"><text:span text:style-name="T53">print</text:span></text:span><text:span text:style-name="Source_20_Text"><text:span text:style-name="T14">(</text:span></text:span><text:span text:style-name="Source_20_Text"><text:span text:style-name="T26">ft_dict</text:span></text:span><text:span text:style-name="Source_20_Text"><text:span text:style-name="T14">) <text:s text:c="2"/></text:span></text:span><text:span text:style-name="Source_20_Text"><text:span text:style-name="T16">#salida esperada <text:s/>{'Hello': '42Urduliz!'}</text:span></text:span></text:p>
        <text:p text:style-name="P24"><text:span text:style-name="Source_20_Text"/></text:p>
        <text:h text:style-name="Heading_20_3" text:outline-level="3">🧠 Recuerda:</text:h>
        <text:list xml:id="list1962134577" text:style-name="L4">
          <text:list-item>
            <text:p text:style-name="P43">Los diccionarios son <text:span text:style-name="Strong_20_Emphasis">mutables</text:span>.</text:p>
          </text:list-item>
          <text:list-item>
            <text:p text:style-name="P43">Las claves deben ser <text:span text:style-name="Strong_20_Emphasis">únicas</text:span> y <text:span text:style-name="Strong_20_Emphasis">hashables</text:span> (por ejemplo: strings, números, tuplas).</text:p>
          </text:list-item>
          <text:list-item>
            <text:p text:style-name="P43">Se accede a los valores usando la clave, no por índice.</text:p>
          </text:list-item>
        </text:list>
      </text:section>
      <text:p text:style-name="P3">lista detalla de todas las funciones integradas en python</text:p>
      <text:p text:style-name="Standard"/>
      <text:section text:style-name="Sect1" text:name="AEoYzkzqMKGyy7By4KEEM-content-0">
        <text:h text:style-name="Heading_20_3" text:outline-level="3">🔢 Funciones numéricas integradas en Python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Función</text:p>
              </table:table-cell>
              <table:table-cell table:style-name="Table1.A1" office:value-type="string">
                <text:p text:style-name="Table_20_Heading">Descripción</text:p>
              </table:table-cell>
              <table:table-cell table:style-name="Table1.A1" office:value-type="string">
                <text:p text:style-name="Table_20_Heading">Ejemplo</text:p>
              </table:table-cell>
              <table:table-cell table:style-name="Table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ource_20_Text">abs(x)</text:span></text:p>
            </table:table-cell>
            <table:table-cell table:style-name="Table1.A1" office:value-type="string">
              <text:p text:style-name="Table_20_Contents">Valor absoluto</text:p>
            </table:table-cell>
            <table:table-cell table:style-name="Table1.A1" office:value-type="string">
              <text:p text:style-name="Table_20_Contents"><text:span text:style-name="Source_20_Text">abs(-7)</text:span></text:p>
            </table:table-cell>
            <table:table-cell table:style-name="Table1.A1" office:value-type="string">
              <text:p text:style-name="Table_20_Contents"><text:span text:style-name="Source_20_Text">7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round(x)</text:span></text:p>
            </table:table-cell>
            <table:table-cell table:style-name="Table1.A1" office:value-type="string">
              <text:p text:style-name="Table_20_Contents">Redondea al entero más cercano</text:p>
            </table:table-cell>
            <table:table-cell table:style-name="Table1.A1" office:value-type="string">
              <text:p text:style-name="Table_20_Contents"><text:span text:style-name="Source_20_Text">round(3.6)</text:span></text:p>
            </table:table-cell>
            <table:table-cell table:style-name="Table1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pow(x, y)</text:span></text:p>
            </table:table-cell>
            <table:table-cell table:style-name="Table1.A1" office:value-type="string">
              <text:p text:style-name="Table_20_Contents">Potencia (x elevado a y)</text:p>
            </table:table-cell>
            <table:table-cell table:style-name="Table1.A1" office:value-type="string">
              <text:p text:style-name="Table_20_Contents"><text:span text:style-name="Source_20_Text">pow(2, 3)</text:span></text:p>
            </table:table-cell>
            <table:table-cell table:style-name="Table1.A1" office:value-type="string">
              <text:p text:style-name="Table_20_Contents"><text:span text:style-name="Source_20_Text">8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divmod(a, b)</text:span></text:p>
            </table:table-cell>
            <table:table-cell table:style-name="Table1.A1" office:value-type="string">
              <text:p text:style-name="Table_20_Contents">Devuelve tupla (cociente, resto)</text:p>
            </table:table-cell>
            <table:table-cell table:style-name="Table1.A1" office:value-type="string">
              <text:p text:style-name="Table_20_Contents"><text:span text:style-name="Source_20_Text">divmod(10, 3)</text:span></text:p>
            </table:table-cell>
            <table:table-cell table:style-name="Table1.A1" office:value-type="string">
              <text:p text:style-name="Table_20_Contents"><text:span text:style-name="Source_20_Text">(3, 1)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sum(iter)</text:span></text:p>
            </table:table-cell>
            <table:table-cell table:style-name="Table1.A1" office:value-type="string">
              <text:p text:style-name="Table_20_Contents">Suma todos los elementos de un iterable</text:p>
            </table:table-cell>
            <table:table-cell table:style-name="Table1.A1" office:value-type="string">
              <text:p text:style-name="Table_20_Contents"><text:span text:style-name="Source_20_Text">sum([1, 2, 3])</text:span></text:p>
            </table:table-cell>
            <table:table-cell table:style-name="Table1.A1" office:value-type="string">
              <text:p text:style-name="Table_20_Contents"><text:span text:style-name="Source_20_Text">6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min()</text:span></text:p>
            </table:table-cell>
            <table:table-cell table:style-name="Table1.A1" office:value-type="string">
              <text:p text:style-name="Table_20_Contents">Mínimo de una secuencia</text:p>
            </table:table-cell>
            <table:table-cell table:style-name="Table1.A1" office:value-type="string">
              <text:p text:style-name="Table_20_Contents"><text:span text:style-name="Source_20_Text">min(4, 1, 7)</text:span></text:p>
            </table:table-cell>
            <table:table-cell table:style-name="Table1.A1" office:value-type="string">
              <text:p text:style-name="Table_20_Contents"><text:span text:style-name="Source_20_Text">1</text:span>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span text:style-name="Source_20_Text">max()</text:span></text:p>
            </table:table-cell>
            <table:table-cell table:style-name="Table1.A1" office:value-type="string">
              <text:p text:style-name="Table_20_Contents">Máximo de una secuencia</text:p>
            </table:table-cell>
            <table:table-cell table:style-name="Table1.A1" office:value-type="string">
              <text:p text:style-name="Table_20_Contents"><text:span text:style-name="Source_20_Text">max(4, 1, 7)</text:span></text:p>
            </table:table-cell>
            <table:table-cell table:style-name="Table1.A1" office:value-type="string">
              <text:p text:style-name="Table_20_Contents"><text:span text:style-name="Source_20_Text">7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round(x, n)</text:span></text:p>
            </table:table-cell>
            <table:table-cell table:style-name="Table1.A1" office:value-type="string">
              <text:p text:style-name="Table_20_Contents">Redondea con n decimales</text:p>
            </table:table-cell>
            <table:table-cell table:style-name="Table1.A1" office:value-type="string">
              <text:p text:style-name="Table_20_Contents"><text:span text:style-name="Source_20_Text">round(3.14159, 2)</text:span></text:p>
            </table:table-cell>
            <table:table-cell table:style-name="Table1.A1" office:value-type="string">
              <text:p text:style-name="Table_20_Contents"><text:span text:style-name="Source_20_Text">3.14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int(x)</text:span></text:p>
            </table:table-cell>
            <table:table-cell table:style-name="Table1.A1" office:value-type="string">
              <text:p text:style-name="Table_20_Contents">Convierte a entero</text:p>
            </table:table-cell>
            <table:table-cell table:style-name="Table1.A1" office:value-type="string">
              <text:p text:style-name="Table_20_Contents"><text:span text:style-name="Source_20_Text">int(3.9)</text:span></text:p>
            </table:table-cell>
            <table:table-cell table:style-name="Table1.A1" office:value-type="string">
              <text:p text:style-name="Table_20_Contents"><text:span text:style-name="Source_20_Text">3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float(x)</text:span></text:p>
            </table:table-cell>
            <table:table-cell table:style-name="Table1.A1" office:value-type="string">
              <text:p text:style-name="Table_20_Contents">Convierte a decimal</text:p>
            </table:table-cell>
            <table:table-cell table:style-name="Table1.A1" office:value-type="string">
              <text:p text:style-name="Table_20_Contents"><text:span text:style-name="Source_20_Text">float("5")</text:span></text:p>
            </table:table-cell>
            <table:table-cell table:style-name="Table1.A1" office:value-type="string">
              <text:p text:style-name="Table_20_Contents"><text:span text:style-name="Source_20_Text">5.0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bin(x)</text:span></text:p>
            </table:table-cell>
            <table:table-cell table:style-name="Table1.A1" office:value-type="string">
              <text:p text:style-name="Table_20_Contents">Convierte a binario</text:p>
            </table:table-cell>
            <table:table-cell table:style-name="Table1.A1" office:value-type="string">
              <text:p text:style-name="Table_20_Contents"><text:span text:style-name="Source_20_Text">bin(10)</text:span></text:p>
            </table:table-cell>
            <table:table-cell table:style-name="Table1.A1" office:value-type="string">
              <text:p text:style-name="Table_20_Contents"><text:span text:style-name="Source_20_Text">'0b1010'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hex(x)</text:span></text:p>
            </table:table-cell>
            <table:table-cell table:style-name="Table1.A1" office:value-type="string">
              <text:p text:style-name="Table_20_Contents">Convierte a hexadecimal</text:p>
            </table:table-cell>
            <table:table-cell table:style-name="Table1.A1" office:value-type="string">
              <text:p text:style-name="Table_20_Contents"><text:span text:style-name="Source_20_Text">hex(255)</text:span></text:p>
            </table:table-cell>
            <table:table-cell table:style-name="Table1.A1" office:value-type="string">
              <text:p text:style-name="Table_20_Contents"><text:span text:style-name="Source_20_Text">'0xff'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oct(x)</text:span></text:p>
            </table:table-cell>
            <table:table-cell table:style-name="Table1.A1" office:value-type="string">
              <text:p text:style-name="Table_20_Contents">Convierte a octal</text:p>
            </table:table-cell>
            <table:table-cell table:style-name="Table1.A1" office:value-type="string">
              <text:p text:style-name="Table_20_Contents"><text:span text:style-name="Source_20_Text">oct(8)</text:span></text:p>
            </table:table-cell>
            <table:table-cell table:style-name="Table1.A1" office:value-type="string">
              <text:p text:style-name="Table_20_Contents"><text:span text:style-name="Source_20_Text">'0o10'</text:span></text:p>
            </table:table-cell>
          </table:table-row>
        </table:table>
        <text:h text:style-name="Heading_20_3" text:outline-level="3">🧠 Bonus: funciones relacionadas con números complejos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Table_20_Heading">Función</text:p>
              </table:table-cell>
              <table:table-cell table:style-name="Table2.A1" office:value-type="string">
                <text:p text:style-name="Table_20_Heading">Ejemplo</text:p>
              </table:table-cell>
              <table:table-cell table:style-name="Table2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ource_20_Text">complex(a, b)</text:span></text:p>
            </table:table-cell>
            <table:table-cell table:style-name="Table2.A1" office:value-type="string">
              <text:p text:style-name="Table_20_Contents"><text:span text:style-name="Source_20_Text">complex(2, 3)</text:span></text:p>
            </table:table-cell>
            <table:table-cell table:style-name="Table2.A1" office:value-type="string">
              <text:p text:style-name="Table_20_Contents"><text:span text:style-name="Source_20_Text">(2+3j)</text:span>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abs(complex)</text:span></text:p>
            </table:table-cell>
            <table:table-cell table:style-name="Table2.A1" office:value-type="string">
              <text:p text:style-name="Table_20_Contents"><text:span text:style-name="Source_20_Text">abs(complex(3, 4))</text:span></text:p>
            </table:table-cell>
            <table:table-cell table:style-name="Table2.A1" office:value-type="string">
              <text:p text:style-name="Table_20_Contents"><text:span text:style-name="Source_20_Text">5.0</text:span></text:p>
            </table:table-cell>
          </table:table-row>
        </table:table>
        <text:h text:style-name="Heading_20_3" text:outline-level="3">📐 Funciones comunes del módulo <text:span text:style-name="Source_20_Text">math</text:span>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>
              <table:table-cell table:style-name="Table3.A1" office:value-type="string">
                <text:p text:style-name="Table_20_Heading">Función</text:p>
              </table:table-cell>
              <table:table-cell table:style-name="Table3.A1" office:value-type="string">
                <text:p text:style-name="Table_20_Heading">Descripción</text:p>
              </table:table-cell>
              <table:table-cell table:style-name="Table3.A1" office:value-type="string">
                <text:p text:style-name="Table_20_Heading">Ejemplo</text:p>
              </table:table-cell>
              <table:table-cell table:style-name="Table3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3.A1" office:value-type="string">
              <text:p text:style-name="Table_20_Contents"><text:span text:style-name="Source_20_Text">math.sqrt(x)</text:span></text:p>
            </table:table-cell>
            <table:table-cell table:style-name="Table3.A1" office:value-type="string">
              <text:p text:style-name="Table_20_Contents">Raíz cuadrada</text:p>
            </table:table-cell>
            <table:table-cell table:style-name="Table3.A1" office:value-type="string">
              <text:p text:style-name="Table_20_Contents"><text:span text:style-name="Source_20_Text">math.sqrt(16)</text:span></text:p>
            </table:table-cell>
            <table:table-cell table:style-name="Table3.A1" office:value-type="string">
              <text:p text:style-name="Table_20_Contents"><text:span text:style-name="Source_20_Text">4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pow(x, y)</text:span></text:p>
            </table:table-cell>
            <table:table-cell table:style-name="Table3.A1" office:value-type="string">
              <text:p text:style-name="Table_20_Contents">Potencia (x elevado a y)</text:p>
            </table:table-cell>
            <table:table-cell table:style-name="Table3.A1" office:value-type="string">
              <text:p text:style-name="Table_20_Contents"><text:span text:style-name="Source_20_Text">math.pow(2, 3)</text:span></text:p>
            </table:table-cell>
            <table:table-cell table:style-name="Table3.A1" office:value-type="string">
              <text:p text:style-name="Table_20_Contents"><text:span text:style-name="Source_20_Text">8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actorial(x)</text:span></text:p>
            </table:table-cell>
            <table:table-cell table:style-name="Table3.A1" office:value-type="string">
              <text:p text:style-name="Table_20_Contents">Factorial de un número</text:p>
            </table:table-cell>
            <table:table-cell table:style-name="Table3.A1" office:value-type="string">
              <text:p text:style-name="Table_20_Contents"><text:span text:style-name="Source_20_Text">math.factorial(5)</text:span></text:p>
            </table:table-cell>
            <table:table-cell table:style-name="Table3.A1" office:value-type="string">
              <text:p text:style-name="Table_20_Contents"><text:span text:style-name="Source_20_Text">12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loor(x)</text:span></text:p>
            </table:table-cell>
            <table:table-cell table:style-name="Table3.A1" office:value-type="string">
              <text:p text:style-name="Table_20_Contents">Redondea hacia abajo</text:p>
            </table:table-cell>
            <table:table-cell table:style-name="Table3.A1" office:value-type="string">
              <text:p text:style-name="Table_20_Contents"><text:span text:style-name="Source_20_Text">math.floor(3.9)</text:span></text:p>
            </table:table-cell>
            <table:table-cell table:style-name="Table3.A1" office:value-type="string">
              <text:p text:style-name="Table_20_Contents"><text:span text:style-name="Source_20_Text">3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ceil(x)</text:span></text:p>
            </table:table-cell>
            <table:table-cell table:style-name="Table3.A1" office:value-type="string">
              <text:p text:style-name="Table_20_Contents">Redondea hacia arriba</text:p>
            </table:table-cell>
            <table:table-cell table:style-name="Table3.A1" office:value-type="string">
              <text:p text:style-name="Table_20_Contents"><text:span text:style-name="Source_20_Text">math.ceil(3.1)</text:span></text:p>
            </table:table-cell>
            <table:table-cell table:style-name="Table3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abs(x)</text:span></text:p>
            </table:table-cell>
            <table:table-cell table:style-name="Table3.A1" office:value-type="string">
              <text:p text:style-name="Table_20_Contents">Valor absoluto (como float)</text:p>
            </table:table-cell>
            <table:table-cell table:style-name="Table3.A1" office:value-type="string">
              <text:p text:style-name="Table_20_Contents"><text:span text:style-name="Source_20_Text">math.fabs(-7)</text:span></text:p>
            </table:table-cell>
            <table:table-cell table:style-name="Table3.A1" office:value-type="string">
              <text:p text:style-name="Table_20_Contents"><text:span text:style-name="Source_20_Text">7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mod(x, y)</text:span></text:p>
            </table:table-cell>
            <table:table-cell table:style-name="Table3.A1" office:value-type="string">
              <text:p text:style-name="Table_20_Contents">Resto de la división</text:p>
            </table:table-cell>
            <table:table-cell table:style-name="Table3.A1" office:value-type="string">
              <text:p text:style-name="Table_20_Contents"><text:span text:style-name="Source_20_Text">math.fmod(10, 3)</text:span></text:p>
            </table:table-cell>
            <table:table-cell table:style-name="Table3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trunc(x)</text:span></text:p>
            </table:table-cell>
            <table:table-cell table:style-name="Table3.A1" office:value-type="string">
              <text:p text:style-name="Table_20_Contents">Parte entera (truncamiento)</text:p>
            </table:table-cell>
            <table:table-cell table:style-name="Table3.A1" office:value-type="string">
              <text:p text:style-name="Table_20_Contents"><text:span text:style-name="Source_20_Text">math.trunc(3.9)</text:span></text:p>
            </table:table-cell>
            <table:table-cell table:style-name="Table3.A1" office:value-type="string">
              <text:p text:style-name="Table_20_Contents"><text:span text:style-name="Source_20_Text">3</text:span></text:p>
            </table:table-cell>
          </table:table-row>
        </table:table>
        <text:h text:style-name="Heading_20_3" text:outline-level="3">📊 Funciones logarítmicas y exponenciales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Table_20_Heading">Función</text:p>
              </table:table-cell>
              <table:table-cell table:style-name="Table4.A1" office:value-type="string">
                <text:p text:style-name="Table_20_Heading">Descripción</text:p>
              </table:table-cell>
              <table:table-cell table:style-name="Table4.A1" office:value-type="string">
                <text:p text:style-name="Table_20_Heading">Ejemplo</text:p>
              </table:table-cell>
              <table:table-cell table:style-name="Table4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4.A1" office:value-type="string">
              <text:p text:style-name="Table_20_Contents"><text:span text:style-name="Source_20_Text">math.exp(x)</text:span></text:p>
            </table:table-cell>
            <table:table-cell table:style-name="Table4.A1" office:value-type="string">
              <text:p text:style-name="Table_20_Contents">e elevado a x</text:p>
            </table:table-cell>
            <table:table-cell table:style-name="Table4.A1" office:value-type="string">
              <text:p text:style-name="Table_20_Contents"><text:span text:style-name="Source_20_Text">math.exp(1)</text:span></text:p>
            </table:table-cell>
            <table:table-cell table:style-name="Table4.A1" office:value-type="string">
              <text:p text:style-name="Table_20_Contents"><text:span text:style-name="Source_20_Text">2.718...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(x)</text:span></text:p>
            </table:table-cell>
            <table:table-cell table:style-name="Table4.A1" office:value-type="string">
              <text:p text:style-name="Table_20_Contents">Logaritmo natural (base e)</text:p>
            </table:table-cell>
            <table:table-cell table:style-name="Table4.A1" office:value-type="string">
              <text:p text:style-name="Table_20_Contents"><text:span text:style-name="Source_20_Text">math.log(10)</text:span></text:p>
            </table:table-cell>
            <table:table-cell table:style-name="Table4.A1" office:value-type="string">
              <text:p text:style-name="Table_20_Contents"><text:span text:style-name="Source_20_Text">2.302...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10(x)</text:span></text:p>
            </table:table-cell>
            <table:table-cell table:style-name="Table4.A1" office:value-type="string">
              <text:p text:style-name="Table_20_Contents">Logaritmo base 10</text:p>
            </table:table-cell>
            <table:table-cell table:style-name="Table4.A1" office:value-type="string">
              <text:p text:style-name="Table_20_Contents"><text:span text:style-name="Source_20_Text">math.log10(1000)</text:span></text:p>
            </table:table-cell>
            <table:table-cell table:style-name="Table4.A1" office:value-type="string">
              <text:p text:style-name="Table_20_Contents"><text:span text:style-name="Source_20_Text">3.0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2(x)</text:span></text:p>
            </table:table-cell>
            <table:table-cell table:style-name="Table4.A1" office:value-type="string">
              <text:p text:style-name="Table_20_Contents">Logaritmo base 2</text:p>
            </table:table-cell>
            <table:table-cell table:style-name="Table4.A1" office:value-type="string">
              <text:p text:style-name="Table_20_Contents"><text:span text:style-name="Source_20_Text">math.log2(8)</text:span></text:p>
            </table:table-cell>
            <table:table-cell table:style-name="Table4.A1" office:value-type="string">
              <text:p text:style-name="Table_20_Contents"><text:span text:style-name="Source_20_Text">3.0</text:span></text:p>
            </table:table-cell>
          </table:table-row>
        </table:table>
        <text:h text:style-name="Heading_20_3" text:outline-level="3">📏 Funciones trigonométricas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header-rows>
            <table:table-row>
              <table:table-cell table:style-name="Table5.A1" office:value-type="string">
                <text:p text:style-name="Table_20_Heading">Función</text:p>
              </table:table-cell>
              <table:table-cell table:style-name="Table5.A1" office:value-type="string">
                <text:p text:style-name="Table_20_Heading">Descripción</text:p>
              </table:table-cell>
              <table:table-cell table:style-name="Table5.A1" office:value-type="string">
                <text:p text:style-name="Table_20_Heading">Ejemplo</text:p>
              </table:table-cell>
              <table:table-cell table:style-name="Table5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5.A1" office:value-type="string">
              <text:p text:style-name="Table_20_Contents"><text:span text:style-name="Source_20_Text">math.sin(x)</text:span></text:p>
            </table:table-cell>
            <table:table-cell table:style-name="Table5.A1" office:value-type="string">
              <text:p text:style-name="Table_20_Contents">Seno (en radianes)</text:p>
            </table:table-cell>
            <table:table-cell table:style-name="Table5.A1" office:value-type="string">
              <text:p text:style-name="Table_20_Contents"><text:span text:style-name="Source_20_Text">math.sin(math.pi/2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cos(x)</text:span></text:p>
            </table:table-cell>
            <table:table-cell table:style-name="Table5.A1" office:value-type="string">
              <text:p text:style-name="Table_20_Contents">Coseno</text:p>
            </table:table-cell>
            <table:table-cell table:style-name="Table5.A1" office:value-type="string">
              <text:p text:style-name="Table_20_Contents"><text:span text:style-name="Source_20_Text">math.cos(0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tan(x)</text:span></text:p>
            </table:table-cell>
            <table:table-cell table:style-name="Table5.A1" office:value-type="string">
              <text:p text:style-name="Table_20_Contents">Tangente</text:p>
            </table:table-cell>
            <table:table-cell table:style-name="Table5.A1" office:value-type="string">
              <text:p text:style-name="Table_20_Contents"><text:span text:style-name="Source_20_Text">math.tan(math.pi/4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degrees(x)</text:span></text:p>
            </table:table-cell>
            <table:table-cell table:style-name="Table5.A1" office:value-type="string">
              <text:p text:style-name="Table_20_Contents">Convierte radianes a grados</text:p>
            </table:table-cell>
            <table:table-cell table:style-name="Table5.A1" office:value-type="string">
              <text:p text:style-name="Table_20_Contents"><text:span text:style-name="Source_20_Text">math.degrees(math.pi)</text:span></text:p>
            </table:table-cell>
            <table:table-cell table:style-name="Table5.A1" office:value-type="string">
              <text:p text:style-name="Table_20_Contents"><text:span text:style-name="Source_20_Text">180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radians(x)</text:span></text:p>
            </table:table-cell>
            <table:table-cell table:style-name="Table5.A1" office:value-type="string">
              <text:p text:style-name="Table_20_Contents">Convierte grados a radianes</text:p>
            </table:table-cell>
            <table:table-cell table:style-name="Table5.A1" office:value-type="string">
              <text:p text:style-name="Table_20_Contents"><text:span text:style-name="Source_20_Text">math.radians(180)</text:span></text:p>
            </table:table-cell>
            <table:table-cell table:style-name="Table5.A1" office:value-type="string">
              <text:p text:style-name="Table_20_Contents"><text:span text:style-name="Source_20_Text">3.1415...</text:span></text:p>
            </table:table-cell>
          </table:table-row>
        </table:table>
        <text:h text:style-name="Heading_20_3" text:outline-level="3"><text:soft-page-break/>📌 Constantes útile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header-rows>
            <table:table-row>
              <table:table-cell table:style-name="Table6.A1" office:value-type="string">
                <text:p text:style-name="Table_20_Heading">Constante</text:p>
              </table:table-cell>
              <table:table-cell table:style-name="Table6.A1" office:value-type="string">
                <text:p text:style-name="Table_20_Heading">Descripción</text:p>
              </table:table-cell>
              <table:table-cell table:style-name="Table6.A1" office:value-type="string">
                <text:p text:style-name="Table_20_Heading">Valor aproximado</text:p>
              </table:table-cell>
            </table:table-row>
          </table:table-header-rows>
          <table:table-row>
            <table:table-cell table:style-name="Table6.A1" office:value-type="string">
              <text:p text:style-name="Table_20_Contents"><text:span text:style-name="Source_20_Text">math.pi</text:span></text:p>
            </table:table-cell>
            <table:table-cell table:style-name="Table6.A1" office:value-type="string">
              <text:p text:style-name="Table_20_Contents">Pi</text:p>
            </table:table-cell>
            <table:table-cell table:style-name="Table6.A1" office:value-type="string">
              <text:p text:style-name="Table_20_Contents"><text:span text:style-name="Source_20_Text">3.1415926535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e</text:span></text:p>
            </table:table-cell>
            <table:table-cell table:style-name="Table6.A1" office:value-type="string">
              <text:p text:style-name="Table_20_Contents">Número de Euler</text:p>
            </table:table-cell>
            <table:table-cell table:style-name="Table6.A1" office:value-type="string">
              <text:p text:style-name="Table_20_Contents"><text:span text:style-name="Source_20_Text">2.7182818284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tau</text:span></text:p>
            </table:table-cell>
            <table:table-cell table:style-name="Table6.A1" office:value-type="string">
              <text:p text:style-name="Table_20_Contents">2π (circunferencia/radio)</text:p>
            </table:table-cell>
            <table:table-cell table:style-name="Table6.A1" office:value-type="string">
              <text:p text:style-name="Table_20_Contents"><text:span text:style-name="Source_20_Text">6.2831853071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inf</text:span></text:p>
            </table:table-cell>
            <table:table-cell table:style-name="Table6.A1" office:value-type="string">
              <text:p text:style-name="Table_20_Contents">Infinito positivo</text:p>
            </table:table-cell>
            <table:table-cell table:style-name="Table6.A1" office:value-type="string">
              <text:p text:style-name="Table_20_Contents"><text:span text:style-name="Source_20_Text">math.inf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nan</text:span></text:p>
            </table:table-cell>
            <table:table-cell table:style-name="Table6.A1" office:value-type="string">
              <text:p text:style-name="Table_20_Contents">Not a Number</text:p>
            </table:table-cell>
            <table:table-cell table:style-name="Table6.A1" office:value-type="string">
              <text:p text:style-name="Table_20_Contents"><text:span text:style-name="Source_20_Text">math.nan</text:span></text:p>
            </table:table-cell>
          </table:table-row>
        </table:table>
        <text:p text:style-name="Text_20_body"/>
        <text:h text:style-name="Heading_20_3" text:outline-level="3"/>
        <text:p text:style-name="Text_20_body"/>
        <text:p text:style-name="Text_20_body"/>
        <text:p text:style-name="Text_20_body"/>
        <text:h text:style-name="Heading_20_3" text:outline-level="3">🔁 Funciones de iteración y secuencias en Python</text:h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header-rows>
            <table:table-row>
              <table:table-cell table:style-name="Table7.A1" office:value-type="string">
                <text:p text:style-name="Table_20_Heading">Función</text:p>
              </table:table-cell>
              <table:table-cell table:style-name="Table7.A1" office:value-type="string">
                <text:p text:style-name="Table_20_Heading">Descripción</text:p>
              </table:table-cell>
              <table:table-cell table:style-name="Table7.A1" office:value-type="string">
                <text:p text:style-name="Table_20_Heading">Ejemplo</text:p>
              </table:table-cell>
              <table:table-cell table:style-name="Table7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7.A1" office:value-type="string">
              <text:p text:style-name="Table_20_Contents"><text:span text:style-name="Source_20_Text">range()</text:span></text:p>
            </table:table-cell>
            <table:table-cell table:style-name="Table7.A1" office:value-type="string">
              <text:p text:style-name="Table_20_Contents">Genera una secuencia de números enteros</text:p>
            </table:table-cell>
            <table:table-cell table:style-name="Table7.A1" office:value-type="string">
              <text:p text:style-name="Table_20_Contents"><text:span text:style-name="Source_20_Text">list(range(3))</text:span></text:p>
            </table:table-cell>
            <table:table-cell table:style-name="Table7.A1" office:value-type="string">
              <text:p text:style-name="Table_20_Contents"><text:span text:style-name="Source_20_Text">[0, 1, 2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enumerate()</text:span></text:p>
            </table:table-cell>
            <table:table-cell table:style-name="Table7.A1" office:value-type="string">
              <text:p text:style-name="Table_20_Contents">Devuelve pares (índice, valor) de un iterable</text:p>
            </table:table-cell>
            <table:table-cell table:style-name="Table7.A1" office:value-type="string">
              <text:p text:style-name="Table_20_Contents"><text:span text:style-name="Source_20_Text">list(enumerate(['a', 'b']))</text:span></text:p>
            </table:table-cell>
            <table:table-cell table:style-name="Table7.A1" office:value-type="string">
              <text:p text:style-name="Table_20_Contents"><text:span text:style-name="Source_20_Text">[(0, 'a'), (1, 'b')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zip()</text:span></text:p>
            </table:table-cell>
            <table:table-cell table:style-name="Table7.A1" office:value-type="string">
              <text:p text:style-name="Table_20_Contents">Empareja elementos de múltiples iterables por índice</text:p>
            </table:table-cell>
            <table:table-cell table:style-name="Table7.A1" office:value-type="string">
              <text:p text:style-name="Table_20_Contents"><text:span text:style-name="Source_20_Text">list(zip([1,2], ['a','b']))</text:span></text:p>
            </table:table-cell>
            <table:table-cell table:style-name="Table7.A1" office:value-type="string">
              <text:p text:style-name="Table_20_Contents"><text:span text:style-name="Source_20_Text">[(1, 'a'), (2, 'b')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reversed()</text:span></text:p>
            </table:table-cell>
            <table:table-cell table:style-name="Table7.A1" office:value-type="string">
              <text:p text:style-name="Table_20_Contents">Devuelve un iterador que recorre una secuencia al revés</text:p>
            </table:table-cell>
            <table:table-cell table:style-name="Table7.A1" office:value-type="string">
              <text:p text:style-name="Table_20_Contents"><text:span text:style-name="Source_20_Text">list(reversed([1, 2, 3]))</text:span></text:p>
            </table:table-cell>
            <table:table-cell table:style-name="Table7.A1" office:value-type="string">
              <text:p text:style-name="Table_20_Contents"><text:span text:style-name="Source_20_Text">[3, 2, 1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len()</text:span></text:p>
            </table:table-cell>
            <table:table-cell table:style-name="Table7.A1" office:value-type="string">
              <text:p text:style-name="Table_20_Contents">Devuelve la longitud de un objeto iterable</text:p>
            </table:table-cell>
            <table:table-cell table:style-name="Table7.A1" office:value-type="string">
              <text:p text:style-name="Table_20_Contents"><text:span text:style-name="Source_20_Text">len("hola")</text:span></text:p>
            </table:table-cell>
            <table:table-cell table:style-name="Table7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sorted()</text:span></text:p>
            </table:table-cell>
            <table:table-cell table:style-name="Table7.A1" office:value-type="string">
              <text:p text:style-name="Table_20_Contents">Ordena los elementos de un iterable y devuelve una nueva lista</text:p>
            </table:table-cell>
            <table:table-cell table:style-name="Table7.A1" office:value-type="string">
              <text:p text:style-name="Table_20_Contents"><text:span text:style-name="Source_20_Text">sorted([3, 1, 2])</text:span></text:p>
            </table:table-cell>
            <table:table-cell table:style-name="Table7.A1" office:value-type="string">
              <text:p text:style-name="Table_20_Contents"><text:span text:style-name="Source_20_Text">[1, 2, 3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iter()</text:span></text:p>
            </table:table-cell>
            <table:table-cell table:style-name="Table7.A1" office:value-type="string">
              <text:p text:style-name="Table_20_Contents">Devuelve un iterador a partir de un iterable</text:p>
            </table:table-cell>
            <table:table-cell table:style-name="Table7.A1" office:value-type="string">
              <text:p text:style-name="Table_20_Contents"><text:span text:style-name="Source_20_Text">it = iter([10, 20]); next(it)</text:span></text:p>
            </table:table-cell>
            <table:table-cell table:style-name="Table7.A1" office:value-type="string">
              <text:p text:style-name="Table_20_Contents"><text:span text:style-name="Source_20_Text">10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next()</text:span></text:p>
            </table:table-cell>
            <table:table-cell table:style-name="Table7.A1" office:value-type="string">
              <text:p text:style-name="Table_20_Contents">Devuelve el siguiente elemento de un iterador</text:p>
            </table:table-cell>
            <table:table-cell table:style-name="Table7.A1" office:value-type="string">
              <text:p text:style-name="Table_20_Contents"><text:span text:style-name="Source_20_Text">next(it)</text:span> (continuando el ejemplo anterior)</text:p>
            </table:table-cell>
            <table:table-cell table:style-name="Table7.A1" office:value-type="string">
              <text:p text:style-name="Table_20_Contents"><text:span text:style-name="Source_20_Text">20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all()</text:span></text:p>
            </table:table-cell>
            <table:table-cell table:style-name="Table7.A1" office:value-type="string">
              <text:p text:style-name="Table_20_Contents">Devuelve <text:span text:style-name="Source_20_Text">True</text:span> si todos los elementos del iterable son verdaderos</text:p>
            </table:table-cell>
            <table:table-cell table:style-name="Table7.A1" office:value-type="string">
              <text:p text:style-name="Table_20_Contents"><text:span text:style-name="Source_20_Text">all([True, 1, "hola"])</text:span></text:p>
            </table:table-cell>
            <table:table-cell table:style-name="Table7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any()</text:span></text:p>
            </table:table-cell>
            <table:table-cell table:style-name="Table7.A1" office:value-type="string">
              <text:p text:style-name="Table_20_Contents">Devuelve <text:span text:style-name="Source_20_Text">True</text:span> si al menos un elemento del iterable es verdadero</text:p>
            </table:table-cell>
            <table:table-cell table:style-name="Table7.A1" office:value-type="string">
              <text:p text:style-name="Table_20_Contents"><text:span text:style-name="Source_20_Text">any([0, "", 5])</text:span></text:p>
            </table:table-cell>
            <table:table-cell table:style-name="Table7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map()</text:span></text:p>
            </table:table-cell>
            <table:table-cell table:style-name="Table7.A1" office:value-type="string">
              <text:p text:style-name="Table_20_Contents">Aplica una función a cada elemento de un iterable</text:p>
            </table:table-cell>
            <table:table-cell table:style-name="Table7.A1" office:value-type="string">
              <text:p text:style-name="Table_20_Contents"><text:span text:style-name="Source_20_Text">list(map(str.upper, ['a', 'b']))</text:span></text:p>
            </table:table-cell>
            <table:table-cell table:style-name="Table7.A1" office:value-type="string">
              <text:p text:style-name="Table_20_Contents"><text:span text:style-name="Source_20_Text">['A', 'B']</text:span></text:p>
            </table:table-cell>
          </table:table-row>
          <text:soft-page-break/>
          <table:table-row>
            <table:table-cell table:style-name="Table7.A1" office:value-type="string">
              <text:p text:style-name="Table_20_Contents"><text:span text:style-name="Source_20_Text">filter()</text:span></text:p>
            </table:table-cell>
            <table:table-cell table:style-name="Table7.A1" office:value-type="string">
              <text:p text:style-name="Table_20_Contents">Filtra elementos según una función que devuelve <text:span text:style-name="Source_20_Text">True</text:span> o <text:span text:style-name="Source_20_Text">False</text:span></text:p>
            </table:table-cell>
            <table:table-cell table:style-name="Table7.A1" office:value-type="string">
              <text:p text:style-name="Table_20_Contents"><text:span text:style-name="Source_20_Text">list(filter(lambda x: x&gt;2, [1,2,3,4]))</text:span></text:p>
            </table:table-cell>
            <table:table-cell table:style-name="Table7.A1" office:value-type="string">
              <text:p text:style-name="Table_20_Contents"><text:span text:style-name="Source_20_Text">[3, 4]</text:span></text:p>
            </table:table-cell>
          </table:table-row>
        </table:table>
        <text:p text:style-name="Text_20_body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>🧠 Funciones de evaluación y ejecución en Python</text:h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header-rows>
            <table:table-row>
              <table:table-cell table:style-name="Table8.A1" office:value-type="string">
                <text:p text:style-name="Table_20_Heading">Función</text:p>
              </table:table-cell>
              <table:table-cell table:style-name="Table8.A1" office:value-type="string">
                <text:p text:style-name="Table_20_Heading">Descripción</text:p>
              </table:table-cell>
              <table:table-cell table:style-name="Table8.A1" office:value-type="string">
                <text:p text:style-name="Table_20_Heading">Ejemplo</text:p>
              </table:table-cell>
              <table:table-cell table:style-name="Table8.A1" office:value-type="string">
                <text:p text:style-name="Table_20_Heading">Resultado / Efecto</text:p>
              </table:table-cell>
            </table:table-row>
          </table:table-header-rows>
          <table:table-row>
            <table:table-cell table:style-name="Table8.A1" office:value-type="string">
              <text:p text:style-name="Table_20_Contents"><text:span text:style-name="Source_20_Text">eval(expr)</text:span></text:p>
            </table:table-cell>
            <table:table-cell table:style-name="Table8.A1" office:value-type="string">
              <text:p text:style-name="Table_20_Contents">Evalúa una <text:span text:style-name="Strong_20_Emphasis">expresión</text:span> como si fuera código Python</text:p>
            </table:table-cell>
            <table:table-cell table:style-name="Table8.A1" office:value-type="string">
              <text:p text:style-name="Table_20_Contents"><text:span text:style-name="Source_20_Text">eval("2 + 3")</text:span></text:p>
            </table:table-cell>
            <table:table-cell table:style-name="Table8.A1" office:value-type="string">
              <text:p text:style-name="Table_20_Contents"><text:span text:style-name="Source_20_Text">5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exec(obj)</text:span></text:p>
            </table:table-cell>
            <table:table-cell table:style-name="Table8.A1" office:value-type="string">
              <text:p text:style-name="Table_20_Contents">Ejecuta <text:span text:style-name="Strong_20_Emphasis">código Python completo</text:span> (puede incluir varias líneas)</text:p>
            </table:table-cell>
            <table:table-cell table:style-name="Table8.A1" office:value-type="string">
              <text:p text:style-name="Table_20_Contents"><text:span text:style-name="Source_20_Text">exec("x = 10\nprint(x)")</text:span></text:p>
            </table:table-cell>
            <table:table-cell table:style-name="Table8.A1" office:value-type="string">
              <text:p text:style-name="Table_20_Contents">Imprime <text:span text:style-name="Source_20_Text">10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compile()</text:span></text:p>
            </table:table-cell>
            <table:table-cell table:style-name="Table8.A1" office:value-type="string">
              <text:p text:style-name="Table_20_Contents">Compila código fuente en un objeto ejecutable (<text:span text:style-name="Source_20_Text">exec</text:span> o <text:span text:style-name="Source_20_Text">eval</text:span>)</text:p>
            </table:table-cell>
            <table:table-cell table:style-name="Table8.A1" office:value-type="string">
              <text:p text:style-name="Table_20_Contents"><text:span text:style-name="Source_20_Text">code = compile("3*3", "", "eval")</text:span>&lt;br&gt;<text:span text:style-name="Source_20_Text">eval(code)</text:span></text:p>
            </table:table-cell>
            <table:table-cell table:style-name="Table8.A1" office:value-type="string">
              <text:p text:style-name="Table_20_Contents"><text:span text:style-name="Source_20_Text">9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globals()</text:span></text:p>
            </table:table-cell>
            <table:table-cell table:style-name="Table8.A1" office:value-type="string">
              <text:p text:style-name="Table_20_Contents">Devuelve un diccionario con las variables <text:span text:style-name="Strong_20_Emphasis">globales</text:span></text:p>
            </table:table-cell>
            <table:table-cell table:style-name="Table8.A1" office:value-type="string">
              <text:p text:style-name="Table_20_Contents"><text:span text:style-name="Source_20_Text">print(globals().keys())</text:span></text:p>
            </table:table-cell>
            <table:table-cell table:style-name="Table8.A1" office:value-type="string">
              <text:p text:style-name="Table_20_Contents">Muestra claves del entorno global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locals()</text:span></text:p>
            </table:table-cell>
            <table:table-cell table:style-name="Table8.A1" office:value-type="string">
              <text:p text:style-name="Table_20_Contents">Devuelve un diccionario con las variables <text:span text:style-name="Strong_20_Emphasis">locales</text:span></text:p>
            </table:table-cell>
            <table:table-cell table:style-name="Table8.A1" office:value-type="string">
              <text:p text:style-name="Table_20_Contents">Dentro de una función: <text:span text:style-name="Source_20_Text">print(locals())</text:span></text:p>
            </table:table-cell>
            <table:table-cell table:style-name="Table8.A1" office:value-type="string">
              <text:p text:style-name="Table_20_Contents">Variables locales del contexto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input()</text:span></text:p>
            </table:table-cell>
            <table:table-cell table:style-name="Table8.A1" office:value-type="string">
              <text:p text:style-name="Table_20_Contents">Lee una entrada del usuario como cadena</text:p>
            </table:table-cell>
            <table:table-cell table:style-name="Table8.A1" office:value-type="string">
              <text:p text:style-name="Table_20_Contents"><text:span text:style-name="Source_20_Text">nombre = input("Tu nombre: ")</text:span></text:p>
            </table:table-cell>
            <table:table-cell table:style-name="Table8.A1" office:value-type="string">
              <text:p text:style-name="Table_20_Contents">Espera entrada del usuario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print()</text:span></text:p>
            </table:table-cell>
            <table:table-cell table:style-name="Table8.A1" office:value-type="string">
              <text:p text:style-name="Table_20_Contents">Muestra texto u objetos en la consola</text:p>
            </table:table-cell>
            <table:table-cell table:style-name="Table8.A1" office:value-type="string">
              <text:p text:style-name="Table_20_Contents"><text:span text:style-name="Source_20_Text">print("Hola mundo")</text:span></text:p>
            </table:table-cell>
            <table:table-cell table:style-name="Table8.A1" office:value-type="string">
              <text:p text:style-name="Table_20_Contents">Imprime <text:span text:style-name="Source_20_Text">Hola mundo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__import__()</text:span></text:p>
            </table:table-cell>
            <table:table-cell table:style-name="Table8.A1" office:value-type="string">
              <text:p text:style-name="Table_20_Contents">Importa un módulo dinámicamente (como <text:span text:style-name="Source_20_Text">import</text:span>, pero en forma de función)</text:p>
            </table:table-cell>
            <table:table-cell table:style-name="Table8.A1" office:value-type="string">
              <text:p text:style-name="Table_20_Contents"><text:span text:style-name="Source_20_Text">math = __import__("math")</text:span>&lt;br&gt;<text:span text:style-name="Source_20_Text">math.sqrt(9)</text:span></text:p>
            </table:table-cell>
            <table:table-cell table:style-name="Table8.A1" office:value-type="string">
              <text:p text:style-name="Table_20_Contents"><text:span text:style-name="Source_20_Text">3.0</text:span></text:p>
            </table:table-cell>
          </table:table-row>
        </table:table>
        <text:h text:style-name="Heading_20_3" text:outline-level="3">🧪 Diferencias clave</text:h>
        <text:list xml:id="list3962370488" text:style-name="L5">
          <text:list-item>
            <text:p text:style-name="P44"><text:span text:style-name="Source_20_Text">eval()</text:span> solo sirve para <text:span text:style-name="Strong_20_Emphasis">expresiones</text:span> (como <text:span text:style-name="Source_20_Text">"2 + 2"</text:span>), no para sentencias como <text:span text:style-name="Source_20_Text">if</text:span>, <text:span text:style-name="Source_20_Text">for</text:span>, etc.</text:p>
          </text:list-item>
          <text:list-item>
            <text:p text:style-name="P44"><text:span text:style-name="Source_20_Text">exec()</text:span> puede ejecutar <text:span text:style-name="Strong_20_Emphasis">bloques de código completos</text:span>, incluso con definiciones de funciones o bucles.</text:p>
          </text:list-item>
          <text:list-item>
            <text:p text:style-name="P44"><text:span text:style-name="Source_20_Text">compile()</text:span> es útil si quieres preparar código para ejecutarlo más tarde o en diferentes modos (<text:span text:style-name="Source_20_Text">'eval'</text:span>, <text:span text:style-name="Source_20_Text">'exec'</text:span>, <text:span text:style-name="Source_20_Text">'single'</text:span>).</text:p>
          </text:list-item>
        </text:list>
        <text:p text:style-name="Text_20_body"><text:soft-page-break/></text:p>
        <text:h text:style-name="Heading_20_3" text:outline-level="3"/>
        <text:h text:style-name="Heading_20_3" text:outline-level="3">🧪 Tipos y conversión</text:h>
        <text:h text:style-name="Heading_20_3" text:outline-level="3">🔄 Conversión de tipos básicos</text:h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header-rows>
            <table:table-row>
              <table:table-cell table:style-name="Table9.A1" office:value-type="string">
                <text:p text:style-name="Table_20_Heading">Función</text:p>
              </table:table-cell>
              <table:table-cell table:style-name="Table9.A1" office:value-type="string">
                <text:p text:style-name="Table_20_Heading">Descripción</text:p>
              </table:table-cell>
              <table:table-cell table:style-name="Table9.A1" office:value-type="string">
                <text:p text:style-name="Table_20_Heading">Ejemplo</text:p>
              </table:table-cell>
              <table:table-cell table:style-name="Table9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9.A1" office:value-type="string">
              <text:p text:style-name="Table_20_Contents"><text:span text:style-name="Source_20_Text">int(x)</text:span></text:p>
            </table:table-cell>
            <table:table-cell table:style-name="Table9.A1" office:value-type="string">
              <text:p text:style-name="Table_20_Contents">Convierte a entero</text:p>
            </table:table-cell>
            <table:table-cell table:style-name="Table9.A1" office:value-type="string">
              <text:p text:style-name="Table_20_Contents"><text:span text:style-name="Source_20_Text">int("42")</text:span></text:p>
            </table:table-cell>
            <table:table-cell table:style-name="Table9.A1" office:value-type="string">
              <text:p text:style-name="Table_20_Contents"><text:span text:style-name="Source_20_Text">42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float(x)</text:span></text:p>
            </table:table-cell>
            <table:table-cell table:style-name="Table9.A1" office:value-type="string">
              <text:p text:style-name="Table_20_Contents">Convierte a número decimal</text:p>
            </table:table-cell>
            <table:table-cell table:style-name="Table9.A1" office:value-type="string">
              <text:p text:style-name="Table_20_Contents"><text:span text:style-name="Source_20_Text">float("3.14")</text:span></text:p>
            </table:table-cell>
            <table:table-cell table:style-name="Table9.A1" office:value-type="string">
              <text:p text:style-name="Table_20_Contents"><text:span text:style-name="Source_20_Text">3.14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str(x)</text:span></text:p>
            </table:table-cell>
            <table:table-cell table:style-name="Table9.A1" office:value-type="string">
              <text:p text:style-name="Table_20_Contents">Convierte a cadena</text:p>
            </table:table-cell>
            <table:table-cell table:style-name="Table9.A1" office:value-type="string">
              <text:p text:style-name="Table_20_Contents"><text:span text:style-name="Source_20_Text">str(100)</text:span></text:p>
            </table:table-cell>
            <table:table-cell table:style-name="Table9.A1" office:value-type="string">
              <text:p text:style-name="Table_20_Contents"><text:span text:style-name="Source_20_Text">'100'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bool(x)</text:span></text:p>
            </table:table-cell>
            <table:table-cell table:style-name="Table9.A1" office:value-type="string">
              <text:p text:style-name="Table_20_Contents">Convierte a booleano</text:p>
            </table:table-cell>
            <table:table-cell table:style-name="Table9.A1" office:value-type="string">
              <text:p text:style-name="Table_20_Contents"><text:span text:style-name="Source_20_Text">bool(0)</text:span></text:p>
            </table:table-cell>
            <table:table-cell table:style-name="Table9.A1" office:value-type="string">
              <text:p text:style-name="Table_20_Contents"><text:span text:style-name="Source_20_Text">False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complex(x)</text:span></text:p>
            </table:table-cell>
            <table:table-cell table:style-name="Table9.A1" office:value-type="string">
              <text:p text:style-name="Table_20_Contents">Convierte a número complejo</text:p>
            </table:table-cell>
            <table:table-cell table:style-name="Table9.A1" office:value-type="string">
              <text:p text:style-name="Table_20_Contents"><text:span text:style-name="Source_20_Text">complex(2, 3)</text:span></text:p>
            </table:table-cell>
            <table:table-cell table:style-name="Table9.A1" office:value-type="string">
              <text:p text:style-name="Table_20_Contents"><text:span text:style-name="Source_20_Text">(2+3j)</text:span></text:p>
            </table:table-cell>
          </table:table-row>
        </table:table>
        <text:h text:style-name="Heading_20_3" text:outline-level="3">📦 Conversión a estructuras de datos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header-rows>
            <table:table-row>
              <table:table-cell table:style-name="Table10.A1" office:value-type="string">
                <text:p text:style-name="Table_20_Heading">Función</text:p>
              </table:table-cell>
              <table:table-cell table:style-name="Table10.A1" office:value-type="string">
                <text:p text:style-name="Table_20_Heading">Descripción</text:p>
              </table:table-cell>
              <table:table-cell table:style-name="Table10.A1" office:value-type="string">
                <text:p text:style-name="Table_20_Heading">Ejemplo</text:p>
              </table:table-cell>
              <table:table-cell table:style-name="Table10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0.A1" office:value-type="string">
              <text:p text:style-name="Table_20_Contents"><text:span text:style-name="Source_20_Text">list(x)</text:span></text:p>
            </table:table-cell>
            <table:table-cell table:style-name="Table10.A1" office:value-type="string">
              <text:p text:style-name="Table_20_Contents">Convierte a lista</text:p>
            </table:table-cell>
            <table:table-cell table:style-name="Table10.A1" office:value-type="string">
              <text:p text:style-name="Table_20_Contents"><text:span text:style-name="Source_20_Text">list("abc")</text:span></text:p>
            </table:table-cell>
            <table:table-cell table:style-name="Table10.A1" office:value-type="string">
              <text:p text:style-name="Table_20_Contents"><text:span text:style-name="Source_20_Text">['a', 'b', 'c']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tuple(x)</text:span></text:p>
            </table:table-cell>
            <table:table-cell table:style-name="Table10.A1" office:value-type="string">
              <text:p text:style-name="Table_20_Contents">Convierte a tupla</text:p>
            </table:table-cell>
            <table:table-cell table:style-name="Table10.A1" office:value-type="string">
              <text:p text:style-name="Table_20_Contents"><text:span text:style-name="Source_20_Text">tuple([1, 2])</text:span></text:p>
            </table:table-cell>
            <table:table-cell table:style-name="Table10.A1" office:value-type="string">
              <text:p text:style-name="Table_20_Contents"><text:span text:style-name="Source_20_Text">(1, 2)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set(x)</text:span></text:p>
            </table:table-cell>
            <table:table-cell table:style-name="Table10.A1" office:value-type="string">
              <text:p text:style-name="Table_20_Contents">Convierte a conjunto</text:p>
            </table:table-cell>
            <table:table-cell table:style-name="Table10.A1" office:value-type="string">
              <text:p text:style-name="Table_20_Contents"><text:span text:style-name="Source_20_Text">set([1, 2, 2])</text:span></text:p>
            </table:table-cell>
            <table:table-cell table:style-name="Table10.A1" office:value-type="string">
              <text:p text:style-name="Table_20_Contents"><text:span text:style-name="Source_20_Text">{1, 2}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dict(x)</text:span></text:p>
            </table:table-cell>
            <table:table-cell table:style-name="Table10.A1" office:value-type="string">
              <text:p text:style-name="Table_20_Contents">Convierte a diccionario (pares clave-valor)</text:p>
            </table:table-cell>
            <table:table-cell table:style-name="Table10.A1" office:value-type="string">
              <text:p text:style-name="Table_20_Contents"><text:span text:style-name="Source_20_Text">dict([("a",1),("b",2)])</text:span></text:p>
            </table:table-cell>
            <table:table-cell table:style-name="Table10.A1" office:value-type="string">
              <text:p text:style-name="Table_20_Contents"><text:span text:style-name="Source_20_Text">{'a': 1, 'b': 2}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frozenset(x)</text:span></text:p>
            </table:table-cell>
            <table:table-cell table:style-name="Table10.A1" office:value-type="string">
              <text:p text:style-name="Table_20_Contents">Conjunto inmutable</text:p>
            </table:table-cell>
            <table:table-cell table:style-name="Table10.A1" office:value-type="string">
              <text:p text:style-name="Table_20_Contents"><text:span text:style-name="Source_20_Text">frozenset([1, 2])</text:span></text:p>
            </table:table-cell>
            <table:table-cell table:style-name="Table10.A1" office:value-type="string">
              <text:p text:style-name="Table_20_Contents"><text:span text:style-name="Source_20_Text">frozenset({1, 2})</text:span></text:p>
            </table:table-cell>
          </table:table-row>
        </table:table>
        <text:h text:style-name="Heading_20_3" text:outline-level="3">🔢 Conversión numérica especial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header-rows>
            <table:table-row>
              <table:table-cell table:style-name="Table11.A1" office:value-type="string">
                <text:p text:style-name="Table_20_Heading">Función</text:p>
              </table:table-cell>
              <table:table-cell table:style-name="Table11.A1" office:value-type="string">
                <text:p text:style-name="Table_20_Heading">Descripción</text:p>
              </table:table-cell>
              <table:table-cell table:style-name="Table11.A1" office:value-type="string">
                <text:p text:style-name="Table_20_Heading">Ejemplo</text:p>
              </table:table-cell>
              <table:table-cell table:style-name="Table1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1.A1" office:value-type="string">
              <text:p text:style-name="Table_20_Contents"><text:span text:style-name="Source_20_Text">bin(x)</text:span></text:p>
            </table:table-cell>
            <table:table-cell table:style-name="Table11.A1" office:value-type="string">
              <text:p text:style-name="Table_20_Contents">Convierte a binario</text:p>
            </table:table-cell>
            <table:table-cell table:style-name="Table11.A1" office:value-type="string">
              <text:p text:style-name="Table_20_Contents"><text:span text:style-name="Source_20_Text">bin(10)</text:span></text:p>
            </table:table-cell>
            <table:table-cell table:style-name="Table11.A1" office:value-type="string">
              <text:p text:style-name="Table_20_Contents"><text:span text:style-name="Source_20_Text">'0b1010'</text:span></text:p>
            </table:table-cell>
          </table:table-row>
          <table:table-row>
            <table:table-cell table:style-name="Table11.A1" office:value-type="string">
              <text:p text:style-name="Table_20_Contents"><text:span text:style-name="Source_20_Text">oct(x)</text:span></text:p>
            </table:table-cell>
            <table:table-cell table:style-name="Table11.A1" office:value-type="string">
              <text:p text:style-name="Table_20_Contents">Convierte a octal</text:p>
            </table:table-cell>
            <table:table-cell table:style-name="Table11.A1" office:value-type="string">
              <text:p text:style-name="Table_20_Contents"><text:span text:style-name="Source_20_Text">oct(8)</text:span></text:p>
            </table:table-cell>
            <table:table-cell table:style-name="Table11.A1" office:value-type="string">
              <text:p text:style-name="Table_20_Contents"><text:span text:style-name="Source_20_Text">'0o10'</text:span></text:p>
            </table:table-cell>
          </table:table-row>
          <table:table-row>
            <table:table-cell table:style-name="Table11.A1" office:value-type="string">
              <text:p text:style-name="Table_20_Contents"><text:span text:style-name="Source_20_Text">hex(x)</text:span></text:p>
            </table:table-cell>
            <table:table-cell table:style-name="Table11.A1" office:value-type="string">
              <text:p text:style-name="Table_20_Contents">Convierte a hexadecimal</text:p>
            </table:table-cell>
            <table:table-cell table:style-name="Table11.A1" office:value-type="string">
              <text:p text:style-name="Table_20_Contents"><text:span text:style-name="Source_20_Text">hex(255)</text:span></text:p>
            </table:table-cell>
            <table:table-cell table:style-name="Table11.A1" office:value-type="string">
              <text:p text:style-name="Table_20_Contents"><text:span text:style-name="Source_20_Text">'0xff'</text:span></text:p>
            </table:table-cell>
          </table:table-row>
        </table:table>
        <text:h text:style-name="Heading_20_3" text:outline-level="3">🔤 Unicode y caracteres</text:h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header-rows>
            <table:table-row>
              <table:table-cell table:style-name="Table12.A1" office:value-type="string">
                <text:p text:style-name="Table_20_Heading">Función</text:p>
              </table:table-cell>
              <table:table-cell table:style-name="Table12.A1" office:value-type="string">
                <text:p text:style-name="Table_20_Heading">Descripción</text:p>
              </table:table-cell>
              <table:table-cell table:style-name="Table12.A1" office:value-type="string">
                <text:p text:style-name="Table_20_Heading">Ejemplo</text:p>
              </table:table-cell>
              <table:table-cell table:style-name="Table12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2.A1" office:value-type="string">
              <text:p text:style-name="Table_20_Contents"><text:span text:style-name="Source_20_Text">chr(x)</text:span></text:p>
            </table:table-cell>
            <table:table-cell table:style-name="Table12.A1" office:value-type="string">
              <text:p text:style-name="Table_20_Contents">Entero → carácter Unicode</text:p>
            </table:table-cell>
            <table:table-cell table:style-name="Table12.A1" office:value-type="string">
              <text:p text:style-name="Table_20_Contents"><text:span text:style-name="Source_20_Text">chr(65)</text:span></text:p>
            </table:table-cell>
            <table:table-cell table:style-name="Table12.A1" office:value-type="string">
              <text:p text:style-name="Table_20_Contents"><text:span text:style-name="Source_20_Text">'A'</text:span></text:p>
            </table:table-cell>
          </table:table-row>
          <table:table-row>
            <table:table-cell table:style-name="Table12.A1" office:value-type="string">
              <text:p text:style-name="Table_20_Contents"><text:span text:style-name="Source_20_Text">ord(x)</text:span></text:p>
            </table:table-cell>
            <table:table-cell table:style-name="Table12.A1" office:value-type="string">
              <text:p text:style-name="Table_20_Contents">Carácter → entero Unicode</text:p>
            </table:table-cell>
            <table:table-cell table:style-name="Table12.A1" office:value-type="string">
              <text:p text:style-name="Table_20_Contents"><text:span text:style-name="Source_20_Text">ord('A')</text:span></text:p>
            </table:table-cell>
            <table:table-cell table:style-name="Table12.A1" office:value-type="string">
              <text:p text:style-name="Table_20_Contents"><text:span text:style-name="Source_20_Text">65</text:span></text:p>
            </table:table-cell>
          </table:table-row>
        </table:table>
        <text:h text:style-name="Heading_20_3" text:outline-level="3"><text:soft-page-break/></text:h>
        <text:h text:style-name="Heading_20_3" text:outline-level="3"/>
        <text:h text:style-name="Heading_20_3" text:outline-level="3"/>
        <text:h text:style-name="Heading_20_3" text:outline-level="3">🧠 Tipo y verificación</text:h>
        <text:h text:style-name="Heading_20_3" text:outline-level="3">Funciones de tipo (<text:span text:style-name="Source_20_Text">type</text:span>, <text:span text:style-name="Source_20_Text">id</text:span>, <text:span text:style-name="Source_20_Text">hash</text:span>, etc.)</text:h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header-rows>
            <table:table-row>
              <table:table-cell table:style-name="Table13.A1" office:value-type="string">
                <text:p text:style-name="Table_20_Heading">Función</text:p>
              </table:table-cell>
              <table:table-cell table:style-name="Table13.A1" office:value-type="string">
                <text:p text:style-name="Table_20_Heading">Descripción</text:p>
              </table:table-cell>
              <table:table-cell table:style-name="Table13.A1" office:value-type="string">
                <text:p text:style-name="Table_20_Heading">Ejemplo</text:p>
              </table:table-cell>
              <table:table-cell table:style-name="Table13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3.A1" office:value-type="string">
              <text:p text:style-name="Table_20_Contents"><text:span text:style-name="Source_20_Text">type(obj)</text:span></text:p>
            </table:table-cell>
            <table:table-cell table:style-name="Table13.A1" office:value-type="string">
              <text:p text:style-name="Table_20_Contents">Devuelve el tipo del objeto</text:p>
            </table:table-cell>
            <table:table-cell table:style-name="Table13.A1" office:value-type="string">
              <text:p text:style-name="Table_20_Contents"><text:span text:style-name="Source_20_Text">type(3.14)</text:span></text:p>
            </table:table-cell>
            <table:table-cell table:style-name="Table13.A1" office:value-type="string">
              <text:p text:style-name="Table_20_Contents"><text:span text:style-name="Source_20_Text">&lt;class 'float'&gt;</text:span>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id(obj)</text:span></text:p>
            </table:table-cell>
            <table:table-cell table:style-name="Table13.A1" office:value-type="string">
              <text:p text:style-name="Table_20_Contents">Devuelve el identificador único del objeto</text:p>
            </table:table-cell>
            <table:table-cell table:style-name="Table13.A1" office:value-type="string">
              <text:p text:style-name="Table_20_Contents"><text:span text:style-name="Source_20_Text">id("hola")</text:span></text:p>
            </table:table-cell>
            <table:table-cell table:style-name="Table13.A1" office:value-type="string">
              <text:p text:style-name="Table_20_Contents"><text:span text:style-name="Source_20_Text">140123456789456</text:span> (varía)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hash(obj)</text:span></text:p>
            </table:table-cell>
            <table:table-cell table:style-name="Table13.A1" office:value-type="string">
              <text:p text:style-name="Table_20_Contents">Devuelve el valor hash del objeto</text:p>
            </table:table-cell>
            <table:table-cell table:style-name="Table13.A1" office:value-type="string">
              <text:p text:style-name="Table_20_Contents"><text:span text:style-name="Source_20_Text">hash("python")</text:span></text:p>
            </table:table-cell>
            <table:table-cell table:style-name="Table13.A1" office:value-type="string">
              <text:p text:style-name="Table_20_Contents"><text:span text:style-name="Source_20_Text">-123456789</text:span> (varía)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repr(obj)</text:span></text:p>
            </table:table-cell>
            <table:table-cell table:style-name="Table13.A1" office:value-type="string">
              <text:p text:style-name="Table_20_Contents">Devuelve una representación legible del objeto</text:p>
            </table:table-cell>
            <table:table-cell table:style-name="Table13.A1" office:value-type="string">
              <text:p text:style-name="Table_20_Contents"><text:span text:style-name="Source_20_Text">repr("hola")</text:span></text:p>
            </table:table-cell>
            <table:table-cell table:style-name="Table13.A1" office:value-type="string">
              <text:p text:style-name="Table_20_Contents"><text:span text:style-name="Source_20_Text">"'hola'"</text:span>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str(obj)</text:span></text:p>
            </table:table-cell>
            <table:table-cell table:style-name="Table13.A1" office:value-type="string">
              <text:p text:style-name="Table_20_Contents">Convierte a cadena legible</text:p>
            </table:table-cell>
            <table:table-cell table:style-name="Table13.A1" office:value-type="string">
              <text:p text:style-name="Table_20_Contents"><text:span text:style-name="Source_20_Text">str(3.14)</text:span></text:p>
            </table:table-cell>
            <table:table-cell table:style-name="Table13.A1" office:value-type="string">
              <text:p text:style-name="Table_20_Contents"><text:span text:style-name="Source_20_Text">'3.14'</text:span></text:p>
            </table:table-cell>
          </table:table-row>
        </table:table>
        <text:h text:style-name="Heading_20_3" text:outline-level="3">✅ Funciones de verificación de tipo</text:h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header-rows>
            <table:table-row>
              <table:table-cell table:style-name="Table14.A1" office:value-type="string">
                <text:p text:style-name="Table_20_Heading">Función</text:p>
              </table:table-cell>
              <table:table-cell table:style-name="Table14.A1" office:value-type="string">
                <text:p text:style-name="Table_20_Heading">Descripción</text:p>
              </table:table-cell>
              <table:table-cell table:style-name="Table14.A1" office:value-type="string">
                <text:p text:style-name="Table_20_Heading">Ejemplo</text:p>
              </table:table-cell>
              <table:table-cell table:style-name="Table14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4.A1" office:value-type="string">
              <text:p text:style-name="Table_20_Contents"><text:span text:style-name="Source_20_Text">isinstance(obj, tipo)</text:span></text:p>
            </table:table-cell>
            <table:table-cell table:style-name="Table14.A1" office:value-type="string">
              <text:p text:style-name="Table_20_Contents">Verifica si un objeto es instancia de un tipo</text:p>
            </table:table-cell>
            <table:table-cell table:style-name="Table14.A1" office:value-type="string">
              <text:p text:style-name="Table_20_Contents"><text:span text:style-name="Source_20_Text">isinstance(5, int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issubclass(A, B)</text:span></text:p>
            </table:table-cell>
            <table:table-cell table:style-name="Table14.A1" office:value-type="string">
              <text:p text:style-name="Table_20_Contents">Verifica si una clase es subclase de otra</text:p>
            </table:table-cell>
            <table:table-cell table:style-name="Table14.A1" office:value-type="string">
              <text:p text:style-name="Table_20_Contents"><text:span text:style-name="Source_20_Text">issubclass(bool, int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callable(obj)</text:span></text:p>
            </table:table-cell>
            <table:table-cell table:style-name="Table14.A1" office:value-type="string">
              <text:p text:style-name="Table_20_Contents">¿Se puede llamar como función?</text:p>
            </table:table-cell>
            <table:table-cell table:style-name="Table14.A1" office:value-type="string">
              <text:p text:style-name="Table_20_Contents"><text:span text:style-name="Source_20_Text">callable(len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hasattr(obj, attr)</text:span></text:p>
            </table:table-cell>
            <table:table-cell table:style-name="Table14.A1" office:value-type="string">
              <text:p text:style-name="Table_20_Contents">¿Tiene el atributo indicado?</text:p>
            </table:table-cell>
            <table:table-cell table:style-name="Table14.A1" office:value-type="string">
              <text:p text:style-name="Table_20_Contents"><text:span text:style-name="Source_20_Text">hasattr("hola", "upper"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getattr(obj, attr)</text:span></text:p>
            </table:table-cell>
            <table:table-cell table:style-name="Table14.A1" office:value-type="string">
              <text:p text:style-name="Table_20_Contents">Obtiene el valor de un atributo</text:p>
            </table:table-cell>
            <table:table-cell table:style-name="Table14.A1" office:value-type="string">
              <text:p text:style-name="Table_20_Contents"><text:span text:style-name="Source_20_Text">getattr("hola", "upper")()</text:span></text:p>
            </table:table-cell>
            <table:table-cell table:style-name="Table14.A1" office:value-type="string">
              <text:p text:style-name="Table_20_Contents"><text:span text:style-name="Source_20_Text">'HOLA'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setattr(obj, attr, val)</text:span></text:p>
            </table:table-cell>
            <table:table-cell table:style-name="Table14.A1" office:value-type="string">
              <text:p text:style-name="Table_20_Contents">Asigna un valor a un atributo (en objetos mutables)</text:p>
            </table:table-cell>
            <table:table-cell table:style-name="Table14.A1" office:value-type="string">
              <text:p text:style-name="Table_20_Contents">— <text:span text:style-name="Emphasis">(requiere clase personalizada)</text:span></text:p>
            </table:table-cell>
            <table:table-cell table:style-name="Table14.A1" office:value-type="string">
              <text:p text:style-name="Table_20_Contents">—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delattr(obj, attr)</text:span></text:p>
            </table:table-cell>
            <table:table-cell table:style-name="Table14.A1" office:value-type="string">
              <text:p text:style-name="Table_20_Contents">Elimina un atributo de un objeto</text:p>
            </table:table-cell>
            <table:table-cell table:style-name="Table14.A1" office:value-type="string">
              <text:p text:style-name="Table_20_Contents">— <text:span text:style-name="Emphasis">(requiere clase personalizada)</text:span></text:p>
            </table:table-cell>
            <table:table-cell table:style-name="Table14.A1" office:value-type="string">
              <text:p text:style-name="Table_20_Contents">—</text:p>
            </table:table-cell>
          </table:table-row>
        </table:table>
        <text:h text:style-name="Heading_20_3" text:outline-level="3">🧠 Bonus: inspección de objetos</text:h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header-rows>
            <table:table-row>
              <table:table-cell table:style-name="Table15.A1" office:value-type="string">
                <text:p text:style-name="Table_20_Heading">Función</text:p>
              </table:table-cell>
              <table:table-cell table:style-name="Table15.A1" office:value-type="string">
                <text:p text:style-name="Table_20_Heading">Descripción</text:p>
              </table:table-cell>
              <table:table-cell table:style-name="Table15.A1" office:value-type="string">
                <text:p text:style-name="Table_20_Heading">Ejemplo</text:p>
              </table:table-cell>
              <table:table-cell table:style-name="Table15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5.A1" office:value-type="string">
              <text:p text:style-name="Table_20_Contents"><text:span text:style-name="Source_20_Text">dir(obj)</text:span></text:p>
            </table:table-cell>
            <table:table-cell table:style-name="Table15.A1" office:value-type="string">
              <text:p text:style-name="Table_20_Contents">Lista atributos y métodos disponibles</text:p>
            </table:table-cell>
            <table:table-cell table:style-name="Table15.A1" office:value-type="string">
              <text:p text:style-name="Table_20_Contents"><text:span text:style-name="Source_20_Text">dir("hola")</text:span></text:p>
            </table:table-cell>
            <table:table-cell table:style-name="Table15.A1" office:value-type="string">
              <text:p text:style-name="Table_20_Contents"><text:span text:style-name="Source_20_Text">['__add__', ..., 'upper']</text:span></text:p>
            </table:table-cell>
          </table:table-row>
          <table:table-row>
            <table:table-cell table:style-name="Table15.A1" office:value-type="string">
              <text:p text:style-name="Table_20_Contents"><text:span text:style-name="Source_20_Text">vars(obj)</text:span></text:p>
            </table:table-cell>
            <table:table-cell table:style-name="Table15.A1" office:value-type="string">
              <text:p text:style-name="Table_20_Contents">Devuelve el <text:span text:style-name="Source_20_Text">__dict__</text:span> de un objeto</text:p>
            </table:table-cell>
            <table:table-cell table:style-name="Table15.A1" office:value-type="string">
              <text:p text:style-name="Table_20_Contents"><text:span text:style-name="Source_20_Text">vars(obj)</text:span></text:p>
            </table:table-cell>
            <table:table-cell table:style-name="Table15.A1" office:value-type="string">
              <text:p text:style-name="Table_20_Contents"><text:span text:style-name="Source_20_Text">{...}</text:span> <text:span text:style-name="Emphasis">(si aplica)</text:span></text:p>
            </table:table-cell>
          </table:table-row>
        </table:table>
        <text:p text:style-name="Text_20_body"/>
        <text:h text:style-name="Heading_20_3" text:outline-level="3"><text:soft-page-break/>🧠 Funciones sobre objetos y atributos</text:h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header-rows>
            <table:table-row>
              <table:table-cell table:style-name="Table16.A1" office:value-type="string">
                <text:p text:style-name="Table_20_Heading">Función</text:p>
              </table:table-cell>
              <table:table-cell table:style-name="Table16.A1" office:value-type="string">
                <text:p text:style-name="Table_20_Heading">Descripción</text:p>
              </table:table-cell>
              <table:table-cell table:style-name="Table16.A1" office:value-type="string">
                <text:p text:style-name="Table_20_Heading">Ejemplo</text:p>
              </table:table-cell>
              <table:table-cell table:style-name="Table16.A1" office:value-type="string">
                <text:p text:style-name="Table_20_Heading">Resultado / Efecto</text:p>
              </table:table-cell>
            </table:table-row>
          </table:table-header-rows>
          <table:table-row>
            <table:table-cell table:style-name="Table16.A1" office:value-type="string">
              <text:p text:style-name="Table_20_Contents"><text:span text:style-name="Source_20_Text">type(obj)</text:span></text:p>
            </table:table-cell>
            <table:table-cell table:style-name="Table16.A1" office:value-type="string">
              <text:p text:style-name="Table_20_Contents">Devuelve el tipo del objeto</text:p>
            </table:table-cell>
            <table:table-cell table:style-name="Table16.A1" office:value-type="string">
              <text:p text:style-name="Table_20_Contents"><text:span text:style-name="Source_20_Text">type(3.14)</text:span></text:p>
            </table:table-cell>
            <table:table-cell table:style-name="Table16.A1" office:value-type="string">
              <text:p text:style-name="Table_20_Contents"><text:span text:style-name="Source_20_Text">&lt;class 'float'&gt;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d(obj)</text:span></text:p>
            </table:table-cell>
            <table:table-cell table:style-name="Table16.A1" office:value-type="string">
              <text:p text:style-name="Table_20_Contents">Devuelve el identificador único del objeto en memoria</text:p>
            </table:table-cell>
            <table:table-cell table:style-name="Table16.A1" office:value-type="string">
              <text:p text:style-name="Table_20_Contents"><text:span text:style-name="Source_20_Text">id("hola")</text:span></text:p>
            </table:table-cell>
            <table:table-cell table:style-name="Table16.A1" office:value-type="string">
              <text:p text:style-name="Table_20_Contents"><text:span text:style-name="Source_20_Text">140123456789456</text:span> (varía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hash(obj)</text:span></text:p>
            </table:table-cell>
            <table:table-cell table:style-name="Table16.A1" office:value-type="string">
              <text:p text:style-name="Table_20_Contents">Devuelve el valor hash del objeto (si es hashable)</text:p>
            </table:table-cell>
            <table:table-cell table:style-name="Table16.A1" office:value-type="string">
              <text:p text:style-name="Table_20_Contents"><text:span text:style-name="Source_20_Text">hash("python")</text:span></text:p>
            </table:table-cell>
            <table:table-cell table:style-name="Table16.A1" office:value-type="string">
              <text:p text:style-name="Table_20_Contents"><text:span text:style-name="Source_20_Text">-123456789</text:span> (varía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sinstance(obj, tipo)</text:span></text:p>
            </table:table-cell>
            <table:table-cell table:style-name="Table16.A1" office:value-type="string">
              <text:p text:style-name="Table_20_Contents">Verifica si un objeto es instancia de un tipo</text:p>
            </table:table-cell>
            <table:table-cell table:style-name="Table16.A1" office:value-type="string">
              <text:p text:style-name="Table_20_Contents"><text:span text:style-name="Source_20_Text">isinstance(5, int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ssubclass(A, B)</text:span></text:p>
            </table:table-cell>
            <table:table-cell table:style-name="Table16.A1" office:value-type="string">
              <text:p text:style-name="Table_20_Contents">Verifica si una clase es subclase de otra</text:p>
            </table:table-cell>
            <table:table-cell table:style-name="Table16.A1" office:value-type="string">
              <text:p text:style-name="Table_20_Contents"><text:span text:style-name="Source_20_Text">issubclass(bool, int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callable(obj)</text:span></text:p>
            </table:table-cell>
            <table:table-cell table:style-name="Table16.A1" office:value-type="string">
              <text:p text:style-name="Table_20_Contents">¿Se puede llamar como función?</text:p>
            </table:table-cell>
            <table:table-cell table:style-name="Table16.A1" office:value-type="string">
              <text:p text:style-name="Table_20_Contents"><text:span text:style-name="Source_20_Text">callable(len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hasattr(obj, attr)</text:span></text:p>
            </table:table-cell>
            <table:table-cell table:style-name="Table16.A1" office:value-type="string">
              <text:p text:style-name="Table_20_Contents">Verifica si un objeto tiene un atributo</text:p>
            </table:table-cell>
            <table:table-cell table:style-name="Table16.A1" office:value-type="string">
              <text:p text:style-name="Table_20_Contents"><text:span text:style-name="Source_20_Text">hasattr("hola", "upper"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getattr(obj, attr)</text:span></text:p>
            </table:table-cell>
            <table:table-cell table:style-name="Table16.A1" office:value-type="string">
              <text:p text:style-name="Table_20_Contents">Obtiene el valor de un atributo</text:p>
            </table:table-cell>
            <table:table-cell table:style-name="Table16.A1" office:value-type="string">
              <text:p text:style-name="Table_20_Contents"><text:span text:style-name="Source_20_Text">getattr("hola", "upper")()</text:span></text:p>
            </table:table-cell>
            <table:table-cell table:style-name="Table16.A1" office:value-type="string">
              <text:p text:style-name="Table_20_Contents"><text:span text:style-name="Source_20_Text">'HOLA'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setattr(obj, attr, val)</text:span></text:p>
            </table:table-cell>
            <table:table-cell table:style-name="Table16.A1" office:value-type="string">
              <text:p text:style-name="Table_20_Contents">Asigna un valor a un atributo (en objetos mutables)</text:p>
            </table:table-cell>
            <table:table-cell table:style-name="Table16.A1" office:value-type="string">
              <text:p text:style-name="Table_20_Contents"><text:span text:style-name="Source_20_Text">setattr(obj, "x", 10)</text:span></text:p>
            </table:table-cell>
            <table:table-cell table:style-name="Table16.A1" office:value-type="string">
              <text:p text:style-name="Table_20_Contents">Crea o modifica <text:span text:style-name="Source_20_Text">obj.x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delattr(obj, attr)</text:span></text:p>
            </table:table-cell>
            <table:table-cell table:style-name="Table16.A1" office:value-type="string">
              <text:p text:style-name="Table_20_Contents">Elimina un atributo de un objeto</text:p>
            </table:table-cell>
            <table:table-cell table:style-name="Table16.A1" office:value-type="string">
              <text:p text:style-name="Table_20_Contents"><text:span text:style-name="Source_20_Text">delattr(obj, "x")</text:span></text:p>
            </table:table-cell>
            <table:table-cell table:style-name="Table16.A1" office:value-type="string">
              <text:p text:style-name="Table_20_Contents">Elimina <text:span text:style-name="Source_20_Text">obj.x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dir(obj)</text:span></text:p>
            </table:table-cell>
            <table:table-cell table:style-name="Table16.A1" office:value-type="string">
              <text:p text:style-name="Table_20_Contents">Lista los atributos y métodos disponibles del objeto</text:p>
            </table:table-cell>
            <table:table-cell table:style-name="Table16.A1" office:value-type="string">
              <text:p text:style-name="Table_20_Contents"><text:span text:style-name="Source_20_Text">dir("hola")</text:span></text:p>
            </table:table-cell>
            <table:table-cell table:style-name="Table16.A1" office:value-type="string">
              <text:p text:style-name="Table_20_Contents"><text:span text:style-name="Source_20_Text">['__add__', ..., 'upper']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vars(obj)</text:span></text:p>
            </table:table-cell>
            <table:table-cell table:style-name="Table16.A1" office:value-type="string">
              <text:p text:style-name="Table_20_Contents">Devuelve el diccionario <text:span text:style-name="Source_20_Text">__dict__</text:span> del objeto (si tiene)</text:p>
            </table:table-cell>
            <table:table-cell table:style-name="Table16.A1" office:value-type="string">
              <text:p text:style-name="Table_20_Contents"><text:span text:style-name="Source_20_Text">vars(obj)</text:span></text:p>
            </table:table-cell>
            <table:table-cell table:style-name="Table16.A1" office:value-type="string">
              <text:p text:style-name="Table_20_Contents"><text:span text:style-name="Source_20_Text">{'x': 10}</text:span> (por ejemplo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object()</text:span></text:p>
            </table:table-cell>
            <table:table-cell table:style-name="Table16.A1" office:value-type="string">
              <text:p text:style-name="Table_20_Contents">Crea un nuevo objeto base vacío</text:p>
            </table:table-cell>
            <table:table-cell table:style-name="Table16.A1" office:value-type="string">
              <text:p text:style-name="Table_20_Contents"><text:span text:style-name="Source_20_Text">obj = object()</text:span></text:p>
            </table:table-cell>
            <table:table-cell table:style-name="Table16.A1" office:value-type="string">
              <text:p text:style-name="Table_20_Contents">Objeto genérico sin atributos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property()</text:span></text:p>
            </table:table-cell>
            <table:table-cell table:style-name="Table16.A1" office:value-type="string">
              <text:p text:style-name="Table_20_Contents">Define una propiedad en una clase</text:p>
            </table:table-cell>
            <table:table-cell table:style-name="Table16.A1" office:value-type="string">
              <text:p text:style-name="Table_20_Contents">— <text:span text:style-name="Emphasis">(usado con decoradores o manualmente)</text:span></text:p>
            </table:table-cell>
            <table:table-cell table:style-name="Table16.A1" office:value-type="string">
              <text:p text:style-name="Table_20_Contents">Controla acceso a atributos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super()</text:span></text:p>
            </table:table-cell>
            <table:table-cell table:style-name="Table16.A1" office:value-type="string">
              <text:p text:style-name="Table_20_Contents">Accede a métodos de la clase padre desde una subclase</text:p>
            </table:table-cell>
            <table:table-cell table:style-name="Table16.A1" office:value-type="string">
              <text:p text:style-name="Table_20_Contents"><text:span text:style-name="Source_20_Text">super().metodo()</text:span></text:p>
            </table:table-cell>
            <table:table-cell table:style-name="Table16.A1" office:value-type="string">
              <text:p text:style-name="Table_20_Contents">Llama al método heredado</text:p>
            </table:table-cell>
          </table:table-row>
        </table:table>
        <text:p text:style-name="Text_20_body"/>
        <text:p text:style-name="Text_20_body"/>
        <text:p text:style-name="Text_20_body"/>
        <text:p text:style-name="Text_20_body"/>
        <text:p text:style-name="P12"><text:soft-page-break/>📚 Entrada/salida</text:p>
        <text:h text:style-name="Heading_20_3" text:outline-level="3">🧑‍💻 Entrada del usuario</text:h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header-rows>
            <table:table-row>
              <table:table-cell table:style-name="Table17.A1" office:value-type="string">
                <text:p text:style-name="Table_20_Heading">Función</text:p>
              </table:table-cell>
              <table:table-cell table:style-name="Table17.A1" office:value-type="string">
                <text:p text:style-name="Table_20_Heading">Descripción</text:p>
              </table:table-cell>
              <table:table-cell table:style-name="Table17.A1" office:value-type="string">
                <text:p text:style-name="Table_20_Heading">Ejemplo</text:p>
              </table:table-cell>
              <table:table-cell table:style-name="Table17.A1" office:value-type="string">
                <text:p text:style-name="Table_20_Heading">Resultado esperado</text:p>
              </table:table-cell>
            </table:table-row>
          </table:table-header-rows>
          <table:table-row>
            <table:table-cell table:style-name="Table17.A1" office:value-type="string">
              <text:p text:style-name="Table_20_Contents"><text:span text:style-name="Source_20_Text">input()</text:span></text:p>
            </table:table-cell>
            <table:table-cell table:style-name="Table17.A1" office:value-type="string">
              <text:p text:style-name="Table_20_Contents">Lee una línea desde la entrada estándar (como texto)</text:p>
            </table:table-cell>
            <table:table-cell table:style-name="Table17.A1" office:value-type="string">
              <text:p text:style-name="Table_20_Contents"><text:span text:style-name="Source_20_Text">nombre = input("Tu nombre: ")</text:span></text:p>
            </table:table-cell>
            <table:table-cell table:style-name="Table17.A1" office:value-type="string">
              <text:p text:style-name="Table_20_Contents">Espera que el usuario escriba algo</text:p>
            </table:table-cell>
          </table:table-row>
          <table:table-row>
            <table:table-cell table:style-name="Table17.A1" office:value-type="string">
              <text:p text:style-name="Table_20_Contents"><text:span text:style-name="Source_20_Text">open()</text:span></text:p>
            </table:table-cell>
            <table:table-cell table:style-name="Table17.A1" office:value-type="string">
              <text:p text:style-name="Table_20_Contents">Abre un archivo para lectura/escritura</text:p>
            </table:table-cell>
            <table:table-cell table:style-name="Table17.A1" office:value-type="string">
              <text:p text:style-name="Table_20_Contents"><text:span text:style-name="Source_20_Text">f = open("archivo.txt", "r")</text:span></text:p>
            </table:table-cell>
            <table:table-cell table:style-name="Table17.A1" office:value-type="string">
              <text:p text:style-name="Table_20_Contents">Devuelve un objeto archivo</text:p>
            </table:table-cell>
          </table:table-row>
        </table:table>
        <text:h text:style-name="Heading_20_3" text:outline-level="3">🖨️ Salida estándar</text:h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header-rows>
            <table:table-row>
              <table:table-cell table:style-name="Table18.A1" office:value-type="string">
                <text:p text:style-name="Table_20_Heading">Función</text:p>
              </table:table-cell>
              <table:table-cell table:style-name="Table18.A1" office:value-type="string">
                <text:p text:style-name="Table_20_Heading">Descripción</text:p>
              </table:table-cell>
              <table:table-cell table:style-name="Table18.A1" office:value-type="string">
                <text:p text:style-name="Table_20_Heading">Ejemplo</text:p>
              </table:table-cell>
              <table:table-cell table:style-name="Table18.A1" office:value-type="string">
                <text:p text:style-name="Table_20_Heading">Resultado esperado</text:p>
              </table:table-cell>
            </table:table-row>
          </table:table-header-rows>
          <table:table-row>
            <table:table-cell table:style-name="Table18.A1" office:value-type="string">
              <text:p text:style-name="Table_20_Contents"><text:span text:style-name="Source_20_Text">print()</text:span></text:p>
            </table:table-cell>
            <table:table-cell table:style-name="Table18.A1" office:value-type="string">
              <text:p text:style-name="Table_20_Contents">Muestra texto u objetos en la consola</text:p>
            </table:table-cell>
            <table:table-cell table:style-name="Table18.A1" office:value-type="string">
              <text:p text:style-name="Table_20_Contents"><text:span text:style-name="Source_20_Text">print("Hola, mundo")</text:span></text:p>
            </table:table-cell>
            <table:table-cell table:style-name="Table18.A1" office:value-type="string">
              <text:p text:style-name="Table_20_Contents">Imprime <text:span text:style-name="Source_20_Text">Hola, mundo</text:span></text:p>
            </table:table-cell>
          </table:table-row>
        </table:table>
        <text:h text:style-name="Heading_20_3" text:outline-level="3">📂 Lectura y escritura de archivos</text:h>
        <text:p text:style-name="Text_20_body">python</text:p>
        <text:p text:style-name="Preformatted_20_Text"><text:span text:style-name="Source_20_Text"># Escribir en un archivo</text:span></text:p>
        <text:p text:style-name="Preformatted_20_Text"><text:span text:style-name="Source_20_Text"><text:span text:style-name="T66">with open("saludo.txt", "w") as f:</text:span></text:span></text:p>
        <text:p text:style-name="Preformatted_20_Text"><text:span text:style-name="Source_20_Text"><text:span text:style-name="T66"><text:s text:c="4"/>f.write("¡Hola, Sergio!")</text:span></text:span></text:p>
        <text:p text:style-name="Preformatted_20_Text"/>
        <text:p text:style-name="Preformatted_20_Text"><text:span text:style-name="Source_20_Text"># Leer desde un archivo</text:span></text:p>
        <text:p text:style-name="Preformatted_20_Text"><text:span text:style-name="Source_20_Text"><text:span text:style-name="T66">with open("saludo.txt", "r") as f:</text:span></text:span></text:p>
        <text:p text:style-name="Preformatted_20_Text"><text:span text:style-name="Source_20_Text"><text:span text:style-name="T66"><text:s text:c="4"/>contenido = f.read()</text:span></text:span></text:p>
        <text:p text:style-name="P1"><text:span text:style-name="Source_20_Text"><text:span text:style-name="T66"><text:s text:c="4"/>print(contenido)</text:span></text:span></text:p>
        <text:p text:style-name="Text_20_body">📤 Salida:</text:p>
        <text:p text:style-name="P1"><text:span text:style-name="Source_20_Text">¡Hola, Sergio!</text:span></text:p>
        <text:h text:style-name="Heading_20_3" text:outline-level="3">🧠 Bonus: otras funciones útiles relacionadas</text:h>
        <table:table table:name="Table19" table:style-name="Table19">
          <table:table-column table:style-name="Table19.A"/>
          <table:table-column table:style-name="Table19.B"/>
          <table:table-column table:style-name="Table19.C"/>
          <table:table-header-rows>
            <table:table-row>
              <table:table-cell table:style-name="Table19.A1" office:value-type="string">
                <text:p text:style-name="Table_20_Heading">Función</text:p>
              </table:table-cell>
              <table:table-cell table:style-name="Table19.A1" office:value-type="string">
                <text:p text:style-name="Table_20_Heading">Descripción</text:p>
              </table:table-cell>
              <table:table-cell table:style-name="Table19.A1" office:value-type="string">
                <text:p text:style-name="Table_20_Heading">Ejemplo</text:p>
              </table:table-cell>
            </table:table-row>
          </table:table-header-rows>
          <table:table-row>
            <table:table-cell table:style-name="Table19.A1" office:value-type="string">
              <text:p text:style-name="Table_20_Contents"><text:span text:style-name="Source_20_Text">repr(obj)</text:span></text:p>
            </table:table-cell>
            <table:table-cell table:style-name="Table19.A1" office:value-type="string">
              <text:p text:style-name="Table_20_Contents">Devuelve una representación legible del objeto</text:p>
            </table:table-cell>
            <table:table-cell table:style-name="Table19.A1" office:value-type="string">
              <text:p text:style-name="Table_20_Contents"><text:span text:style-name="Source_20_Text">repr("hola")</text:span> → <text:span text:style-name="Source_20_Text">"'hola'"</text:span></text:p>
            </table:table-cell>
          </table:table-row>
          <table:table-row>
            <table:table-cell table:style-name="Table19.A1" office:value-type="string">
              <text:p text:style-name="Table_20_Contents"><text:span text:style-name="Source_20_Text">format()</text:span></text:p>
            </table:table-cell>
            <table:table-cell table:style-name="Table19.A1" office:value-type="string">
              <text:p text:style-name="Table_20_Contents">Formatea valores en cadenas</text:p>
            </table:table-cell>
            <table:table-cell table:style-name="Table19.A1" office:value-type="string">
              <text:p text:style-name="Table_20_Contents"><text:span text:style-name="Source_20_Text">format(3.14159, ".2f")</text:span> → <text:span text:style-name="Source_20_Text">'3.14'</text:span></text:p>
            </table:table-cell>
          </table:table-row>
        </table:table>
        <text:p text:style-name="Text_20_body"/>
        <text:p text:style-name="Text_20_body"/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🧰 Funciones integradas variadas y potentes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Table_20_Heading">Función</text:p>
            </table:table-cell>
            <table:table-cell table:style-name="Table20.A1" office:value-type="string">
              <text:p text:style-name="Table_20_Heading">Descripción</text:p>
            </table:table-cell>
            <table:table-cell table:style-name="Table20.A1" office:value-type="string">
              <text:p text:style-name="Table_20_Heading">Ejemplo</text:p>
            </table:table-cell>
            <table:table-cell table:style-name="Table20.A1" office:value-type="string">
              <text:p text:style-name="Table_20_Heading">Resultado / Efecto</text:p>
            </table:table-cell>
          </table:table-row>
        </table:table-header-rows>
        <table:table-row>
          <table:table-cell table:style-name="Table20.A1" office:value-type="string">
            <text:p text:style-name="Table_20_Contents"><text:span text:style-name="Source_20_Text">help(obj)</text:span></text:p>
          </table:table-cell>
          <table:table-cell table:style-name="Table20.A1" office:value-type="string">
            <text:p text:style-name="Table_20_Contents">Muestra la ayuda/documentación de un objeto</text:p>
          </table:table-cell>
          <table:table-cell table:style-name="Table20.A1" office:value-type="string">
            <text:p text:style-name="Table_20_Contents"><text:span text:style-name="Source_20_Text">help(str)</text:span></text:p>
          </table:table-cell>
          <table:table-cell table:style-name="Table20.A1" office:value-type="string">
            <text:p text:style-name="Table_20_Contents">Abre ayuda sobre string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dir(obj)</text:span></text:p>
          </table:table-cell>
          <table:table-cell table:style-name="Table20.A1" office:value-type="string">
            <text:p text:style-name="Table_20_Contents">Lista atributos y métodos disponibles</text:p>
          </table:table-cell>
          <table:table-cell table:style-name="Table20.A1" office:value-type="string">
            <text:p text:style-name="Table_20_Contents"><text:span text:style-name="Source_20_Text">dir([1, 2, 3])</text:span></text:p>
          </table:table-cell>
          <table:table-cell table:style-name="Table20.A1" office:value-type="string">
            <text:p text:style-name="Table_20_Contents"><text:span text:style-name="Source_20_Text">['__add__', ..., 'append']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vars(obj)</text:span></text:p>
          </table:table-cell>
          <table:table-cell table:style-name="Table20.A1" office:value-type="string">
            <text:p text:style-name="Table_20_Contents">Devuelve el diccionario de atributos de un objeto</text:p>
          </table:table-cell>
          <table:table-cell table:style-name="Table20.A1" office:value-type="string">
            <text:p text:style-name="Table_20_Contents"><text:span text:style-name="Source_20_Text">vars()</text:span> dentro de una función</text:p>
          </table:table-cell>
          <table:table-cell table:style-name="Table20.A1" office:value-type="string">
            <text:p text:style-name="Table_20_Contents">Variables locale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globals()</text:span></text:p>
          </table:table-cell>
          <table:table-cell table:style-name="Table20.A1" office:value-type="string">
            <text:p text:style-name="Table_20_Contents">Diccionario de variables globales</text:p>
          </table:table-cell>
          <table:table-cell table:style-name="Table20.A1" office:value-type="string">
            <text:p text:style-name="Table_20_Contents"><text:span text:style-name="Source_20_Text">globals()['x'] = 5</text:span></text:p>
          </table:table-cell>
          <table:table-cell table:style-name="Table20.A1" office:value-type="string">
            <text:p text:style-name="Table_20_Contents">Crea/modifica variable global</text:p>
          </table:table-cell>
        </table:table-row>
        <table:table-row>
          <table:table-cell table:style-name="Table20.A1" office:value-type="string">
            <text:p text:style-name="Table_20_Contents"><text:span text:style-name="Source_20_Text">locals()</text:span></text:p>
          </table:table-cell>
          <table:table-cell table:style-name="Table20.A1" office:value-type="string">
            <text:p text:style-name="Table_20_Contents">Diccionario de variables locales</text:p>
          </table:table-cell>
          <table:table-cell table:style-name="Table20.A1" office:value-type="string">
            <text:p text:style-name="Table_20_Contents"><text:span text:style-name="Source_20_Text">locals()</text:span></text:p>
          </table:table-cell>
          <table:table-cell table:style-name="Table20.A1" office:value-type="string">
            <text:p text:style-name="Table_20_Contents">Variables del entorno actual</text:p>
          </table:table-cell>
        </table:table-row>
        <table:table-row>
          <table:table-cell table:style-name="Table20.A1" office:value-type="string">
            <text:p text:style-name="Table_20_Contents"><text:span text:style-name="Source_20_Text">memoryview()</text:span></text:p>
          </table:table-cell>
          <table:table-cell table:style-name="Table20.A1" office:value-type="string">
            <text:p text:style-name="Table_20_Contents">Vista eficiente de datos binarios</text:p>
          </table:table-cell>
          <table:table-cell table:style-name="Table20.A1" office:value-type="string">
            <text:p text:style-name="Table_20_Contents"><text:span text:style-name="Source_20_Text">memoryview(b"hola")</text:span></text:p>
          </table:table-cell>
          <table:table-cell table:style-name="Table20.A1" office:value-type="string">
            <text:p text:style-name="Table_20_Contents">Objeto <text:span text:style-name="Source_20_Text">memoryview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object()</text:span></text:p>
          </table:table-cell>
          <table:table-cell table:style-name="Table20.A1" office:value-type="string">
            <text:p text:style-name="Table_20_Contents">Crea un objeto base vacío</text:p>
          </table:table-cell>
          <table:table-cell table:style-name="Table20.A1" office:value-type="string">
            <text:p text:style-name="Table_20_Contents"><text:span text:style-name="Source_20_Text">obj = object()</text:span></text:p>
          </table:table-cell>
          <table:table-cell table:style-name="Table20.A1" office:value-type="string">
            <text:p text:style-name="Table_20_Contents">Objeto genérico</text:p>
          </table:table-cell>
        </table:table-row>
        <table:table-row>
          <table:table-cell table:style-name="Table20.A1" office:value-type="string">
            <text:p text:style-name="Table_20_Contents"><text:span text:style-name="Source_20_Text">property()</text:span></text:p>
          </table:table-cell>
          <table:table-cell table:style-name="Table20.A1" office:value-type="string">
            <text:p text:style-name="Table_20_Contents">Define una propiedad en una clase</text:p>
          </table:table-cell>
          <table:table-cell table:style-name="Table20.A1" office:value-type="string">
            <text:p text:style-name="Table_20_Contents">Usado con <text:span text:style-name="Source_20_Text">@property</text:span></text:p>
          </table:table-cell>
          <table:table-cell table:style-name="Table20.A1" office:value-type="string">
            <text:p text:style-name="Table_20_Contents">Controla acceso a atributo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taticmethod()</text:span></text:p>
          </table:table-cell>
          <table:table-cell table:style-name="Table20.A1" office:value-type="string">
            <text:p text:style-name="Table_20_Contents">Define un método estático en una clase</text:p>
          </table:table-cell>
          <table:table-cell table:style-name="Table20.A1" office:value-type="string">
            <text:p text:style-name="Table_20_Contents">Usado con <text:span text:style-name="Source_20_Text">@staticmethod</text:span></text:p>
          </table:table-cell>
          <table:table-cell table:style-name="Table20.A1" office:value-type="string">
            <text:p text:style-name="Table_20_Contents">Método sin <text:span text:style-name="Source_20_Text">self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classmethod()</text:span></text:p>
          </table:table-cell>
          <table:table-cell table:style-name="Table20.A1" office:value-type="string">
            <text:p text:style-name="Table_20_Contents">Define un método de clase</text:p>
          </table:table-cell>
          <table:table-cell table:style-name="Table20.A1" office:value-type="string">
            <text:p text:style-name="Table_20_Contents">Usado con <text:span text:style-name="Source_20_Text">@classmethod</text:span></text:p>
          </table:table-cell>
          <table:table-cell table:style-name="Table20.A1" office:value-type="string">
            <text:p text:style-name="Table_20_Contents">Método con <text:span text:style-name="Source_20_Text">cls</text:span> como primer arg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lice()</text:span></text:p>
          </table:table-cell>
          <table:table-cell table:style-name="Table20.A1" office:value-type="string">
            <text:p text:style-name="Table_20_Contents">Crea un objeto de corte para secuencias</text:p>
          </table:table-cell>
          <table:table-cell table:style-name="Table20.A1" office:value-type="string">
            <text:p text:style-name="Table_20_Contents"><text:span text:style-name="Source_20_Text">slice(1, 4)</text:span></text:p>
          </table:table-cell>
          <table:table-cell table:style-name="Table20.A1" office:value-type="string">
            <text:p text:style-name="Table_20_Contents">Equivale a <text:span text:style-name="Source_20_Text">[1:4]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uper()</text:span></text:p>
          </table:table-cell>
          <table:table-cell table:style-name="Table20.A1" office:value-type="string">
            <text:p text:style-name="Table_20_Contents">Llama métodos de la clase padre</text:p>
          </table:table-cell>
          <table:table-cell table:style-name="Table20.A1" office:value-type="string">
            <text:p text:style-name="Table_20_Contents"><text:span text:style-name="Source_20_Text">super().metodo()</text:span></text:p>
          </table:table-cell>
          <table:table-cell table:style-name="Table20.A1" office:value-type="string">
            <text:p text:style-name="Table_20_Contents">Herencia</text:p>
          </table:table-cell>
        </table:table-row>
        <table:table-row>
          <table:table-cell table:style-name="Table20.A1" office:value-type="string">
            <text:p text:style-name="Table_20_Contents"><text:span text:style-name="Source_20_Text">__import__()</text:span></text:p>
          </table:table-cell>
          <table:table-cell table:style-name="Table20.A1" office:value-type="string">
            <text:p text:style-name="Table_20_Contents">Importa un módulo dinámicamente</text:p>
          </table:table-cell>
          <table:table-cell table:style-name="Table20.A1" office:value-type="string">
            <text:p text:style-name="Table_20_Contents"><text:span text:style-name="Source_20_Text">__import__('math').sqrt(9)</text:span></text:p>
          </table:table-cell>
          <table:table-cell table:style-name="Table20.A1" office:value-type="string">
            <text:p text:style-name="Table_20_Contents"><text:span text:style-name="Source_20_Text">3.0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ascii(obj)</text:span></text:p>
          </table:table-cell>
          <table:table-cell table:style-name="Table20.A1" office:value-type="string">
            <text:p text:style-name="Table_20_Contents">Como <text:span text:style-name="Source_20_Text">repr()</text:span>, pero escapa caracteres no ASCII</text:p>
          </table:table-cell>
          <table:table-cell table:style-name="Table20.A1" office:value-type="string">
            <text:p text:style-name="Table_20_Contents"><text:span text:style-name="Source_20_Text">ascii("ñandú")</text:span></text:p>
          </table:table-cell>
          <table:table-cell table:style-name="Table20.A1" office:value-type="string">
            <text:p text:style-name="Table_20_Contents"><text:span text:style-name="Source_20_Text">'\\u00f1and\\u00fa'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format()</text:span></text:p>
          </table:table-cell>
          <table:table-cell table:style-name="Table20.A1" office:value-type="string">
            <text:p text:style-name="Table_20_Contents">Formatea valores como texto</text:p>
          </table:table-cell>
          <table:table-cell table:style-name="Table20.A1" office:value-type="string">
            <text:p text:style-name="Table_20_Contents"><text:span text:style-name="Source_20_Text">format(3.14159, ".2f")</text:span></text:p>
          </table:table-cell>
          <table:table-cell table:style-name="Table20.A1" office:value-type="string">
            <text:p text:style-name="Table_20_Contents"><text:span text:style-name="Source_20_Text">'3.14'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repr(obj)</text:span></text:p>
          </table:table-cell>
          <table:table-cell table:style-name="Table20.A1" office:value-type="string">
            <text:p text:style-name="Table_20_Contents">Representación oficial del objeto</text:p>
          </table:table-cell>
          <table:table-cell table:style-name="Table20.A1" office:value-type="string">
            <text:p text:style-name="Table_20_Contents"><text:span text:style-name="Source_20_Text">repr("hola")</text:span></text:p>
          </table:table-cell>
          <table:table-cell table:style-name="Table20.A1" office:value-type="string">
            <text:p text:style-name="Table_20_Contents"><text:span text:style-name="Source_20_Text">"'hola'"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listado completo de los tipos de métodos en Python</text:p>
      <text:h text:style-name="P4" text:outline-level="3">1. <text:span text:style-name="Strong_20_Emphasis">Métodos de instancia</text:span></text:h>
      <text:list xml:id="list3901219839" text:style-name="L6">
        <text:list-item>
          <text:p text:style-name="P45">Usan <text:span text:style-name="Source_20_Text"><text:span text:style-name="T66">self</text:span></text:span> como primer parámetro.</text:p>
        </text:list-item>
        <text:list-item>
          <text:p text:style-name="P45">Acceden a atributos y métodos del objeto.</text:p>
        </text:list-item>
      </text:list>
      <text:p text:style-name="Text_20_body">python</text:p>
      <text:p text:style-name="Preformatted_20_Text"><text:span text:style-name="Source_20_Text"><text:span text:style-name="T66">class Persona:</text:span></text:span></text:p>
      <text:p text:style-name="Preformatted_20_Text"><text:span text:style-name="Source_20_Text"><text:span text:style-name="T66"><text:s text:c="4"/>def saludar(self):</text:span></text:span></text:p>
      <text:p text:style-name="P1"><text:span text:style-name="Source_20_Text"><text:span text:style-name="T66"><text:s text:c="8"/>return "¡Hola!"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66">p = Persona()</text:span></text:span></text:p>
      <text:p text:style-name="P1"><text:span text:style-name="Source_20_Text"><text:span text:style-name="T66">print(p.saludar())</text:span></text:span><text:span text:style-name="Source_20_Text"> <text:s/># → ¡Hola!</text:span></text:p>
      <text:h text:style-name="Heading_20_3" text:outline-level="3">🏛️ 2. <text:span text:style-name="Strong_20_Emphasis">Métodos de clase</text:span></text:h>
      <text:list xml:id="list866295247" text:style-name="L7">
        <text:list-item>
          <text:p text:style-name="P46">Usan <text:span text:style-name="Source_20_Text">@</text:span><text:span text:style-name="Source_20_Text"><text:span text:style-name="T2">class</text:span></text:span><text:span text:style-name="Source_20_Text">method</text:span> y <text:span text:style-name="Source_20_Text"><text:span text:style-name="T2">cls</text:span></text:span> como primer parámetro.</text:p>
        </text:list-item>
        <text:list-item>
          <text:p text:style-name="P46">Acceden a atributos de clase.</text:p>
        </text:list-item>
      </text:list>
      <text:p text:style-name="Text_20_body">python</text:p>
      <text:p text:style-name="Preformatted_20_Text"><text:span text:style-name="Source_20_Text"><text:span text:style-name="T66">class Animal:</text:span></text:span></text:p>
      <text:p text:style-name="Preformatted_20_Text"><text:span text:style-name="Source_20_Text"><text:span text:style-name="T66"><text:s text:c="4"/>especie = "Mamífero"</text:span></text:span></text:p>
      <text:p text:style-name="Preformatted_20_Text"/>
      <text:p text:style-name="Preformatted_20_Text"><text:span text:style-name="Source_20_Text"><text:s text:c="4"/>@classmethod</text:span></text:p>
      <text:p text:style-name="Preformatted_20_Text"><text:span text:style-name="Source_20_Text"><text:s text:c="4"/></text:span><text:span text:style-name="Source_20_Text"><text:span text:style-name="T66">def info(cls):</text:span></text:span></text:p>
      <text:p text:style-name="P1"><text:span text:style-name="Source_20_Text"><text:span text:style-name="T66"><text:s text:c="8"/>return f"Todos son {cls.especie}"</text:span></text:span></text:p>
      <text:p text:style-name="Text_20_body">📤 Uso:</text:p>
      <text:p text:style-name="Text_20_body">python</text:p>
      <text:p text:style-name="P1"><text:span text:style-name="Source_20_Text"><text:span text:style-name="T66">print(Animal.info())</text:span></text:span><text:span text:style-name="Source_20_Text"> <text:s/># → Todos son Mamífero</text:span></text:p>
      <text:h text:style-name="Heading_20_3" text:outline-level="3">🧊 3. <text:span text:style-name="Strong_20_Emphasis">Métodos estáticos</text:span></text:h>
      <text:list xml:id="list116078601" text:style-name="L8">
        <text:list-item>
          <text:p text:style-name="P47">Usan <text:span text:style-name="Source_20_Text">@staticmethod</text:span>.</text:p>
        </text:list-item>
        <text:list-item>
          <text:p text:style-name="P47">No reciben ni <text:span text:style-name="Source_20_Text">self</text:span> ni <text:span text:style-name="Source_20_Text">cls</text:span>.</text:p>
        </text:list-item>
      </text:list>
      <text:p text:style-name="Text_20_body">python</text:p>
      <text:p text:style-name="Preformatted_20_Text"><text:span text:style-name="Source_20_Text"><text:span text:style-name="T66">class Matematica:</text:span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</text:span><text:span text:style-name="Source_20_Text"><text:span text:style-name="T66">def sumar(a, b):</text:span></text:span></text:p>
      <text:p text:style-name="P1"><text:span text:style-name="Source_20_Text"><text:span text:style-name="T66"><text:s text:c="8"/>return a + b</text:span></text:span></text:p>
      <text:p text:style-name="Text_20_body"><text:soft-page-break/>📤 Uso:</text:p>
      <text:p text:style-name="Text_20_body">python</text:p>
      <text:p text:style-name="P1"><text:span text:style-name="Source_20_Text"><text:span text:style-name="T66">print(Matematica.sumar(3, 4)) <text:s/># → 7</text:span></text:span></text:p>
      <text:h text:style-name="Heading_20_3" text:outline-level="3">✨ 4. <text:span text:style-name="Strong_20_Emphasis">Métodos mágicos o especiales</text:span></text:h>
      <text:list xml:id="list2745811830" text:style-name="L9">
        <text:list-item>
          <text:p text:style-name="P48">Comienzan y terminan con <text:span text:style-name="Source_20_Text">__</text:span> (doble guion bajo).</text:p>
        </text:list-item>
        <text:list-item>
          <text:p text:style-name="P48">Personalizan el comportamiento de objetos.</text:p>
        </text:list-item>
      </text:list>
      <text:p text:style-name="Text_20_body">python</text:p>
      <text:p text:style-name="Preformatted_20_Text"><text:span text:style-name="Source_20_Text"><text:span text:style-name="T66">class Libro:</text:span></text:span></text:p>
      <text:p text:style-name="Preformatted_20_Text"><text:span text:style-name="Source_20_Text"><text:span text:style-name="T66"><text:s text:c="4"/>def __init__(self, titulo):</text:span></text:span></text:p>
      <text:p text:style-name="Preformatted_20_Text"><text:span text:style-name="Source_20_Text"><text:span text:style-name="T66"><text:s text:c="8"/>self.titulo = titulo</text:span></text:span></text:p>
      <text:p text:style-name="P37"/>
      <text:p text:style-name="Preformatted_20_Text"><text:span text:style-name="Source_20_Text"><text:span text:style-name="T66"><text:s text:c="4"/>def __str__(self):</text:span></text:span></text:p>
      <text:p text:style-name="P1"><text:span text:style-name="Source_20_Text"><text:span text:style-name="T66"><text:s text:c="8"/>return f"Libro: {self.titulo}"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66">l = Libro("1984")</text:span></text:span></text:p>
      <text:p text:style-name="P1"><text:span text:style-name="Source_20_Text"><text:span text:style-name="T66">print(l) </text:span></text:span><text:span text:style-name="Source_20_Text"><text:s/># → Libro: 1984</text:span></text:p>
      <text:h text:style-name="Heading_20_3" text:outline-level="3">🧬 5. <text:span text:style-name="Strong_20_Emphasis">Métodos de acceso (propiedades)</text:span></text:h>
      <text:list xml:id="list1888260036" text:style-name="L10">
        <text:list-item>
          <text:p text:style-name="P49">Usan <text:span text:style-name="Source_20_Text">@property</text:span> y <text:span text:style-name="Source_20_Text">@&lt;nombre&gt;.setter</text:span>.</text:p>
        </text:list-item>
        <text:list-item>
          <text:p text:style-name="P49">Controlan lectura y escritura de atributos privados.</text:p>
        </text:list-item>
      </text:list>
      <text:p text:style-name="Text_20_body">python</text:p>
      <text:p text:style-name="Preformatted_20_Text"><text:span text:style-name="Source_20_Text"><text:span text:style-name="T66">class Cuenta:</text:span></text:span></text:p>
      <text:p text:style-name="Preformatted_20_Text"><text:span text:style-name="Source_20_Text"><text:span text:style-name="T66"><text:s text:c="4"/>def __init__(self):</text:span></text:span></text:p>
      <text:p text:style-name="Preformatted_20_Text"><text:span text:style-name="Source_20_Text"><text:span text:style-name="T66"><text:s text:c="8"/>self._saldo = 0</text:span></text:span></text:p>
      <text:p text:style-name="Preformatted_20_Text"/>
      <text:p text:style-name="Preformatted_20_Text"><text:span text:style-name="Source_20_Text"><text:s text:c="4"/>@property</text:span></text:p>
      <text:p text:style-name="Preformatted_20_Text"><text:span text:style-name="Source_20_Text"><text:s text:c="4"/>d</text:span><text:span text:style-name="Source_20_Text"><text:span text:style-name="T66">ef saldo(self):</text:span></text:span></text:p>
      <text:p text:style-name="Preformatted_20_Text"><text:span text:style-name="Source_20_Text"><text:span text:style-name="T66"><text:s text:c="8"/>return self._saldo</text:span></text:span></text:p>
      <text:p text:style-name="Preformatted_20_Text"/>
      <text:p text:style-name="Preformatted_20_Text"><text:span text:style-name="Source_20_Text"><text:s text:c="4"/>@saldo.setter</text:span></text:p>
      <text:p text:style-name="Preformatted_20_Text"><text:span text:style-name="Source_20_Text"><text:s text:c="4"/></text:span><text:span text:style-name="Source_20_Text"><text:span text:style-name="T66">def saldo(self, valor):</text:span></text:span></text:p>
      <text:p text:style-name="Preformatted_20_Text"><text:span text:style-name="Source_20_Text"><text:span text:style-name="T66"><text:s text:c="8"/>if valor &gt;= 0:</text:span></text:span></text:p>
      <text:p text:style-name="P1"><text:span text:style-name="Source_20_Text"><text:span text:style-name="T66"><text:s text:c="12"/>self._saldo = valor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66">c = Cuenta()</text:span></text:span></text:p>
      <text:p text:style-name="Preformatted_20_Text"><text:span text:style-name="Source_20_Text"><text:span text:style-name="T66">c.saldo = 100</text:span></text:span></text:p>
      <text:p text:style-name="P1"><text:span text:style-name="Source_20_Text"><text:span text:style-name="T66">print(c.saldo) <text:s/># → 100</text:span></text:span></text:p>
      <text:h text:style-name="P4" text:outline-level="3"><text:soft-page-break/>🔤 Métodos de cadenas (<text:span text:style-name="Source_20_Text">str</text:span>) en Python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Table_20_Heading">Método</text:p>
            </table:table-cell>
            <table:table-cell table:style-name="Table21.A1" office:value-type="string">
              <text:p text:style-name="Table_20_Heading">Descripción</text:p>
            </table:table-cell>
            <table:table-cell table:style-name="Table21.A1" office:value-type="string">
              <text:p text:style-name="Table_20_Heading">Ejemplo</text:p>
            </table:table-cell>
            <table:table-cell table:style-name="Table21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1.A1" office:value-type="string">
            <text:p text:style-name="Table_20_Contents"><text:span text:style-name="Source_20_Text">upper()</text:span></text:p>
          </table:table-cell>
          <table:table-cell table:style-name="Table21.A1" office:value-type="string">
            <text:p text:style-name="Table_20_Contents">Convierte a mayúsculas</text:p>
          </table:table-cell>
          <table:table-cell table:style-name="Table21.A1" office:value-type="string">
            <text:p text:style-name="Table_20_Contents"><text:span text:style-name="Source_20_Text">"hola".upper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lower()</text:span></text:p>
          </table:table-cell>
          <table:table-cell table:style-name="Table21.A1" office:value-type="string">
            <text:p text:style-name="Table_20_Contents">Convierte a minúsculas</text:p>
          </table:table-cell>
          <table:table-cell table:style-name="Table21.A1" office:value-type="string">
            <text:p text:style-name="Table_20_Contents"><text:span text:style-name="Source_20_Text">"HOLA".lower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capitalize()</text:span></text:p>
          </table:table-cell>
          <table:table-cell table:style-name="Table21.A1" office:value-type="string">
            <text:p text:style-name="Table_20_Contents">Primera letra en mayúscula</text:p>
          </table:table-cell>
          <table:table-cell table:style-name="Table21.A1" office:value-type="string">
            <text:p text:style-name="Table_20_Contents"><text:span text:style-name="Source_20_Text">"python".capitalize()</text:span></text:p>
          </table:table-cell>
          <table:table-cell table:style-name="Table21.A1" office:value-type="string">
            <text:p text:style-name="Table_20_Contents"><text:span text:style-name="Source_20_Text">'Python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title()</text:span></text:p>
          </table:table-cell>
          <table:table-cell table:style-name="Table21.A1" office:value-type="string">
            <text:p text:style-name="Table_20_Contents">Primera letra de cada palabra en mayúscula</text:p>
          </table:table-cell>
          <table:table-cell table:style-name="Table21.A1" office:value-type="string">
            <text:p text:style-name="Table_20_Contents"><text:span text:style-name="Source_20_Text">"hola mundo".title()</text:span></text:p>
          </table:table-cell>
          <table:table-cell table:style-name="Table21.A1" office:value-type="string">
            <text:p text:style-name="Table_20_Contents"><text:span text:style-name="Source_20_Text">'Hola Mund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trip()</text:span></text:p>
          </table:table-cell>
          <table:table-cell table:style-name="Table21.A1" office:value-type="string">
            <text:p text:style-name="Table_20_Contents">Elimina espacios al inicio y final</text:p>
          </table:table-cell>
          <table:table-cell table:style-name="Table21.A1" office:value-type="string">
            <text:p text:style-name="Table_20_Contents"><text:span text:style-name="Source_20_Text">" hola ".strip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replace(a, b)</text:span></text:p>
          </table:table-cell>
          <table:table-cell table:style-name="Table21.A1" office:value-type="string">
            <text:p text:style-name="Table_20_Contents">Reemplaza subcadenas</text:p>
          </table:table-cell>
          <table:table-cell table:style-name="Table21.A1" office:value-type="string">
            <text:p text:style-name="Table_20_Contents"><text:span text:style-name="Source_20_Text">"hola mundo".replace("mundo", "Sergio")</text:span></text:p>
          </table:table-cell>
          <table:table-cell table:style-name="Table21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plit()</text:span></text:p>
          </table:table-cell>
          <table:table-cell table:style-name="Table21.A1" office:value-type="string">
            <text:p text:style-name="Table_20_Contents">Divide en lista por espacios (o separador)</text:p>
          </table:table-cell>
          <table:table-cell table:style-name="Table21.A1" office:value-type="string">
            <text:p text:style-name="Table_20_Contents"><text:span text:style-name="Source_20_Text">"uno,dos,tres".split(",")</text:span></text:p>
          </table:table-cell>
          <table:table-cell table:style-name="Table21.A1" office:value-type="string">
            <text:p text:style-name="Table_20_Contents"><text:span text:style-name="Source_20_Text">['uno', 'dos', 'tres']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join(lista)</text:span></text:p>
          </table:table-cell>
          <table:table-cell table:style-name="Table21.A1" office:value-type="string">
            <text:p text:style-name="Table_20_Contents">Une elementos con un separador</text:p>
          </table:table-cell>
          <table:table-cell table:style-name="Table21.A1" office:value-type="string">
            <text:p text:style-name="Table_20_Contents"><text:span text:style-name="Source_20_Text">" ".join(["Hola", "Sergio"])</text:span></text:p>
          </table:table-cell>
          <table:table-cell table:style-name="Table21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find(sub)</text:span></text:p>
          </table:table-cell>
          <table:table-cell table:style-name="Table21.A1" office:value-type="string">
            <text:p text:style-name="Table_20_Contents">Devuelve índice de la primera aparición</text:p>
          </table:table-cell>
          <table:table-cell table:style-name="Table21.A1" office:value-type="string">
            <text:p text:style-name="Table_20_Contents"><text:span text:style-name="Source_20_Text">"banana".find("na")</text:span></text:p>
          </table:table-cell>
          <table:table-cell table:style-name="Table2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tartswith(sub)</text:span></text:p>
          </table:table-cell>
          <table:table-cell table:style-name="Table21.A1" office:value-type="string">
            <text:p text:style-name="Table_20_Contents">¿Empieza con...?</text:p>
          </table:table-cell>
          <table:table-cell table:style-name="Table21.A1" office:value-type="string">
            <text:p text:style-name="Table_20_Contents"><text:span text:style-name="Source_20_Text">"python".startswith("py"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endswith(sub)</text:span></text:p>
          </table:table-cell>
          <table:table-cell table:style-name="Table21.A1" office:value-type="string">
            <text:p text:style-name="Table_20_Contents">¿Termina con...?</text:p>
          </table:table-cell>
          <table:table-cell table:style-name="Table21.A1" office:value-type="string">
            <text:p text:style-name="Table_20_Contents"><text:span text:style-name="Source_20_Text">"archivo.txt".endswith(".txt"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alpha()</text:span></text:p>
          </table:table-cell>
          <table:table-cell table:style-name="Table21.A1" office:value-type="string">
            <text:p text:style-name="Table_20_Contents">¿Solo letras?</text:p>
          </table:table-cell>
          <table:table-cell table:style-name="Table21.A1" office:value-type="string">
            <text:p text:style-name="Table_20_Contents"><text:span text:style-name="Source_20_Text">"abc".isalpha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digit()</text:span></text:p>
          </table:table-cell>
          <table:table-cell table:style-name="Table21.A1" office:value-type="string">
            <text:p text:style-name="Table_20_Contents">¿Solo dígitos?</text:p>
          </table:table-cell>
          <table:table-cell table:style-name="Table21.A1" office:value-type="string">
            <text:p text:style-name="Table_20_Contents"><text:span text:style-name="Source_20_Text">"123".isdigit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alnum()</text:span></text:p>
          </table:table-cell>
          <table:table-cell table:style-name="Table21.A1" office:value-type="string">
            <text:p text:style-name="Table_20_Contents">¿Letras y/o números?</text:p>
          </table:table-cell>
          <table:table-cell table:style-name="Table21.A1" office:value-type="string">
            <text:p text:style-name="Table_20_Contents"><text:span text:style-name="Source_20_Text">"abc123".isalnum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count(sub)</text:span></text:p>
          </table:table-cell>
          <table:table-cell table:style-name="Table21.A1" office:value-type="string">
            <text:p text:style-name="Table_20_Contents">Cuenta cuántas veces aparece una subcadena</text:p>
          </table:table-cell>
          <table:table-cell table:style-name="Table21.A1" office:value-type="string">
            <text:p text:style-name="Table_20_Contents"><text:span text:style-name="Source_20_Text">"banana".count("a")</text:span></text:p>
          </table:table-cell>
          <table:table-cell table:style-name="Table21.A1" office:value-type="string">
            <text:p text:style-name="Table_20_Contents"><text:span text:style-name="Source_20_Text">3</text:span></text:p>
          </table:table-cell>
        </table:table-row>
      </table:table>
      <text:h text:style-name="P4" text:outline-level="3">Métodos de búsqueda en cadenas (<text:span text:style-name="Source_20_Text">str</text:span>)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>
            <table:table-cell table:style-name="Table22.A1" office:value-type="string">
              <text:p text:style-name="Table_20_Heading">Método</text:p>
            </table:table-cell>
            <table:table-cell table:style-name="Table22.A1" office:value-type="string">
              <text:p text:style-name="Table_20_Heading">Descripción</text:p>
            </table:table-cell>
            <table:table-cell table:style-name="Table22.A1" office:value-type="string">
              <text:p text:style-name="Table_20_Heading">Ejemplo</text:p>
            </table:table-cell>
            <table:table-cell table:style-name="Table22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2.A1" office:value-type="string">
            <text:p text:style-name="Table_20_Contents"><text:span text:style-name="Source_20_Text">find(sub)</text:span></text:p>
          </table:table-cell>
          <table:table-cell table:style-name="Table22.A1" office:value-type="string">
            <text:p text:style-name="Table_20_Contents">Devuelve el índice de la primera aparición de <text:span text:style-name="Source_20_Text">sub</text:span></text:p>
          </table:table-cell>
          <table:table-cell table:style-name="Table22.A1" office:value-type="string">
            <text:p text:style-name="Table_20_Contents"><text:span text:style-name="Source_20_Text">"banana".find("na")</text:span></text:p>
          </table:table-cell>
          <table:table-cell table:style-name="Table2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rfind(sub)</text:span></text:p>
          </table:table-cell>
          <table:table-cell table:style-name="Table22.A1" office:value-type="string">
            <text:p text:style-name="Table_20_Contents">Igual que <text:span text:style-name="Source_20_Text">find()</text:span>, pero busca desde el final</text:p>
          </table:table-cell>
          <table:table-cell table:style-name="Table22.A1" office:value-type="string">
            <text:p text:style-name="Table_20_Contents"><text:span text:style-name="Source_20_Text">"banana".rfind("na")</text:span></text:p>
          </table:table-cell>
          <table:table-cell table:style-name="Table22.A1" office:value-type="string">
            <text:p text:style-name="Table_20_Contents"><text:span text:style-name="Source_20_Text">4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index(sub)</text:span></text:p>
          </table:table-cell>
          <table:table-cell table:style-name="Table22.A1" office:value-type="string">
            <text:p text:style-name="Table_20_Contents">Como <text:span text:style-name="Source_20_Text">find()</text:span>, pero lanza error si no encuentra</text:p>
          </table:table-cell>
          <table:table-cell table:style-name="Table22.A1" office:value-type="string">
            <text:p text:style-name="Table_20_Contents"><text:span text:style-name="Source_20_Text">"hola".index("o")</text:span></text:p>
          </table:table-cell>
          <table:table-cell table:style-name="Table22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rindex(sub)</text:span></text:p>
          </table:table-cell>
          <table:table-cell table:style-name="Table22.A1" office:value-type="string">
            <text:p text:style-name="Table_20_Contents">Como <text:span text:style-name="Source_20_Text">rfind()</text:span>, pero lanza error si no encuentra</text:p>
          </table:table-cell>
          <table:table-cell table:style-name="Table22.A1" office:value-type="string">
            <text:p text:style-name="Table_20_Contents"><text:span text:style-name="Source_20_Text">"hola hola".rindex("o")</text:span></text:p>
          </table:table-cell>
          <table:table-cell table:style-name="Table22.A1" office:value-type="string">
            <text:p text:style-name="Table_20_Contents"><text:span text:style-name="Source_20_Text">7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startswith(sub)</text:span></text:p>
          </table:table-cell>
          <table:table-cell table:style-name="Table22.A1" office:value-type="string">
            <text:p text:style-name="Table_20_Contents">¿La cadena comienza con <text:span text:style-name="Source_20_Text">sub</text:span>?</text:p>
          </table:table-cell>
          <table:table-cell table:style-name="Table22.A1" office:value-type="string">
            <text:p text:style-name="Table_20_Contents"><text:span text:style-name="Source_20_Text">"python".startswith("py")</text:span></text:p>
          </table:table-cell>
          <table:table-cell table:style-name="Table22.A1" office:value-type="string">
            <text:p text:style-name="Table_20_Contents"><text:span text:style-name="Source_20_Text">True</text:span></text:p>
          </table:table-cell>
        </table:table-row>
        <text:soft-page-break/>
        <table:table-row>
          <table:table-cell table:style-name="Table22.A1" office:value-type="string">
            <text:p text:style-name="Table_20_Contents"><text:span text:style-name="Source_20_Text">endswith(sub)</text:span></text:p>
          </table:table-cell>
          <table:table-cell table:style-name="Table22.A1" office:value-type="string">
            <text:p text:style-name="Table_20_Contents">¿La cadena termina con <text:span text:style-name="Source_20_Text">sub</text:span>?</text:p>
          </table:table-cell>
          <table:table-cell table:style-name="Table22.A1" office:value-type="string">
            <text:p text:style-name="Table_20_Contents"><text:span text:style-name="Source_20_Text">"archivo.txt".endswith(".txt")</text:span></text:p>
          </table:table-cell>
          <table:table-cell table:style-name="Table22.A1" office:value-type="string">
            <text:p text:style-name="Table_20_Contents"><text:span text:style-name="Source_20_Text">True</text:span></text:p>
          </table:table-cell>
        </table:table-row>
      </table:table>
      <text:h text:style-name="P4" text:outline-level="3">✅ Métodos de verificación para <text:span text:style-name="Source_20_Text">str</text:span>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Table_20_Heading">Método</text:p>
            </table:table-cell>
            <table:table-cell table:style-name="Table23.A1" office:value-type="string">
              <text:p text:style-name="Table_20_Heading">¿Qué verifica?</text:p>
            </table:table-cell>
            <table:table-cell table:style-name="Table23.A1" office:value-type="string">
              <text:p text:style-name="Table_20_Heading">Ejemplo</text:p>
            </table:table-cell>
            <table:table-cell table:style-name="Table23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3.A1" office:value-type="string">
            <text:p text:style-name="Table_20_Contents"><text:span text:style-name="Source_20_Text">isalpha()</text:span></text:p>
          </table:table-cell>
          <table:table-cell table:style-name="Table23.A1" office:value-type="string">
            <text:p text:style-name="Table_20_Contents">Solo letras (sin espacios ni números)</text:p>
          </table:table-cell>
          <table:table-cell table:style-name="Table23.A1" office:value-type="string">
            <text:p text:style-name="Table_20_Contents"><text:span text:style-name="Source_20_Text">"Hola".isalpha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digit()</text:span></text:p>
          </table:table-cell>
          <table:table-cell table:style-name="Table23.A1" office:value-type="string">
            <text:p text:style-name="Table_20_Contents">Solo dígitos (0–9)</text:p>
          </table:table-cell>
          <table:table-cell table:style-name="Table23.A1" office:value-type="string">
            <text:p text:style-name="Table_20_Contents"><text:span text:style-name="Source_20_Text">"123".isdigit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alnum()</text:span></text:p>
          </table:table-cell>
          <table:table-cell table:style-name="Table23.A1" office:value-type="string">
            <text:p text:style-name="Table_20_Contents">Letras y/o números (sin símbolos ni espacios)</text:p>
          </table:table-cell>
          <table:table-cell table:style-name="Table23.A1" office:value-type="string">
            <text:p text:style-name="Table_20_Contents"><text:span text:style-name="Source_20_Text">"abc123".isalnum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space()</text:span></text:p>
          </table:table-cell>
          <table:table-cell table:style-name="Table23.A1" office:value-type="string">
            <text:p text:style-name="Table_20_Contents">Solo espacios o caracteres en blanco</text:p>
          </table:table-cell>
          <table:table-cell table:style-name="Table23.A1" office:value-type="string">
            <text:p text:style-name="Table_20_Contents"><text:span text:style-name="Source_20_Text">" ".isspace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lower()</text:span></text:p>
          </table:table-cell>
          <table:table-cell table:style-name="Table23.A1" office:value-type="string">
            <text:p text:style-name="Table_20_Contents">Todas las letras en minúscula</text:p>
          </table:table-cell>
          <table:table-cell table:style-name="Table23.A1" office:value-type="string">
            <text:p text:style-name="Table_20_Contents"><text:span text:style-name="Source_20_Text">"python".islow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upper()</text:span></text:p>
          </table:table-cell>
          <table:table-cell table:style-name="Table23.A1" office:value-type="string">
            <text:p text:style-name="Table_20_Contents">Todas las letras en mayúscula</text:p>
          </table:table-cell>
          <table:table-cell table:style-name="Table23.A1" office:value-type="string">
            <text:p text:style-name="Table_20_Contents"><text:span text:style-name="Source_20_Text">"PYTHON".isupp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title()</text:span></text:p>
          </table:table-cell>
          <table:table-cell table:style-name="Table23.A1" office:value-type="string">
            <text:p text:style-name="Table_20_Contents">Cada palabra empieza con mayúscula</text:p>
          </table:table-cell>
          <table:table-cell table:style-name="Table23.A1" office:value-type="string">
            <text:p text:style-name="Table_20_Contents"><text:span text:style-name="Source_20_Text">"Hola Mundo".istitle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decimal()</text:span></text:p>
          </table:table-cell>
          <table:table-cell table:style-name="Table23.A1" office:value-type="string">
            <text:p text:style-name="Table_20_Contents">Solo números decimales (enteros positivos)</text:p>
          </table:table-cell>
          <table:table-cell table:style-name="Table23.A1" office:value-type="string">
            <text:p text:style-name="Table_20_Contents"><text:span text:style-name="Source_20_Text">"42".isdecimal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numeric()</text:span></text:p>
          </table:table-cell>
          <table:table-cell table:style-name="Table23.A1" office:value-type="string">
            <text:p text:style-name="Table_20_Contents">Números (incluye fracciones, superíndices, etc.)</text:p>
          </table:table-cell>
          <table:table-cell table:style-name="Table23.A1" office:value-type="string">
            <text:p text:style-name="Table_20_Contents"><text:span text:style-name="Source_20_Text">"⅓".isnumeric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ascii()</text:span></text:p>
          </table:table-cell>
          <table:table-cell table:style-name="Table23.A1" office:value-type="string">
            <text:p text:style-name="Table_20_Contents">Solo caracteres ASCII (0–127)</text:p>
          </table:table-cell>
          <table:table-cell table:style-name="Table23.A1" office:value-type="string">
            <text:p text:style-name="Table_20_Contents"><text:span text:style-name="Source_20_Text">"Python123".isascii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identifier()</text:span></text:p>
          </table:table-cell>
          <table:table-cell table:style-name="Table23.A1" office:value-type="string">
            <text:p text:style-name="Table_20_Contents">¿Es un identificador válido en Python?</text:p>
          </table:table-cell>
          <table:table-cell table:style-name="Table23.A1" office:value-type="string">
            <text:p text:style-name="Table_20_Contents"><text:span text:style-name="Source_20_Text">"variable_1".isidentifi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printable()</text:span></text:p>
          </table:table-cell>
          <table:table-cell table:style-name="Table23.A1" office:value-type="string">
            <text:p text:style-name="Table_20_Contents">¿Todos los caracteres son imprimibles?</text:p>
          </table:table-cell>
          <table:table-cell table:style-name="Table23.A1" office:value-type="string">
            <text:p text:style-name="Table_20_Contents"><text:span text:style-name="Source_20_Text">"Hola\n".isprintable()</text:span></text:p>
          </table:table-cell>
          <table:table-cell table:style-name="Table23.A1" office:value-type="string">
            <text:p text:style-name="Table_20_Contents"><text:span text:style-name="Source_20_Text">False</text:span></text:p>
          </table:table-cell>
        </table:table-row>
      </table:table>
      <text:h text:style-name="P4" text:outline-level="3">🧼 Métodos de limpieza para cadenas (<text:span text:style-name="Source_20_Text">str</text:span>)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header-rows>
          <table:table-row>
            <table:table-cell table:style-name="Table24.A1" office:value-type="string">
              <text:p text:style-name="Table_20_Heading">Método</text:p>
            </table:table-cell>
            <table:table-cell table:style-name="Table24.A1" office:value-type="string">
              <text:p text:style-name="Table_20_Heading">¿Qué hace?</text:p>
            </table:table-cell>
            <table:table-cell table:style-name="Table24.A1" office:value-type="string">
              <text:p text:style-name="Table_20_Heading">Ejemplo</text:p>
            </table:table-cell>
            <table:table-cell table:style-name="Table24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4.A1" office:value-type="string">
            <text:p text:style-name="Table_20_Contents"><text:span text:style-name="Source_20_Text">strip()</text:span></text:p>
          </table:table-cell>
          <table:table-cell table:style-name="Table24.A1" office:value-type="string">
            <text:p text:style-name="Table_20_Contents">Elimina espacios (u otros caracteres) al inicio y final</text:p>
          </table:table-cell>
          <table:table-cell table:style-name="Table24.A1" office:value-type="string">
            <text:p text:style-name="Table_20_Contents"><text:span text:style-name="Source_20_Text">" hola ".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lstrip()</text:span></text:p>
          </table:table-cell>
          <table:table-cell table:style-name="Table24.A1" office:value-type="string">
            <text:p text:style-name="Table_20_Contents">Elimina espacios solo al inicio</text:p>
          </table:table-cell>
          <table:table-cell table:style-name="Table24.A1" office:value-type="string">
            <text:p text:style-name="Table_20_Contents"><text:span text:style-name="Source_20_Text">" hola".l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strip()</text:span></text:p>
          </table:table-cell>
          <table:table-cell table:style-name="Table24.A1" office:value-type="string">
            <text:p text:style-name="Table_20_Contents">Elimina espacios solo al final</text:p>
          </table:table-cell>
          <table:table-cell table:style-name="Table24.A1" office:value-type="string">
            <text:p text:style-name="Table_20_Contents"><text:span text:style-name="Source_20_Text">"hola ".r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place(a, b)</text:span></text:p>
          </table:table-cell>
          <table:table-cell table:style-name="Table24.A1" office:value-type="string">
            <text:p text:style-name="Table_20_Contents">Reemplaza subcadenas</text:p>
          </table:table-cell>
          <table:table-cell table:style-name="Table24.A1" office:value-type="string">
            <text:p text:style-name="Table_20_Contents"><text:span text:style-name="Source_20_Text">"hola mundo".replace("mundo", "Sergio")</text:span></text:p>
          </table:table-cell>
          <table:table-cell table:style-name="Table24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moveprefix()</text:span></text:p>
          </table:table-cell>
          <table:table-cell table:style-name="Table24.A1" office:value-type="string">
            <text:p text:style-name="Table_20_Contents">Elimina un prefijo si existe (desde Python 3.9)</text:p>
          </table:table-cell>
          <table:table-cell table:style-name="Table24.A1" office:value-type="string">
            <text:p text:style-name="Table_20_Contents"><text:span text:style-name="Source_20_Text">"spam_huevo".removeprefix("spam_")</text:span></text:p>
          </table:table-cell>
          <table:table-cell table:style-name="Table24.A1" office:value-type="string">
            <text:p text:style-name="Table_20_Contents"><text:span text:style-name="Source_20_Text">'huev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movesuffix()</text:span></text:p>
          </table:table-cell>
          <table:table-cell table:style-name="Table24.A1" office:value-type="string">
            <text:p text:style-name="Table_20_Contents">Elimina un sufijo si existe (desde Python 3.9)</text:p>
          </table:table-cell>
          <table:table-cell table:style-name="Table24.A1" office:value-type="string">
            <text:p text:style-name="Table_20_Contents"><text:span text:style-name="Source_20_Text">"archivo.txt".removesuffix(".txt")</text:span></text:p>
          </table:table-cell>
          <table:table-cell table:style-name="Table24.A1" office:value-type="string">
            <text:p text:style-name="Table_20_Contents"><text:span text:style-name="Source_20_Text">'archiv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translate()</text:span></text:p>
          </table:table-cell>
          <table:table-cell table:style-name="Table24.A1" office:value-type="string">
            <text:p text:style-name="Table_20_Contents">Elimina o reemplaza <text:soft-page-break/>múltiples caracteres</text:p>
          </table:table-cell>
          <table:table-cell table:style-name="Table24.A1" office:value-type="string">
            <text:p text:style-name="Table_20_Contents">Ver ejemplo abajo</text:p>
          </table:table-cell>
          <table:table-cell table:style-name="Table24.D8" office:value-type="string">
            <text:p text:style-name="P13"/>
          </table:table-cell>
        </table:table-row>
      </table:table>
      <text:h text:style-name="P4" text:outline-level="3">🔁 <text:span text:style-name="Source_20_Text">replace()</text:span> – Reemplazar texto</text:h>
      <text:h text:style-name="P4" text:outline-level="3">🔁 <text:span text:style-name="Source_20_Text">replace(old, new[, count])</text:span></text:h>
      <text:p text:style-name="Text_20_body">Reemplaza todas las apariciones de una subcadena por otra. Si se indica <text:span text:style-name="Source_20_Text">count</text:span>, solo reemplaza esa cantidad.</text:p>
      <text:p text:style-name="Text_20_body">python</text:p>
      <text:p text:style-name="Preformatted_20_Text"><text:span text:style-name="Source_20_Text"><text:span text:style-name="T66">texto = "uno uno uno"</text:span></text:span></text:p>
      <text:p text:style-name="Preformatted_20_Text"><text:span text:style-name="Source_20_Text"><text:span text:style-name="T66">print(texto.replace("uno", "dos")) </text:span></text:span><text:span text:style-name="Source_20_Text"><text:s text:c="8"/># → 'dos dos dos'</text:span></text:p>
      <text:p text:style-name="P1"><text:span text:style-name="Source_20_Text"><text:span text:style-name="T66">print(texto.replace("uno", "dos", 2))</text:span></text:span><text:span text:style-name="Source_20_Text"> <text:s text:c="5"/># → 'dos dos uno'</text:span></text:p>
      <text:h text:style-name="Heading_20_3" text:outline-level="3">🧠 <text:span text:style-name="Source_20_Text">translate()</text:span> + <text:span text:style-name="Source_20_Text">str.maketrans()</text:span></text:h>
      <text:p text:style-name="Text_20_body">Permite reemplazar múltiples caracteres a la vez, o incluso eliminarlos.</text:p>
      <text:p text:style-name="Text_20_body">python</text:p>
      <text:p text:style-name="Preformatted_20_Text"><text:span text:style-name="Source_20_Text"><text:span text:style-name="T66">tabla = str.maketrans("aeiou", "12345")</text:span></text:span></text:p>
      <text:p text:style-name="P1"><text:span text:style-name="Source_20_Text"><text:span text:style-name="T66">print("hola mundo".translate(tabla)) <text:s text:c="2"/></text:span></text:span><text:span text:style-name="Source_20_Text"><text:s text:c="4"/># → 'h4l1 m5nd4'</text:span></text:p>
      <text:p text:style-name="Text_20_body">Eliminar caracteres:</text:p>
      <text:p text:style-name="Text_20_body">python</text:p>
      <text:p text:style-name="Preformatted_20_Text"><text:span text:style-name="Source_20_Text"><text:span text:style-name="T66">import string</text:span></text:span></text:p>
      <text:p text:style-name="Preformatted_20_Text"><text:span text:style-name="Source_20_Text"><text:span text:style-name="T66">texto = "¡Hola, Sergio!"</text:span></text:span></text:p>
      <text:p text:style-name="Preformatted_20_Text"><text:span text:style-name="Source_20_Text"><text:span text:style-name="T66">limpio = texto.translate(str.maketrans("", "", string.punctuation))</text:span></text:span></text:p>
      <text:p text:style-name="P1"><text:span text:style-name="Source_20_Text"><text:span text:style-name="T66">print(limpio</text:span></text:span><text:span text:style-name="Source_20_Text">) <text:s text:c="29"/># → 'Hola Sergio'</text:span></text:p>
      <text:h text:style-name="Heading_20_3" text:outline-level="3">✂️ <text:span text:style-name="Source_20_Text">removeprefix(prefix)</text:span> <text:span text:style-name="Emphasis">(desde Python 3.9)</text:span></text:h>
      <text:p text:style-name="Text_20_body">Elimina un prefijo si está presente.</text:p>
      <text:p text:style-name="Text_20_body">python</text:p>
      <text:p text:style-name="Preformatted_20_Text"><text:span text:style-name="Source_20_Text"><text:span text:style-name="T66">archivo = "log_error.txt"</text:span></text:span></text:p>
      <text:p text:style-name="P1"><text:span text:style-name="Source_20_Text"><text:span text:style-name="T66">print(archivo.removeprefix("log_"))</text:span></text:span><text:span text:style-name="Source_20_Text"> <text:s text:c="7"/># → 'error.txt'</text:span></text:p>
      <text:h text:style-name="Heading_20_3" text:outline-level="3">🔚 <text:span text:style-name="Source_20_Text">removesuffix(suffix)</text:span> <text:span text:style-name="Emphasis">(desde Python 3.9)</text:span></text:h>
      <text:p text:style-name="Text_20_body">Elimina un sufijo si está presente.</text:p>
      <text:p text:style-name="Text_20_body">python</text:p>
      <text:p text:style-name="Preformatted_20_Text"><text:span text:style-name="Source_20_Text"><text:span text:style-name="T66">archivo = "reporte_final.pdf"</text:span></text:span></text:p>
      <text:p text:style-name="P1"><text:span text:style-name="Source_20_Text"><text:span text:style-name="T66">print(archivo.removesuffix(".pdf"))</text:span></text:span><text:span text:style-name="Source_20_Text"> <text:s text:c="7"/># → 'reporte_final'</text:span></text:p>
      <text:p text:style-name="P7"><text:soft-page-break/><text:span text:style-name="Strong_20_Emphasis">métodos de formato</text:span></text:p>
      <text:h text:style-name="P4" text:outline-level="3"><text:span text:style-name="Strong_20_Emphasis"><text:span text:style-name="T1">🧩 1. </text:span></text:span><text:span text:style-name="Strong_20_Emphasis"><text:span text:style-name="Source_20_Text"><text:span text:style-name="T1">str.format()</text:span></text:span></text:span></text:h>
      <text:p text:style-name="Text_20_body">Permite insertar valores en <text:span text:style-name="Source_20_Text">{}</text:span> dentro de una cadena.</text:p>
      <text:p text:style-name="Text_20_body">python</text:p>
      <text:p text:style-name="Preformatted_20_Text"><text:span text:style-name="Source_20_Text"><text:span text:style-name="T66">nombre = "Sergio"</text:span></text:span></text:p>
      <text:p text:style-name="Preformatted_20_Text"><text:span text:style-name="Source_20_Text"><text:span text:style-name="T66">edad = 30</text:span></text:span></text:p>
      <text:p text:style-name="Preformatted_20_Text"><text:span text:style-name="Source_20_Text"><text:span text:style-name="T66">print("Hola, me llamo {} y tengo {} años".format(nombre, edad))</text:span></text:span></text:p>
      <text:p text:style-name="P1"><text:span text:style-name="Source_20_Text"># → Hola, me llamo Sergio y tengo 30 años</text:span></text:p>
      <text:p text:style-name="Text_20_body">Con nombres:</text:p>
      <text:p text:style-name="Text_20_body">python</text:p>
      <text:p text:style-name="P1"><text:span text:style-name="Source_20_Text"><text:span text:style-name="T66">print("Hola, soy {n} y tengo {e} años".format(n="Sergio", e=30))</text:span></text:span></text:p>
      <text:p text:style-name="Text_20_body">Con índices:</text:p>
      <text:p text:style-name="Text_20_body">python</text:p>
      <text:p text:style-name="P1"><text:span text:style-name="Source_20_Text"><text:span text:style-name="T66">print("Primero: {0}, Segundo: {1}".format("A", "B"))</text:span></text:span></text:p>
      <text:h text:style-name="Heading_20_3" text:outline-level="3">⚡ 2. f-strings (desde Python 3.6)</text:h>
      <text:p text:style-name="Text_20_body">Más moderno y legible. Se antepone una <text:span text:style-name="Source_20_Text">f</text:span> a la cadena y se usan variables directamente dentro de <text:span text:style-name="Source_20_Text">{}</text:span>.</text:p>
      <text:p text:style-name="Text_20_body">python</text:p>
      <text:p text:style-name="Preformatted_20_Text"><text:span text:style-name="Source_20_Text"><text:span text:style-name="T66">nombre = "Sergio"</text:span></text:span></text:p>
      <text:p text:style-name="Preformatted_20_Text"><text:span text:style-name="Source_20_Text"><text:span text:style-name="T66">edad = 30</text:span></text:span></text:p>
      <text:p text:style-name="P1"><text:span text:style-name="Source_20_Text"><text:span text:style-name="T66">print(f"Hola, soy {nombre} y tengo {edad} años")</text:span></text:span></text:p>
      <text:p text:style-name="Text_20_body">Con expresiones:</text:p>
      <text:p text:style-name="Text_20_body">python</text:p>
      <text:p text:style-name="P1"><text:span text:style-name="Source_20_Text"><text:span text:style-name="T66">print(f"El doble de 5 es {5 * 2}")</text:span></text:span></text:p>
      <text:h text:style-name="Heading_20_3" text:outline-level="3">📐 3. Formato numérico</text:h>
      <text:p text:style-name="Text_20_body">python</text:p>
      <text:p text:style-name="Preformatted_20_Text"><text:span text:style-name="Source_20_Text"><text:span text:style-name="T66">pi = 3.141592</text:span></text:span></text:p>
      <text:p text:style-name="Preformatted_20_Text"><text:span text:style-name="Source_20_Text"><text:span text:style-name="T66">print("Pi con 2 decimales: {:.2f}".format(pi)</text:span></text:span><text:span text:style-name="Source_20_Text">) <text:s text:c="2"/># → Pi con 2 decimales: 3.14</text:span></text:p>
      <text:p text:style-name="P1"><text:span text:style-name="Source_20_Text"><text:span text:style-name="T66">print(f"Pi con 3 decimales: {pi:.3f}") </text:span></text:span><text:span text:style-name="Source_20_Text"><text:s text:c="10"/># → Pi con 3 decimales: 3.142</text:span></text:p>
      <text:h text:style-name="Heading_20_3" text:outline-level="3"/>
      <text:p text:style-name="Text_20_body"/>
      <text:h text:style-name="Heading_20_3" text:outline-level="3"><text:soft-page-break/>🧮 4. Alineación y relleno</text:h>
      <text:p text:style-name="Text_20_body">python</text:p>
      <text:p text:style-name="Preformatted_20_Text"><text:span text:style-name="Source_20_Text"><text:span text:style-name="T66">print("{:&lt;10}".format("izq")) </text:span></text:span><text:span text:style-name="Source_20_Text"><text:s text:c="2"/># izquierda</text:span></text:p>
      <text:p text:style-name="Preformatted_20_Text"><text:span text:style-name="Source_20_Text"><text:span text:style-name="T66">print("{:^10}".format("centro"))</text:span></text:span><text:span text:style-name="Source_20_Text"># centrado</text:span></text:p>
      <text:p text:style-name="P1"><text:span text:style-name="Source_20_Text"><text:span text:style-name="T66">print("{:&gt;10}".format("der")) </text:span></text:span><text:span text:style-name="Source_20_Text"><text:s text:c="2"/># derecha</text:span></text:p>
      <text:p text:style-name="Text_20_body">Con f-strings:</text:p>
      <text:p text:style-name="Text_20_body">python</text:p>
      <text:p text:style-name="P1"><text:span text:style-name="Source_20_Text"><text:span text:style-name="T66">print(f"{'Python':*^12}") </text:span></text:span><text:span text:style-name="Source_20_Text"><text:s text:c="6"/># → **Python***</text:span></text:p>
      <text:h text:style-name="Heading_20_3" text:outline-level="3">🧠 5. <text:span text:style-name="Source_20_Text">%</text:span> (formato clásico)</text:h>
      <text:p text:style-name="Text_20_body">Más antiguo, pero aún válido:</text:p>
      <text:p text:style-name="Text_20_body">python</text:p>
      <text:p text:style-name="Preformatted_20_Text"><text:span text:style-name="Source_20_Text"><text:span text:style-name="T66">nombre = "Sergio"</text:span></text:span></text:p>
      <text:p text:style-name="Preformatted_20_Text"><text:span text:style-name="Source_20_Text"><text:span text:style-name="T66">print("Hola, %s" % nombre) </text:span></text:span><text:span text:style-name="Source_20_Text"><text:s text:c="5"/># → Hola, Sergio</text:span></text:p>
      <text:p text:style-name="P1"><text:span text:style-name="Source_20_Text"><text:span text:style-name="T66">print("Edad: %d años" % 30) <text:s/></text:span></text:span><text:span text:style-name="Source_20_Text"><text:s text:c="3"/># → Edad: 30 años</text:span></text:p>
      <text:p text:style-name="P6"><text:span text:style-name="Strong_20_Emphasis"><text:span text:style-name="T12">metodos de relleno</text:span></text:span></text:p>
      <text:h text:style-name="P5" text:outline-level="3"><text:span text:style-name="Strong_20_Emphasis">🔢 1. </text:span><text:span text:style-name="Strong_20_Emphasis"><text:span text:style-name="Source_20_Text">zfill(width)</text:span></text:span></text:h>
      <text:p text:style-name="Text_20_body">Rellena con ceros (<text:span text:style-name="Source_20_Text">0</text:span>) a la izquierda hasta alcanzar el ancho deseado.</text:p>
      <text:p text:style-name="Text_20_body">python</text:p>
      <text:p text:style-name="Preformatted_20_Text"><text:span text:style-name="Source_20_Text"><text:span text:style-name="T66">codigo = "42"</text:span></text:span></text:p>
      <text:p text:style-name="P1"><text:span text:style-name="Source_20_Text"><text:span text:style-name="T66">print(codigo.zfill(5))</text:span></text:span><text:span text:style-name="Source_20_Text"> <text:s/># → '00042'</text:span></text:p>
      <text:h text:style-name="Heading_20_3" text:outline-level="3">▶️ 2. <text:span text:style-name="Source_20_Text">rjust(width, fillchar)</text:span></text:h>
      <text:p text:style-name="Text_20_body">Alinea a la derecha y rellena con el carácter que elijas (puede ser <text:span text:style-name="Source_20_Text">'0'</text:span>).</text:p>
      <text:p text:style-name="Text_20_body">python</text:p>
      <text:p text:style-name="Preformatted_20_Text"><text:span text:style-name="Source_20_Text"><text:span text:style-name="T66">numero = "7"</text:span></text:span></text:p>
      <text:p text:style-name="P1"><text:span text:style-name="Source_20_Text"><text:span text:style-name="T66">print(numero.rjust(4, "0"))</text:span></text:span><text:span text:style-name="Source_20_Text"> <text:s/># → '0007'</text:span></text:p>
      <text:h text:style-name="Heading_20_3" text:outline-level="3">◀️ 3. <text:span text:style-name="Source_20_Text">ljust(width, fillchar)</text:span></text:h>
      <text:p text:style-name="Text_20_body">Alinea a la izquierda y rellena a la derecha.</text:p>
      <text:p text:style-name="Text_20_body">python</text:p>
      <text:p text:style-name="Preformatted_20_Text"><text:span text:style-name="Source_20_Text"><text:span text:style-name="T66">texto = "ID"</text:span></text:span></text:p>
      <text:p text:style-name="P1"><text:span text:style-name="Source_20_Text"><text:span text:style-name="T66">print(texto.ljust(6, "0")) </text:span></text:span><text:span text:style-name="Source_20_Text"><text:s/># → 'ID0000'</text:span></text:p>
      <text:h text:style-name="Heading_20_3" text:outline-level="3"><text:soft-page-break/>📍 4. <text:span text:style-name="Source_20_Text">center(width, fillchar)</text:span></text:h>
      <text:p text:style-name="Text_20_body">Centra el texto y lo rodea con el carácter indicado.</text:p>
      <text:p text:style-name="Text_20_body">python</text:p>
      <text:p text:style-name="Preformatted_20_Text"><text:span text:style-name="Source_20_Text"><text:span text:style-name="T66">etiqueta = "42"</text:span></text:span></text:p>
      <text:p text:style-name="P1"><text:span text:style-name="Source_20_Text"><text:span text:style-name="T66">print(etiqueta.center(6, "0")) </text:span></text:span><text:span text:style-name="Source_20_Text"><text:s/># → '002400'</text:span></text:p>
      <text:h text:style-name="Heading_20_3" text:outline-level="3">⚡ 5. f-strings con formato numérico (desde Python 3.6)</text:h>
      <text:p text:style-name="Text_20_body">Ideal para enteros o floats convertidos a cadenas con ceros a la izquierda.</text:p>
      <text:p text:style-name="Text_20_body">python</text:p>
      <text:p text:style-name="Preformatted_20_Text"><text:span text:style-name="Source_20_Text"><text:span text:style-name="T66">n = 5</text:span></text:span></text:p>
      <text:p text:style-name="P1"><text:span text:style-name="Source_20_Text"><text:span text:style-name="T66">print(f"{n:03}")</text:span></text:span><text:span text:style-name="Source_20_Text"> <text:s/># → '005'</text:span></text:p>
      <text:h text:style-name="Heading_20_3" text:outline-level="3">🧩 6. <text:span text:style-name="Source_20_Text">format()</text:span> clásico</text:h>
      <text:p text:style-name="Text_20_body">python</text:p>
      <text:p text:style-name="P1"><text:span text:style-name="Source_20_Text"><text:span text:style-name="T66">print("{:04}".format(9)) </text:span></text:span><text:span text:style-name="Source_20_Text"><text:s/># → '0009'</text:span></text:p>
      <text:h text:style-name="Heading_20_3" text:outline-level="3">🧠 Tip: convertir enteros antes de usar métodos de <text:span text:style-name="Source_20_Text">str</text:span></text:h>
      <text:p text:style-name="Text_20_body">python</text:p>
      <text:p text:style-name="Preformatted_20_Text"><text:span text:style-name="Source_20_Text"><text:span text:style-name="T66">n = 7</text:span></text:span></text:p>
      <text:p text:style-name="P1"><text:span text:style-name="Source_20_Text"><text:span text:style-name="T66">print(str(n).zfill(3)) </text:span></text:span><text:span text:style-name="Source_20_Text"><text:s/># → '007'</text:span></text:p>
      <text:p text:style-name="P6"><text:span text:style-name="Strong_20_Emphasis">módulos que generan números pseudoaleatorios</text:span>,</text:p>
      <text:h text:style-name="P5" text:outline-level="3">1. <text:span text:style-name="Source_20_Text">random</text:span> (el más común)</text:h>
      <text:list xml:id="list1299460623" text:style-name="L11">
        <text:list-item>
          <text:p text:style-name="P50"><text:span text:style-name="Strong_20_Emphasis">Incluido en la biblioteca estándar</text:span></text:p>
        </text:list-item>
        <text:list-item>
          <text:p text:style-name="P50">Ideal para juegos, simulaciones y tareas generales</text:p>
        </text:list-item>
      </text:list>
      <text:p text:style-name="P18">para usarlo:</text:p>
      <text:p text:style-name="Preformatted_20_Text"><text:span text:style-name="Source_20_Text">import random</text:span></text:p>
      <text:p text:style-name="Preformatted_20_Text"><text:span text:style-name="Source_20_Text"/></text:p>
      <text:h text:style-name="P14" text:outline-level="2">Tipos de funciones más comunes</text:h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Table_20_Heading">Función</text:p>
            </table:table-cell>
            <table:table-cell table:style-name="Table27.A1" office:value-type="string">
              <text:p text:style-name="Table_20_Heading">Qué hace</text:p>
            </table:table-cell>
          </table:table-row>
        </table:table-header-rows>
        <table:table-row>
          <table:table-cell table:style-name="Table27.A1" office:value-type="string">
            <text:p text:style-name="Table_20_Contents"><text:span text:style-name="Source_20_Text">random.random()</text:span></text:p>
          </table:table-cell>
          <table:table-cell table:style-name="Table27.A1" office:value-type="string">
            <text:p text:style-name="Table_20_Contents">Devuelve un número flotante entre 0.0 y 1.0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randint(a, b)</text:span></text:p>
          </table:table-cell>
          <table:table-cell table:style-name="Table27.A1" office:value-type="string">
            <text:p text:style-name="Table_20_Contents">Entero aleatorio entre <text:span text:style-name="Source_20_Text">a</text:span> y <text:span text:style-name="Source_20_Text">b</text:span> (ambos incluidos)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randrange(a, b)</text:span></text:p>
          </table:table-cell>
          <table:table-cell table:style-name="Table27.A1" office:value-type="string">
            <text:p text:style-name="Table_20_Contents">Entero aleatorio entre <text:span text:style-name="Source_20_Text">a</text:span> y <text:span text:style-name="Source_20_Text">b</text:span>, pero sin incluir <text:span text:style-name="Source_20_Text">b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choice(seq)</text:span></text:p>
          </table:table-cell>
          <table:table-cell table:style-name="Table27.A1" office:value-type="string">
            <text:p text:style-name="Table_20_Contents">Elige un elemento aleatorio de una secuencia (lista, tupla, string...)</text:p>
          </table:table-cell>
        </table:table-row>
        <text:soft-page-break/>
        <table:table-row>
          <table:table-cell table:style-name="Table27.A1" office:value-type="string">
            <text:p text:style-name="Table_20_Contents"><text:span text:style-name="Source_20_Text">random.sample(seq, k)</text:span></text:p>
          </table:table-cell>
          <table:table-cell table:style-name="Table27.A1" office:value-type="string">
            <text:p text:style-name="Table_20_Contents">Devuelve <text:span text:style-name="Source_20_Text">k</text:span> elementos únicos aleatorios de una secuencia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shuffle(lista)</text:span></text:p>
          </table:table-cell>
          <table:table-cell table:style-name="Table27.A1" office:value-type="string">
            <text:p text:style-name="Table_20_Contents">Mezcla los elementos de una lista <text:span text:style-name="Strong_20_Emphasis">en el lugar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uniform(a, b)</text:span></text:p>
          </table:table-cell>
          <table:table-cell table:style-name="Table27.A1" office:value-type="string">
            <text:p text:style-name="Table_20_Contents">Flotante aleatorio entre <text:span text:style-name="Source_20_Text">a</text:span> y <text:span text:style-name="Source_20_Text">b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seed(x)</text:span></text:p>
          </table:table-cell>
          <table:table-cell table:style-name="Table27.A1" office:value-type="string">
            <text:p text:style-name="Table_20_Contents">Fija la semilla para reproducibilidad</text:p>
          </table:table-cell>
        </table:table-row>
      </table:table>
      <text:h text:style-name="Heading_20_2" text:outline-level="2">🧪 Ejemplos prácticos</text:h>
      <text:h text:style-name="Heading_20_3" text:outline-level="3">1. Número aleatorio entre 1 y 10</text:h>
      <text:p text:style-name="Text_20_body">python</text:p>
      <text:p text:style-name="Preformatted_20_Text"><text:span text:style-name="Source_20_Text"><text:span text:style-name="T66">import random</text:span></text:span></text:p>
      <text:p text:style-name="P1"><text:span text:style-name="Source_20_Text"><text:span text:style-name="T66">print(random.randint(1, 10))</text:span></text:span></text:p>
      <text:h text:style-name="Heading_20_3" text:outline-level="3">2. Elegir un nombre al azar</text:h>
      <text:p text:style-name="Text_20_body">python</text:p>
      <text:p text:style-name="Preformatted_20_Text"><text:span text:style-name="Source_20_Text"><text:span text:style-name="T66">nombres = ["Sergio", "Ana", "Luis", "Marta"]</text:span></text:span></text:p>
      <text:p text:style-name="P1"><text:span text:style-name="Source_20_Text"><text:span text:style-name="T66">print(random.choice(nombres))</text:span></text:span></text:p>
      <text:h text:style-name="Heading_20_3" text:outline-level="3">3. Mezclar una lista</text:h>
      <text:p text:style-name="Text_20_body">python</text:p>
      <text:p text:style-name="Preformatted_20_Text"><text:span text:style-name="Source_20_Text"><text:span text:style-name="T66">cartas = ["A", "K", "Q", "J"]</text:span></text:span></text:p>
      <text:p text:style-name="Preformatted_20_Text"><text:span text:style-name="Source_20_Text"><text:span text:style-name="T66">random.shuffle(cartas)</text:span></text:span></text:p>
      <text:p text:style-name="P1"><text:span text:style-name="Source_20_Text"><text:span text:style-name="T66">print(cartas)</text:span></text:span></text:p>
      <text:h text:style-name="Heading_20_3" text:outline-level="3">4. Seleccionar 3 elementos únicos</text:h>
      <text:p text:style-name="Text_20_body">python</text:p>
      <text:p text:style-name="Preformatted_20_Text"><text:span text:style-name="Source_20_Text">c</text:span><text:span text:style-name="Source_20_Text"><text:span text:style-name="T66">olores = ["rojo", "verde", "azul", "amarillo", "negro"]</text:span></text:span></text:p>
      <text:p text:style-name="P1"><text:span text:style-name="Source_20_Text"><text:span text:style-name="T66">print(random.sample(colores, 3))</text:span></text:span></text:p>
      <text:h text:style-name="Heading_20_2" text:outline-level="2">🎮 Aplicaciones reales</text:h>
      <text:list xml:id="list1569416055" text:style-name="L12">
        <text:list-item>
          <text:p text:style-name="P51">Juegos (dados, cartas, enemigos aleatorios)</text:p>
        </text:list-item>
        <text:list-item>
          <text:p text:style-name="P51">Simulaciones (tráfico, clima, economía)</text:p>
        </text:list-item>
        <text:list-item>
          <text:p text:style-name="P51">Machine learning (división de datos en entrenamiento/test)</text:p>
        </text:list-item>
        <text:list-item>
          <text:p text:style-name="P51">Seguridad (generación de contraseñas no seguras)</text:p>
        </text:list-item>
        <text:list-item>
          <text:p text:style-name="P51">Testing (datos aleatorios para pruebas)</text:p>
        </text:list-item>
      </text:list>
      <text:p text:style-name="P17"/>
      <text:p text:style-name="P17"/>
      <text:p text:style-name="P17"><text:soft-page-break/></text:p>
      <text:h text:style-name="P15" text:outline-level="3">🔹 2. <text:span text:style-name="Source_20_Text">numpy.random</text:span></text:h>
      <text:list xml:id="list508734721" text:style-name="L13">
        <text:list-item>
          <text:p text:style-name="P52">Parte de <text:span text:style-name="Strong_20_Emphasis">NumPy</text:span>, muy usado en ciencia de datos y machine learning</text:p>
        </text:list-item>
        <text:list-item>
          <text:p text:style-name="P52">Permite generar arrays de números aleatorios y distribuciones estadísticas</text:p>
        </text:list-item>
      </text:list>
      <text:p text:style-name="Text_20_body">python</text:p>
      <text:p text:style-name="Preformatted_20_Text"><text:span text:style-name="Source_20_Text"><text:span text:style-name="T66">import numpy as np</text:span></text:span></text:p>
      <text:p text:style-name="Preformatted_20_Text"><text:span text:style-name="Source_20_Text"><text:span text:style-name="T66">print(np.random.randint(1, 100, size=5)) </text:span></text:span><text:span text:style-name="Source_20_Text"><text:s/># Array de 5 enteros aleatorios</text:span></text:p>
      <text:p text:style-name="P1"><text:span text:style-name="Source_20_Text"><text:span text:style-name="T66">print(np.random.rand(3)) <text:s/></text:span></text:span><text:span text:style-name="Source_20_Text"><text:s text:c="15"/># 3 flotantes entre 0 y 1</text:span></text:p>
      <text:h text:style-name="Heading_20_3" text:outline-level="3">🔹 3. <text:span text:style-name="Source_20_Text">secrets</text:span></text:h>
      <text:list xml:id="list1147977769" text:style-name="L14">
        <text:list-item>
          <text:p text:style-name="P53">Diseñado para <text:span text:style-name="Strong_20_Emphasis">seguridad y criptografía</text:span></text:p>
        </text:list-item>
        <text:list-item>
          <text:p text:style-name="P53">Usa fuentes del sistema operativo para mayor aleatoriedad</text:p>
        </text:list-item>
      </text:list>
      <text:p text:style-name="Text_20_body">python</text:p>
      <text:p text:style-name="Preformatted_20_Text"><text:span text:style-name="Source_20_Text"><text:span text:style-name="T66">import secrets</text:span></text:span></text:p>
      <text:p text:style-name="Preformatted_20_Text"><text:span text:style-name="Source_20_Text"><text:span text:style-name="T66">print(secrets.randbelow(100))</text:span></text:span><text:span text:style-name="Source_20_Text"> <text:s text:c="10"/># Entero aleatorio &lt; 100</text:span></text:p>
      <text:p text:style-name="P1"><text:span text:style-name="Source_20_Text"><text:span text:style-name="T66">print(secrets.choice(['🐍', '🦊', '🐢'])) </text:span></text:span><text:span text:style-name="Source_20_Text"><text:s/># Emoji aleatorio</text:span></text:p>
      <text:h text:style-name="Heading_20_3" text:outline-level="3">🔹 4. <text:span text:style-name="Source_20_Text">os.urandom</text:span></text:h>
      <text:list xml:id="list985775105" text:style-name="L15">
        <text:list-item>
          <text:p text:style-name="P54">Devuelve bytes aleatorios directamente del sistema operativo</text:p>
        </text:list-item>
        <text:list-item>
          <text:p text:style-name="P54">Útil para generar claves o tokens binarios</text:p>
        </text:list-item>
      </text:list>
      <text:p text:style-name="Text_20_body">python</text:p>
      <text:p text:style-name="Preformatted_20_Text"><text:span text:style-name="Source_20_Text"><text:span text:style-name="T66">import os</text:span></text:span></text:p>
      <text:p text:style-name="P1"><text:span text:style-name="Source_20_Text"><text:span text:style-name="T66">print(os.urandom(4)) </text:span></text:span><text:span text:style-name="Source_20_Text"><text:s/># 4 bytes aleatorios (binarios)</text:span></text:p>
      <text:h text:style-name="Heading_20_3" text:outline-level="3">🔹 5. <text:span text:style-name="Source_20_Text">scipy.stats</text:span></text:h>
      <text:list xml:id="list2134346533" text:style-name="L16">
        <text:list-item>
          <text:p text:style-name="P55">Parte de <text:span text:style-name="Strong_20_Emphasis">SciPy</text:span>, ideal para simulaciones estadísticas avanzadas</text:p>
        </text:list-item>
      </text:list>
      <text:p text:style-name="Text_20_body">python</text:p>
      <text:p text:style-name="Preformatted_20_Text"><text:span text:style-name="Source_20_Text"><text:span text:style-name="T66">from scipy.stats import norm</text:span></text:span></text:p>
      <text:p text:style-name="P16"><text:span text:style-name="Source_20_Text"><text:span text:style-name="T66">print(norm.rvs(size=3))</text:span></text:span><text:span text:style-name="Source_20_Text"> <text:s/># 3 valores con distribución normal</text:span></text:p>
      <text:p text:style-name="P16">🧠 ¿Cuál usar?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Table_20_Heading">Módulo</text:p>
            </table:table-cell>
            <table:table-cell table:style-name="Table26.A1" office:value-type="string">
              <text:p text:style-name="Table_20_Heading">Ideal para...</text:p>
            </table:table-cell>
          </table:table-row>
        </table:table-header-rows>
        <table:table-row>
          <table:table-cell table:style-name="Table26.A1" office:value-type="string">
            <text:p text:style-name="Table_20_Contents"><text:span text:style-name="Source_20_Text">random</text:span></text:p>
          </table:table-cell>
          <table:table-cell table:style-name="Table26.A1" office:value-type="string">
            <text:p text:style-name="Table_20_Contents">Juegos, simulaciones, tareas generale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numpy.random</text:span></text:p>
          </table:table-cell>
          <table:table-cell table:style-name="Table26.A1" office:value-type="string">
            <text:p text:style-name="Table_20_Contents">Ciencia de datos, arrays grande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secrets</text:span></text:p>
          </table:table-cell>
          <table:table-cell table:style-name="Table26.A1" office:value-type="string">
            <text:p text:style-name="Table_20_Contents">Seguridad, contraseñas, token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os.urandom</text:span></text:p>
          </table:table-cell>
          <table:table-cell table:style-name="Table26.A1" office:value-type="string">
            <text:p text:style-name="Table_20_Contents">Criptografía de bajo nivel</text:p>
          </table:table-cell>
        </table:table-row>
        <text:soft-page-break/>
        <table:table-row>
          <table:table-cell table:style-name="Table26.A1" office:value-type="string">
            <text:p text:style-name="Table_20_Contents"><text:span text:style-name="Source_20_Text">scipy.stats</text:span></text:p>
          </table:table-cell>
          <table:table-cell table:style-name="Table26.A1" office:value-type="string">
            <text:p text:style-name="Table_20_Contents">Estadística avanzada</text:p>
          </table:table-cell>
        </table:table-row>
      </table:table>
      <text:h text:style-name="P5" text:outline-level="3"><text:span text:style-name="Strong_20_Emphasis">🧠 Métodos útiles adicionales de </text:span><text:span text:style-name="Strong_20_Emphasis"><text:span text:style-name="Source_20_Text">str</text:span>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>
            <table:table-cell table:style-name="Table25.A1" office:value-type="string">
              <text:p text:style-name="Table_20_Heading">Método</text:p>
            </table:table-cell>
            <table:table-cell table:style-name="Table25.A1" office:value-type="string">
              <text:p text:style-name="Table_20_Heading">¿Qué hace?</text:p>
            </table:table-cell>
            <table:table-cell table:style-name="Table25.A1" office:value-type="string">
              <text:p text:style-name="Table_20_Heading">Ejemplo</text:p>
            </table:table-cell>
            <table:table-cell table:style-name="Table25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5.A1" office:value-type="string">
            <text:p text:style-name="Table_20_Contents"><text:span text:style-name="Source_20_Text">swapcase()</text:span></text:p>
          </table:table-cell>
          <table:table-cell table:style-name="Table25.A1" office:value-type="string">
            <text:p text:style-name="Table_20_Contents">Invierte mayúsculas y minúsculas</text:p>
          </table:table-cell>
          <table:table-cell table:style-name="Table25.A1" office:value-type="string">
            <text:p text:style-name="Table_20_Contents"><text:span text:style-name="Source_20_Text">"Hola Mundo".swapcase()</text:span></text:p>
          </table:table-cell>
          <table:table-cell table:style-name="Table25.A1" office:value-type="string">
            <text:p text:style-name="Table_20_Contents"><text:span text:style-name="Source_20_Text">'hOLA mUNDO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casefold()</text:span></text:p>
          </table:table-cell>
          <table:table-cell table:style-name="Table25.A1" office:value-type="string">
            <text:p text:style-name="Table_20_Contents">Versión más agresiva de <text:span text:style-name="Source_20_Text">lower()</text:span> (útil en idiomas)</text:p>
          </table:table-cell>
          <table:table-cell table:style-name="Table25.A1" office:value-type="string">
            <text:p text:style-name="Table_20_Contents"><text:span text:style-name="Source_20_Text">"MÜNCHEN".casefold()</text:span></text:p>
          </table:table-cell>
          <table:table-cell table:style-name="Table25.A1" office:value-type="string">
            <text:p text:style-name="Table_20_Contents"><text:span text:style-name="Source_20_Text">'münchen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expandtabs(n)</text:span></text:p>
          </table:table-cell>
          <table:table-cell table:style-name="Table25.A1" office:value-type="string">
            <text:p text:style-name="Table_20_Contents">Reemplaza tabulaciones por espacios</text:p>
          </table:table-cell>
          <table:table-cell table:style-name="Table25.A1" office:value-type="string">
            <text:p text:style-name="Table_20_Contents"><text:span text:style-name="Source_20_Text">"a\tb".expandtabs(4)</text:span></text:p>
          </table:table-cell>
          <table:table-cell table:style-name="Table25.A1" office:value-type="string">
            <text:p text:style-name="Table_20_Contents"><text:span text:style-name="Source_20_Text">'a b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splitlines()</text:span></text:p>
          </table:table-cell>
          <table:table-cell table:style-name="Table25.A1" office:value-type="string">
            <text:p text:style-name="Table_20_Contents">Divide por saltos de línea</text:p>
          </table:table-cell>
          <table:table-cell table:style-name="Table25.A1" office:value-type="string">
            <text:p text:style-name="Table_20_Contents"><text:span text:style-name="Source_20_Text">"Hola\nSergio".splitlines()</text:span></text:p>
          </table:table-cell>
          <table:table-cell table:style-name="Table25.A1" office:value-type="string">
            <text:p text:style-name="Table_20_Contents"><text:span text:style-name="Source_20_Text">['Hola', 'Sergio']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partition(sep)</text:span></text:p>
          </table:table-cell>
          <table:table-cell table:style-name="Table25.A1" office:value-type="string">
            <text:p text:style-name="Table_20_Contents">Divide en 3 partes: antes, separador, después</text:p>
          </table:table-cell>
          <table:table-cell table:style-name="Table25.A1" office:value-type="string">
            <text:p text:style-name="Table_20_Contents"><text:span text:style-name="Source_20_Text">"clave:valor".partition(":")</text:span></text:p>
          </table:table-cell>
          <table:table-cell table:style-name="Table25.A1" office:value-type="string">
            <text:p text:style-name="Table_20_Contents"><text:span text:style-name="Source_20_Text">('clave', ':', 'valor')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rpartition(sep)</text:span></text:p>
          </table:table-cell>
          <table:table-cell table:style-name="Table25.A1" office:value-type="string">
            <text:p text:style-name="Table_20_Contents">Igual que <text:span text:style-name="Source_20_Text">partition()</text:span> pero desde el final</text:p>
          </table:table-cell>
          <table:table-cell table:style-name="Table25.A1" office:value-type="string">
            <text:p text:style-name="Table_20_Contents"><text:span text:style-name="Source_20_Text">"a:b:c".rpartition(":")</text:span></text:p>
          </table:table-cell>
          <table:table-cell table:style-name="Table25.A1" office:value-type="string">
            <text:p text:style-name="Table_20_Contents"><text:span text:style-name="Source_20_Text">('a:b', ':', 'c')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rsplit(sep, n)</text:span></text:p>
          </table:table-cell>
          <table:table-cell table:style-name="Table25.A1" office:value-type="string">
            <text:p text:style-name="Table_20_Contents">Divide desde la derecha</text:p>
          </table:table-cell>
          <table:table-cell table:style-name="Table25.A1" office:value-type="string">
            <text:p text:style-name="Table_20_Contents"><text:span text:style-name="Source_20_Text">"a,b,c".rsplit(",", 1)</text:span></text:p>
          </table:table-cell>
          <table:table-cell table:style-name="Table25.A1" office:value-type="string">
            <text:p text:style-name="Table_20_Contents"><text:span text:style-name="Source_20_Text">['a,b', 'c']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encode()</text:span></text:p>
          </table:table-cell>
          <table:table-cell table:style-name="Table25.A1" office:value-type="string">
            <text:p text:style-name="Table_20_Contents">Codifica la cadena (por ejemplo, en UTF-8)</text:p>
          </table:table-cell>
          <table:table-cell table:style-name="Table25.A1" office:value-type="string">
            <text:p text:style-name="Table_20_Contents"><text:span text:style-name="Source_20_Text">"hola".encode("utf-8")</text:span></text:p>
          </table:table-cell>
          <table:table-cell table:style-name="Table25.A1" office:value-type="string">
            <text:p text:style-name="Table_20_Contents"><text:span text:style-name="Source_20_Text">b'hola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isprintable()</text:span></text:p>
          </table:table-cell>
          <table:table-cell table:style-name="Table25.A1" office:value-type="string">
            <text:p text:style-name="Table_20_Contents">¿Todos los caracteres son imprimibles?</text:p>
          </table:table-cell>
          <table:table-cell table:style-name="Table25.A1" office:value-type="string">
            <text:p text:style-name="Table_20_Contents"><text:span text:style-name="Source_20_Text">"Hola\n".isprintable()</text:span></text:p>
          </table:table-cell>
          <table:table-cell table:style-name="Table25.A1" office:value-type="string">
            <text:p text:style-name="Table_20_Contents"><text:span text:style-name="Source_20_Text">False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isidentifier()</text:span></text:p>
          </table:table-cell>
          <table:table-cell table:style-name="Table25.A1" office:value-type="string">
            <text:p text:style-name="Table_20_Contents">¿Es un nombre válido de variable en Python?</text:p>
          </table:table-cell>
          <table:table-cell table:style-name="Table25.A1" office:value-type="string">
            <text:p text:style-name="Table_20_Contents"><text:span text:style-name="Source_20_Text">"variable_1".isidentifier()</text:span></text:p>
          </table:table-cell>
          <table:table-cell table:style-name="Table25.A1" office:value-type="string">
            <text:p text:style-name="Table_20_Contents"><text:span text:style-name="Source_20_Text">True</text:span></text:p>
          </table:table-cell>
        </table:table-row>
      </table:table>
      <text:p text:style-name="P6"><text:span text:style-name="Strong_20_Emphasis"/></text:p>
      <text:p text:style-name="P6"><text:span text:style-name="Strong_20_Emphasis">ejemplos variados del uso de </text:span><text:span text:style-name="Strong_20_Emphasis"><text:span text:style-name="Source_20_Text">input()</text:span></text:span><text:span text:style-name="Strong_20_Emphasis"> en Python para pedir distintos tipos de datos al usuario:</text:span></text:p>
      <text:h text:style-name="Heading_20_3" text:outline-level="3">🧑‍💻 1. Pedir un nombre (texto)</text:h>
      <text:p text:style-name="Text_20_body">python</text:p>
      <text:p text:style-name="Preformatted_20_Text"><text:span text:style-name="Source_20_Text"><text:span text:style-name="T66">nombre = input("¿Cómo te llamas? ")</text:span></text:span></text:p>
      <text:p text:style-name="P1"><text:span text:style-name="Source_20_Text"><text:span text:style-name="T66">print("Hola,", nombre)</text:span></text:span></text:p>
      <text:h text:style-name="Heading_20_3" text:outline-level="3">🔢 2. Pedir un número entero</text:h>
      <text:p text:style-name="Text_20_body">python</text:p>
      <text:p text:style-name="Preformatted_20_Text"><text:span text:style-name="Source_20_Text"><text:span text:style-name="T66">edad = int(input("¿Cuántos años tienes? "))</text:span></text:span></text:p>
      <text:p text:style-name="P1"><text:span text:style-name="Source_20_Text"><text:span text:style-name="T66">print("Tendrás", edad + 1, "el próximo año.")</text:span></text:span></text:p>
      <text:h text:style-name="Heading_20_3" text:outline-level="3"><text:soft-page-break/>🔣 3. Pedir un número decimal (float)</text:h>
      <text:p text:style-name="Text_20_body">python</text:p>
      <text:p text:style-name="Preformatted_20_Text"><text:span text:style-name="Source_20_Text"><text:span text:style-name="T66">altura = float(input("¿Cuál es tu altura en metros? "))</text:span></text:span></text:p>
      <text:p text:style-name="P1"><text:span text:style-name="Source_20_Text"><text:span text:style-name="T66">print("Altura registrada:", altura, "m")</text:span></text:span></text:p>
      <text:h text:style-name="Heading_20_3" text:outline-level="3">✅ 4. Confirmación tipo sí/no</text:h>
      <text:p text:style-name="Text_20_body">python</text:p>
      <text:p text:style-name="Preformatted_20_Text"><text:span text:style-name="Source_20_Text"><text:span text:style-name="T66">respuesta = input("¿Deseas continuar? (sí/no): ").strip().lower()</text:span></text:span></text:p>
      <text:p text:style-name="Preformatted_20_Text"><text:span text:style-name="Source_20_Text"><text:span text:style-name="T66">if respuesta == "sí":</text:span></text:span></text:p>
      <text:p text:style-name="Preformatted_20_Text"><text:span text:style-name="Source_20_Text"><text:span text:style-name="T66"><text:s text:c="4"/>print("¡Continuamos!")</text:span></text:span></text:p>
      <text:p text:style-name="Preformatted_20_Text"><text:span text:style-name="Source_20_Text"><text:span text:style-name="T66">else:</text:span></text:span></text:p>
      <text:p text:style-name="P1"><text:span text:style-name="Source_20_Text"><text:span text:style-name="T66"><text:s text:c="4"/>print("Programa finalizado.")</text:span></text:span></text:p>
      <text:h text:style-name="Heading_20_3" text:outline-level="3">📅 5. Pedir una fecha (como texto)</text:h>
      <text:p text:style-name="Text_20_body">python</text:p>
      <text:p text:style-name="Preformatted_20_Text"><text:span text:style-name="Source_20_Text"><text:span text:style-name="T66">fecha = input("Introduce tu fecha de nacimiento (dd/mm/aaaa): ")</text:span></text:span></text:p>
      <text:p text:style-name="P1"><text:span text:style-name="Source_20_Text"><text:span text:style-name="T66">print("Tu fecha es:", fecha)</text:span></text:span></text:p>
      <text:h text:style-name="Heading_20_3" text:outline-level="3">🧮 6. Operaciones matemáticas con dos entradas</text:h>
      <text:p text:style-name="Text_20_body">python</text:p>
      <text:p text:style-name="Preformatted_20_Text"><text:span text:style-name="Source_20_Text"><text:span text:style-name="T66">a = float(input("Introduce el primer número: "))</text:span></text:span></text:p>
      <text:p text:style-name="Preformatted_20_Text"><text:span text:style-name="Source_20_Text"><text:span text:style-name="T66">b = float(input("Introduce el segundo número: "))</text:span></text:span></text:p>
      <text:p text:style-name="P1"><text:span text:style-name="Source_20_Text"><text:span text:style-name="T66">print("La suma es:", a + b)</text:span></text:span></text:p>
      <text:h text:style-name="Heading_20_3" text:outline-level="3"/>
      <text:h text:style-name="Heading_20_3" text:outline-level="3">📋 7. Pedir varios valores separados por coma</text:h>
      <text:p text:style-name="Text_20_body">python</text:p>
      <text:p text:style-name="Preformatted_20_Text"><text:span text:style-name="Source_20_Text"><text:span text:style-name="T66">entrada = input("Introduce tres palabras separadas por comas: ")</text:span></text:span></text:p>
      <text:p text:style-name="Preformatted_20_Text"><text:span text:style-name="Source_20_Text"><text:span text:style-name="T66">palabras = entrada.split(",")</text:span></text:span></text:p>
      <text:p text:style-name="P1"><text:span text:style-name="Source_20_Text"><text:span text:style-name="T66">print("Tus palabras son:", palabras)</text:span></text:span></text:p>
      <text:h text:style-name="Heading_20_3" text:outline-level="3">🧪 8. Validar si la entrada es numérica</text:h>
      <text:p text:style-name="Text_20_body">python</text:p>
      <text:p text:style-name="Preformatted_20_Text"><text:span text:style-name="Source_20_Text"><text:span text:style-name="T66">dato = input("Introduce un número: ")</text:span></text:span></text:p>
      <text:p text:style-name="Preformatted_20_Text"><text:span text:style-name="Source_20_Text"><text:span text:style-name="T66">if dato.isdigit():</text:span></text:span></text:p>
      <text:p text:style-name="Preformatted_20_Text"><text:span text:style-name="Source_20_Text"><text:span text:style-name="T66"><text:s text:c="4"/>print("Es un número entero.")</text:span></text:span></text:p>
      <text:p text:style-name="Preformatted_20_Text"><text:span text:style-name="Source_20_Text"><text:span text:style-name="T66">else:</text:span></text:span></text:p>
      <text:p text:style-name="P1"><text:span text:style-name="Source_20_Text"><text:span text:style-name="T66"><text:s text:c="4"/>print("Eso no es un número válido.")</text:span></text:span></text:p>
      <text:h text:style-name="Heading_20_3" text:outline-level="3"><text:soft-page-break/>🧠 Nota importante</text:h>
      <text:p text:style-name="Text_20_body">La función <text:span text:style-name="Source_20_Text">input()</text:span> <text:span text:style-name="Strong_20_Emphasis">siempre devuelve una cadena (</text:span><text:span text:style-name="Source_20_Text">str</text:span><text:span text:style-name="Strong_20_Emphasis">)</text:span>, así que si necesitas trabajar con números, debes convertirlos con <text:span text:style-name="Source_20_Text">int()</text:span> o <text:span text:style-name="Source_20_Text">float()</text:span></text:p>
      <text:p text:style-name="P9"><text:span text:style-name="Strong_20_Emphasis"><text:span text:style-name="T69">Uso de if, elif y else</text:span></text:span></text:p>
      <text:p text:style-name="P9"><text:span text:style-name="Strong_20_Emphasis"><text:span text:style-name="T65">if:</text:span></text:span><text:span text:style-name="Strong_20_Emphasis"><text:span text:style-name="T4"> Si la condicion es verdadera se ejecuta el bloque.</text:span></text:span></text:p>
      <text:p text:style-name="P9"><text:span text:style-name="Strong_20_Emphasis"><text:span text:style-name="T68">if...elif...elif...else:</text:span></text:span><text:span text:style-name="Strong_20_Emphasis"><text:span text:style-name="T4"> se evaluan las condiciones en orden .la primera que sea verdadera se ejecuta y se ignoran las demas.</text:span></text:span></text:p>
      <text:p text:style-name="P9"><text:span text:style-name="Strong_20_Emphasis"><text:span text:style-name="T4">Maneras de escibirlo:</text:span></text:span></text:p>
      <text:p text:style-name="P10"><text:span text:style-name="Strong_20_Emphasis"><text:span text:style-name="T4">*en varias lineas: <text:s text:c="15"/></text:span></text:span><text:span text:style-name="Strong_20_Emphasis"><text:span text:style-name="T5">en una linea:</text:span></text:span></text:p>
      <text:p text:style-name="P8"><text:span text:style-name="Strong_20_Emphasis"><text:span text:style-name="T76">if</text:span></text:span><text:span text:style-name="Strong_20_Emphasis"><text:span text:style-name="T17"> </text:span></text:span><text:span text:style-name="Strong_20_Emphasis"><text:span text:style-name="T28">imc</text:span></text:span><text:span text:style-name="Strong_20_Emphasis"><text:span text:style-name="T17"> </text:span></text:span><text:span text:style-name="Strong_20_Emphasis"><text:span text:style-name="T35">&lt;</text:span></text:span><text:span text:style-name="Strong_20_Emphasis"><text:span text:style-name="T17"> </text:span></text:span><text:span text:style-name="Strong_20_Emphasis"><text:span text:style-name="T49">18.5</text:span></text:span><text:span text:style-name="Strong_20_Emphasis"><text:span text:style-name="T17">:</text:span></text:span></text:p>
      <text:p text:style-name="P31"><text:span text:style-name="T52"><text:tab/>print</text:span>(<text:span text:style-name="T39">"bajo peso"</text:span>) <text:s text:c="6"/><text:span text:style-name="T79"><text:s/></text:span><text:span text:style-name="Strong_20_Emphasis"><text:span text:style-name="T80">nota = 7</text:span></text:span> <text:s text:c="17"/></text:p>
      <text:p text:style-name="P31"><text:span text:style-name="T75">elif</text:span> <text:span text:style-name="T25">imc</text:span> <text:span text:style-name="T33">&lt;</text:span> <text:span text:style-name="T47">25</text:span>: <text:s text:c="24"/><text:span text:style-name="Strong_20_Emphasis"><text:span text:style-name="T80">mensaje = “aprobado” if nota &gt;= 5 else “suspenso”</text:span></text:span><text:span text:style-name="T79"> </text:span></text:p>
      <text:p text:style-name="P30"><text:span text:style-name="T52"><text:tab/>print</text:span>(<text:span text:style-name="T39">"normal"</text:span>)</text:p>
      <text:p text:style-name="P30"><text:span text:style-name="T75">elif</text:span> <text:span text:style-name="T25">imc</text:span> <text:span text:style-name="T33">&lt;</text:span> <text:span text:style-name="T47">30</text:span>: <text:s text:c="24"/><text:span text:style-name="T78">print(mensaje) <text:s/>#aprobado</text:span></text:p>
      <text:p text:style-name="P30"><text:span text:style-name="T52"><text:tab/>print</text:span>(<text:span text:style-name="T39">"sobrepeso"</text:span>)</text:p>
      <text:p text:style-name="P30"><text:span text:style-name="T75">el</text:span><text:span text:style-name="T77">se</text:span>:</text:p>
      <text:p text:style-name="P30"><text:span text:style-name="T52"><text:tab/>print</text:span>(<text:span text:style-name="T39">"obesidad grado 1"</text:span>)</text:p>
      <text:p text:style-name="P10"><text:span text:style-name="Strong_20_Emphasis"><text:span text:style-name="T5"/></text:span></text:p>
      <text:p text:style-name="P11"><text:span text:style-name="Strong_20_Emphasis"><text:span text:style-name="T67">if-if-if…: </text:span></text:span><text:span text:style-name="Strong_20_Emphasis"><text:span text:style-name="T6">si se cumples todas las condiciones de ejecuta</text:span></text:span></text:p>
      <text:p text:style-name="P10"><text:span text:style-name="Strong_20_Emphasis"><text:span text:style-name="T5"/></text:span></text:p>
      <text:p text:style-name="P56"><text:span text:style-name="Strong_20_Emphasis"><text:span text:style-name="T72">Uso de match-case</text:span></text:span></text:p>
      <text:p text:style-name="P56"><text:span text:style-name="Strong_20_Emphasis"><text:span text:style-name="T9">Es una forma de comparar un valor contra varios patrones posibles. Es útil cuando necesitas tomar decisiones basadas en distintos valores o estructuras</text:span></text:span><text:span text:style-name="Strong_20_Emphasis"><text:span text:style-name="T7">.</text:span></text:span></text:p>
      <text:h text:style-name="P33" text:outline-level="3"><text:span text:style-name="Strong_20_Emphasis"><text:span text:style-name="T7">🧠 Ejemplo con tipos y patrones</text:span></text:span></text:h>
      <text:p text:style-name="Text_20_body">python</text:p>
      <text:p text:style-name="Preformatted_20_Text"><text:span text:style-name="Source_20_Text"><text:span text:style-name="T66">def procesa(valor):</text:span></text:span></text:p>
      <text:p text:style-name="Preformatted_20_Text"><text:span text:style-name="Source_20_Text"><text:span text:style-name="T66"><text:s text:c="4"/>match valor:</text:span></text:span></text:p>
      <text:p text:style-name="Preformatted_20_Text"><text:span text:style-name="Source_20_Text"><text:span text:style-name="T66"><text:s text:c="8"/>case int():</text:span></text:span></text:p>
      <text:p text:style-name="Preformatted_20_Text"><text:span text:style-name="Source_20_Text"><text:span text:style-name="T66"><text:s text:c="12"/>print("Es un número entero.")</text:span></text:span></text:p>
      <text:p text:style-name="Preformatted_20_Text"><text:span text:style-name="Source_20_Text"><text:span text:style-name="T66"><text:s text:c="8"/>case str():</text:span></text:span></text:p>
      <text:p text:style-name="Preformatted_20_Text"><text:span text:style-name="Source_20_Text"><text:span text:style-name="T66"><text:s text:c="12"/>print("Es una cadena de texto.")</text:span></text:span></text:p>
      <text:p text:style-name="Preformatted_20_Text"><text:span text:style-name="Source_20_Text"><text:span text:style-name="T66"><text:s text:c="8"/>case list() if len(valor) &gt; 0:</text:span></text:span></text:p>
      <text:p text:style-name="Preformatted_20_Text"><text:span text:style-name="Source_20_Text"><text:span text:style-name="T66"><text:s text:c="12"/>print("Es una lista no vacía.")</text:span></text:span></text:p>
      <text:p text:style-name="Preformatted_20_Text"><text:span text:style-name="Source_20_Text"><text:span text:style-name="T66"><text:s text:c="8"/>case _:</text:span></text:span></text:p>
      <text:p text:style-name="P1"><text:span text:style-name="Source_20_Text"><text:span text:style-name="T66"><text:s text:c="12"/>print("Tipo no reconocido.")</text:span></text:span></text:p>
      <text:h text:style-name="P33" text:outline-level="3"><text:soft-page-break/><text:span text:style-name="Strong_20_Emphasis"><text:span text:style-name="T72">Comparación: </text:span></text:span><text:span text:style-name="Strong_20_Emphasis"><text:span text:style-name="Source_20_Text"><text:span text:style-name="T70">match-case</text:span></text:span></text:span><text:span text:style-name="Strong_20_Emphasis"><text:span text:style-name="T72"> vs </text:span></text:span><text:span text:style-name="Strong_20_Emphasis"><text:span text:style-name="Source_20_Text"><text:span text:style-name="T70">if-else</text:span></text:span>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header-rows>
          <table:table-row>
            <table:table-cell table:style-name="Table28.A1" office:value-type="string">
              <text:p text:style-name="Table_20_Heading">Característica</text:p>
            </table:table-cell>
            <table:table-cell table:style-name="Table28.A1" office:value-type="string">
              <text:p text:style-name="Table_20_Heading"><text:span text:style-name="Source_20_Text">match-case</text:span></text:p>
            </table:table-cell>
            <table:table-cell table:style-name="Table28.A1" office:value-type="string">
              <text:p text:style-name="Table_20_Heading"><text:span text:style-name="Source_20_Text">if-elif-else</text:span></text:p>
            </table:table-cell>
          </table:table-row>
        </table:table-header-rows>
        <table:table-row>
          <table:table-cell table:style-name="Table28.A1" office:value-type="string">
            <text:p text:style-name="Table_20_Contents"><text:span text:style-name="Strong_20_Emphasis">Disponibilidad</text:span></text:p>
          </table:table-cell>
          <table:table-cell table:style-name="Table28.A1" office:value-type="string">
            <text:p text:style-name="Table_20_Contents">Desde Python 3.10</text:p>
          </table:table-cell>
          <table:table-cell table:style-name="Table28.A1" office:value-type="string">
            <text:p text:style-name="Table_20_Contents">Disponible desde siempre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Legibilidad</text:span></text:p>
          </table:table-cell>
          <table:table-cell table:style-name="Table28.A1" office:value-type="string">
            <text:p text:style-name="Table_20_Contents">Más limpio para múltiples condiciones</text:p>
          </table:table-cell>
          <table:table-cell table:style-name="Table28.A1" office:value-type="string">
            <text:p text:style-name="Table_20_Contents">Puede volverse difícil de leer con muchos casos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Patrones complejos</text:span></text:p>
          </table:table-cell>
          <table:table-cell table:style-name="Table28.A1" office:value-type="string">
            <text:p text:style-name="Table_20_Contents">Soporta desestructuración y patrones de tipos</text:p>
          </table:table-cell>
          <table:table-cell table:style-name="Table28.A1" office:value-type="string">
            <text:p text:style-name="Table_20_Contents">Limitado a comparaciones simples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Evaluación</text:span></text:p>
          </table:table-cell>
          <table:table-cell table:style-name="Table28.A1" office:value-type="string">
            <text:p text:style-name="Table_20_Contents">Compara contra patrones, no solo valores exactos</text:p>
          </table:table-cell>
          <table:table-cell table:style-name="Table28.A1" office:value-type="string">
            <text:p text:style-name="Table_20_Contents">Evaluación condicional booleana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Caso por defecto</text:span></text:p>
          </table:table-cell>
          <table:table-cell table:style-name="Table28.A1" office:value-type="string">
            <text:p text:style-name="Table_20_Contents"><text:span text:style-name="Source_20_Text">case _:</text:span></text:p>
          </table:table-cell>
          <table:table-cell table:style-name="Table28.A1" office:value-type="string">
            <text:p text:style-name="Table_20_Contents"><text:span text:style-name="Source_20_Text">else:</text:span>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Ideal para…</text:span></text:p>
          </table:table-cell>
          <table:table-cell table:style-name="Table28.A1" office:value-type="string">
            <text:p text:style-name="Table_20_Contents">Estructuras tipo menú, análisis de estructuras complejas</text:p>
          </table:table-cell>
          <table:table-cell table:style-name="Table28.A1" office:value-type="string">
            <text:p text:style-name="Table_20_Contents">Comparaciones simples, condiciones booleanas</text:p>
          </table:table-cell>
        </table:table-row>
      </table:table>
      <text:p text:style-name="P56"><text:span text:style-name="Strong_20_Emphasis"><text:span text:style-name="T7"/></text:span></text:p>
      <text:p text:style-name="P57"><text:span text:style-name="Strong_20_Emphasis"><text:span text:style-name="T73">Bucle for</text:span></text:span></text:p>
      <text:h text:style-name="P34" text:outline-level="3"><text:span text:style-name="Strong_20_Emphasis"><text:span text:style-name="T73">Estructura básica</text:span></text:span></text:h>
      <text:p text:style-name="Text_20_body">python</text:p>
      <text:p text:style-name="Preformatted_20_Text"><text:span text:style-name="Source_20_Text">for variable in secuencia:</text:span></text:p>
      <text:p text:style-name="P1"><text:span text:style-name="Source_20_Text"><text:s text:c="4"/># código que se ejecuta por cada elemento</text:span></text:p>
      <text:list xml:id="list4022247095" text:style-name="L17">
        <text:list-item>
          <text:p text:style-name="P58"><text:span text:style-name="Source_20_Text">variable</text:span>: toma el valor de cada elemento en la secuencia, uno por uno.</text:p>
        </text:list-item>
        <text:list-item>
          <text:p text:style-name="P58"><text:span text:style-name="Source_20_Text">secuencia</text:span>: puede ser una lista, cadena, rango, etc.</text:p>
        </text:list-item>
      </text:list>
      <text:h text:style-name="P34" text:outline-level="3"><text:span text:style-name="Strong_20_Emphasis"><text:span text:style-name="T73">📘 Ejemplos simples</text:span></text:span></text:h>
      <text:h text:style-name="Heading_20_4" text:outline-level="4">1. Recorrer una lista</text:h>
      <text:p text:style-name="Text_20_body">python</text:p>
      <text:p text:style-name="Preformatted_20_Text"><text:span text:style-name="Source_20_Text"><text:span text:style-name="T66">frutas = ["manzana", "plátano", "naranja"]</text:span></text:span></text:p>
      <text:p text:style-name="P37"/>
      <text:p text:style-name="Preformatted_20_Text"><text:span text:style-name="Source_20_Text"><text:span text:style-name="T66">for fruta in frutas:</text:span></text:span></text:p>
      <text:p text:style-name="P1"><text:span text:style-name="Source_20_Text"><text:span text:style-name="T66"><text:s text:c="4"/>print("Me gusta la", fruta)</text:span></text:span></text:p>
      <text:h text:style-name="Heading_20_4" text:outline-level="4">2. Usar <text:span text:style-name="Source_20_Text">range()</text:span> para repetir 5 veces</text:h>
      <text:p text:style-name="Text_20_body">python</text:p>
      <text:p text:style-name="Preformatted_20_Text"><text:span text:style-name="Source_20_Text"><text:span text:style-name="T66">for i in range(5):</text:span></text:span></text:p>
      <text:p text:style-name="P1"><text:span text:style-name="Source_20_Text"><text:span text:style-name="T66"><text:s text:c="4"/>print("Iteración número", i)</text:span></text:span></text:p>
      <text:p text:style-name="Text_20_body">✅ <text:span text:style-name="Source_20_Text">range(5)</text:span> genera los números del 0 al 4 (5 no está incluido).</text:p>
      <text:h text:style-name="Heading_20_4" text:outline-level="4"><text:soft-page-break/>3. Recorrer una cadena</text:h>
      <text:p text:style-name="Text_20_body">python</text:p>
      <text:p text:style-name="Preformatted_20_Text"><text:span text:style-name="Source_20_Text"><text:span text:style-name="T66">mensaje = "Hola"</text:span></text:span></text:p>
      <text:p text:style-name="P37"/>
      <text:p text:style-name="Preformatted_20_Text"><text:span text:style-name="Source_20_Text"><text:span text:style-name="T66">for letra in mensaje:</text:span></text:span></text:p>
      <text:p text:style-name="P1"><text:span text:style-name="Source_20_Text"><text:span text:style-name="T66"><text:s text:c="4"/>print(letra)</text:span></text:span></text:p>
      <text:h text:style-name="Heading_20_3" text:outline-level="3">🎯 Ejemplo con condicional dentro</text:h>
      <text:p text:style-name="Text_20_body">python</text:p>
      <text:p text:style-name="Preformatted_20_Text"><text:span text:style-name="Source_20_Text"><text:span text:style-name="T66">numeros = [1, 2, 3, 4, 5, 6]</text:span></text:span></text:p>
      <text:p text:style-name="P37"/>
      <text:p text:style-name="Preformatted_20_Text"><text:span text:style-name="Source_20_Text"><text:span text:style-name="T66">for n in numeros:</text:span></text:span></text:p>
      <text:p text:style-name="Preformatted_20_Text"><text:span text:style-name="Source_20_Text"><text:span text:style-name="T66"><text:s text:c="4"/>if n % 2 == 0:</text:span></text:span></text:p>
      <text:p text:style-name="P1"><text:span text:style-name="Source_20_Text"><text:span text:style-name="T66"><text:s text:c="8"/>print(n, "es par")</text:span></text:span></text:p>
      <text:h text:style-name="P34" text:outline-level="3"><text:span text:style-name="Strong_20_Emphasis"><text:span text:style-name="T73">🧱 Estructura básica de una función</text:span></text:span></text:h>
      <text:p text:style-name="Text_20_body">python</text:p>
      <text:p text:style-name="Preformatted_20_Text"><text:span text:style-name="Source_20_Text"><text:span text:style-name="T66">def nombre_funcion(parámetros):</text:span></text:span></text:p>
      <text:p text:style-name="Preformatted_20_Text"><text:span text:style-name="Source_20_Text"><text:span text:style-name="T66"><text:s text:c="4"/>"""</text:span></text:span></text:p>
      <text:p text:style-name="Preformatted_20_Text"><text:span text:style-name="Source_20_Text"><text:span text:style-name="T66"><text:s text:c="4"/>Descripción de lo que hace la función.</text:span></text:span></text:p>
      <text:p text:style-name="Preformatted_20_Text"><text:span text:style-name="Source_20_Text"><text:span text:style-name="T66"><text:s text:c="4"/>"""</text:span></text:span></text:p>
      <text:p text:style-name="Preformatted_20_Text"><text:span text:style-name="Source_20_Text"><text:span text:style-name="T66"><text:s text:c="4"/># cuerpo o bloque de código</text:span></text:span></text:p>
      <text:p text:style-name="P1"><text:span text:style-name="Source_20_Text"><text:span text:style-name="T66"><text:s text:c="4"/>return resultado</text:span></text:span></text:p>
      <text:h text:style-name="Heading_20_3" text:outline-level="3"/>
      <text:h text:style-name="Heading_20_3" text:outline-level="3">📘 Ejemplo práctico</text:h>
      <text:p text:style-name="Text_20_body">python</text:p>
      <text:p text:style-name="Preformatted_20_Text"><text:span text:style-name="Source_20_Text"><text:span text:style-name="T66">def saludar(nombre):</text:span></text:span></text:p>
      <text:p text:style-name="Preformatted_20_Text"><text:span text:style-name="Source_20_Text"><text:span text:style-name="T66"><text:s text:c="4"/>"""</text:span></text:span></text:p>
      <text:p text:style-name="Preformatted_20_Text"><text:span text:style-name="Source_20_Text"><text:span text:style-name="T66"><text:s text:c="4"/>Recibe un nombre y devuelve un saludo personalizado.</text:span></text:span></text:p>
      <text:p text:style-name="Preformatted_20_Text"><text:span text:style-name="Source_20_Text"><text:span text:style-name="T66"><text:s text:c="4"/>"""</text:span></text:span></text:p>
      <text:p text:style-name="P1"><text:span text:style-name="Source_20_Text"><text:span text:style-name="T66"><text:s text:c="4"/>return f"¡Hola, {nombre}!"</text:span></text:span></text:p>
      <text:p text:style-name="P57"><text:span text:style-name="Strong_20_Emphasis"><text:span text:style-name="T73"/></text:span></text:p>
      <text:p text:style-name="P57"><text:span text:style-name="Strong_20_Emphasis"><text:span text:style-name="T73"/></text:span></text:p>
      <text:p text:style-name="P57"><text:span text:style-name="Strong_20_Emphasis"><text:span text:style-name="T73"/></text:span></text:p>
      <text:p text:style-name="P57"><text:span text:style-name="Strong_20_Emphasis"><text:span text:style-name="T73"/></text:span></text:p>
      <text:p text:style-name="P57"><text:span text:style-name="Strong_20_Emphasis"><text:span text:style-name="T73"/></text:span></text:p>
      <text:p text:style-name="P57"><text:soft-page-break/><text:span text:style-name="Strong_20_Emphasis"><text:span text:style-name="T73">programación orientada a objetos (OOP</text:span></text:span><text:span text:style-name="Strong_20_Emphasis"><text:span text:style-name="T74">)</text:span></text:span></text:p>
      <text:p text:style-name="P57"><text:span text:style-name="Strong_20_Emphasis"><text:span text:style-name="T74">Una clase: </text:span></text:span><text:span text:style-name="Strong_20_Emphasis"><text:span text:style-name="T10">es un molde o plantilla que define cómo deberían ser los objetos. Contiene atributos (datos) y métodos (funciones que actúan sobre esos datos).</text:span></text:span></text:p>
      <text:h text:style-name="Heading_20_3" text:outline-level="3">🧬 Estructura básica</text:h>
      <text:p text:style-name="Text_20_body">python</text:p>
      <text:p text:style-name="Preformatted_20_Text"><text:span text:style-name="Source_20_Text"><text:span text:style-name="T66">class NombreDeLaClase:</text:span></text:span></text:p>
      <text:p text:style-name="Preformatted_20_Text"><text:span text:style-name="Source_20_Text"><text:span text:style-name="T66"><text:s text:c="4"/>"""</text:span></text:span></text:p>
      <text:p text:style-name="Preformatted_20_Text"><text:span text:style-name="Source_20_Text"><text:span text:style-name="T66"><text:s text:c="4"/>Descripción de lo que representa la clase.</text:span></text:span></text:p>
      <text:p text:style-name="Preformatted_20_Text"><text:span text:style-name="Source_20_Text"><text:span text:style-name="T66"><text:s text:c="4"/>"""</text:span></text:span></text:p>
      <text:p text:style-name="P37"/>
      <text:p text:style-name="Preformatted_20_Text"><text:span text:style-name="Source_20_Text"><text:span text:style-name="T66"><text:s text:c="4"/>def __init__(self, argumentos):</text:span></text:span></text:p>
      <text:p text:style-name="Preformatted_20_Text"><text:span text:style-name="Source_20_Text"><text:span text:style-name="T66"><text:s text:c="8"/># Constructor: se ejecuta al crear el objeto</text:span></text:span></text:p>
      <text:p text:style-name="Preformatted_20_Text"><text:span text:style-name="Source_20_Text"><text:span text:style-name="T66"><text:s text:c="8"/>self.atributo = argumentos</text:span></text:span></text:p>
      <text:p text:style-name="P37"/>
      <text:p text:style-name="Preformatted_20_Text"><text:span text:style-name="Source_20_Text"><text:span text:style-name="T66"><text:s text:c="4"/>def metodo(self):</text:span></text:span></text:p>
      <text:p text:style-name="Preformatted_20_Text"><text:span text:style-name="Source_20_Text"><text:span text:style-name="T66"><text:s text:c="8"/># Método: acción que puede hacer el objeto</text:span></text:span></text:p>
      <text:p text:style-name="P1"><text:span text:style-name="Source_20_Text"><text:span text:style-name="T66"><text:s text:c="8"/>pass</text:span></text:span></text:p>
      <text:h text:style-name="Heading_20_3" text:outline-level="3">🐶 Ejemplo: Clase de una mascota</text:h>
      <text:p text:style-name="Text_20_body">python</text:p>
      <text:p text:style-name="Preformatted_20_Text"><text:span text:style-name="Source_20_Text"><text:span text:style-name="T66">class Mascota:</text:span></text:span></text:p>
      <text:p text:style-name="Preformatted_20_Text"><text:span text:style-name="Source_20_Text"><text:span text:style-name="T66"><text:s text:c="4"/>"""</text:span></text:span></text:p>
      <text:p text:style-name="Preformatted_20_Text"><text:span text:style-name="Source_20_Text"><text:span text:style-name="T66"><text:s text:c="4"/>Representa una mascota con nombre y tipo de animal.</text:span></text:span></text:p>
      <text:p text:style-name="Preformatted_20_Text"><text:span text:style-name="Source_20_Text"><text:span text:style-name="T66"><text:s text:c="4"/>"""</text:span></text:span></text:p>
      <text:p text:style-name="P37"/>
      <text:p text:style-name="Preformatted_20_Text"><text:span text:style-name="Source_20_Text"><text:span text:style-name="T66"><text:s text:c="4"/>def __init__(self, nombre, especie):</text:span></text:span></text:p>
      <text:p text:style-name="Preformatted_20_Text"><text:span text:style-name="Source_20_Text"><text:span text:style-name="T66"><text:s text:c="8"/>self.nombre = nombre</text:span></text:span></text:p>
      <text:p text:style-name="Preformatted_20_Text"><text:span text:style-name="Source_20_Text"><text:span text:style-name="T66"><text:s text:c="8"/>self.especie = especie</text:span></text:span></text:p>
      <text:p text:style-name="P37"/>
      <text:p text:style-name="Preformatted_20_Text"><text:span text:style-name="Source_20_Text"><text:span text:style-name="T66"><text:s text:c="4"/>def saludar(self):</text:span></text:span></text:p>
      <text:p text:style-name="P1"><text:span text:style-name="Source_20_Text"><text:span text:style-name="T66"><text:s text:c="8"/>return f"¡Hola! Soy {self.nombre} y soy un/a {self.especie}."</text:span></text:span></text:p>
      <text:h text:style-name="Heading_20_4" text:outline-level="4">Uso:</text:h>
      <text:p text:style-name="Text_20_body">python</text:p>
      <text:p text:style-name="Preformatted_20_Text"><text:span text:style-name="Source_20_Text"><text:span text:style-name="T66">mi_mascota = Mascota("Luna", "gata") </text:span></text:span><text:span text:style-name="Source_20_Text"><text:s text:c="2"/></text:span><text:span text:style-name="Source_20_Text"><text:span text:style-name="T82">#mi_mascota es el objeto o instancia <text:s/>y </text:span></text:span></text:p>
      <text:p text:style-name="P36"><text:span text:style-name="Source_20_Text"><text:s text:c="27"/></text:span><text:span text:style-name="Source_20_Text"><text:span text:style-name="T82">#"Luna", "gata" son los dats que recibe del constructor.</text:span></text:span></text:p>
      <text:p text:style-name="P1"><text:span text:style-name="Source_20_Text"><text:span text:style-name="T66">print(mi_mascota.saludar())</text:span></text:span><text:span text:style-name="Source_20_Text"> <text:s/># ➜ ¡Hola! Soy Luna y soy un/a gata.</text:span></text:p>
      <text:h text:style-name="Heading_20_3" text:outline-level="3">🔍 Partes clave explicadas</text:h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Elemento</text:p>
            </table:table-cell>
            <table:table-cell table:style-name="Table29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e29.A1" office:value-type="string">
            <text:p text:style-name="Table_20_Contents"><text:span text:style-name="Source_20_Text">class</text:span></text:p>
          </table:table-cell>
          <table:table-cell table:style-name="Table29.A1" office:value-type="string">
            <text:p text:style-name="Table_20_Contents">Palabra clave para definir una clase</text:p>
          </table:table-cell>
        </table:table-row>
        <table:table-row>
          <table:table-cell table:style-name="Table29.A1" office:value-type="string">
            <text:p text:style-name="Table_20_Contents"><text:span text:style-name="Source_20_Text">__init__()</text:span></text:p>
          </table:table-cell>
          <table:table-cell table:style-name="Table29.A1" office:value-type="string">
            <text:p text:style-name="Table_20_Contents">Constructor que se ejecuta al crear un objeto</text:p>
          </table:table-cell>
        </table:table-row>
        <text:soft-page-break/>
        <table:table-row>
          <table:table-cell table:style-name="Table29.A1" office:value-type="string">
            <text:p text:style-name="Table_20_Contents"><text:span text:style-name="Source_20_Text">self</text:span></text:p>
          </table:table-cell>
          <table:table-cell table:style-name="Table29.A1" office:value-type="string">
            <text:p text:style-name="Table_20_Contents">Referencia al propio objeto (como “yo”)</text:p>
          </table:table-cell>
        </table:table-row>
        <table:table-row>
          <table:table-cell table:style-name="Table29.A1" office:value-type="string">
            <text:p text:style-name="Table_20_Contents">Atributos</text:p>
          </table:table-cell>
          <table:table-cell table:style-name="Table29.A1" office:value-type="string">
            <text:p text:style-name="Table_20_Contents">Datos que se almacenan en cada objeto (<text:span text:style-name="Source_20_Text">self.nombre</text:span>)</text:p>
          </table:table-cell>
        </table:table-row>
        <table:table-row>
          <table:table-cell table:style-name="Table29.A1" office:value-type="string">
            <text:p text:style-name="Table_20_Contents">Métodos</text:p>
          </table:table-cell>
          <table:table-cell table:style-name="Table29.A1" office:value-type="string">
            <text:p text:style-name="Table_20_Contents">Funciones dentro de la clase que usan esos datos</text:p>
          </table:table-cell>
        </table:table-row>
      </table:table>
      <text:h text:style-name="Heading_20_3" text:outline-level="3">🎯 Bonus: método especial <text:span text:style-name="Source_20_Text">__str__</text:span></text:h>
      <text:p text:style-name="Text_20_body">Sirve para dar una representación de texto:</text:p>
      <text:p text:style-name="Text_20_body">python</text:p>
      <text:p text:style-name="Preformatted_20_Text"><text:span text:style-name="Source_20_Text"><text:span text:style-name="T66">def __str__(self):</text:span></text:span></text:p>
      <text:p text:style-name="P1"><text:span text:style-name="Source_20_Text"><text:span text:style-name="T66"><text:s text:c="4"/>return f"{self.nombre} ({self.especie})"</text:span></text:span></text:p>
      <text:p text:style-name="Text_20_body">Entonces, si haces:</text:p>
      <text:p text:style-name="Text_20_body">python</text:p>
      <text:p text:style-name="P1"><text:span text:style-name="Source_20_Text"><text:span text:style-name="T66">print(mi_mascota)</text:span></text:span></text:p>
      <text:p text:style-name="Text_20_body">Verás algo como:</text:p>
      <text:p text:style-name="P1"><text:span text:style-name="Source_20_Text"><text:span text:style-name="T66">Luna (gata)</text:span></text:span></text:p>
      <text:p text:style-name="P57"><text:span text:style-name="Strong_20_Emphasis"><text:span text:style-name="T74">Crear un objeto (la instancia)</text:span></text:span></text:p>
      <text:h text:style-name="P34" text:outline-level="3"><text:span text:style-name="Strong_20_Emphasis"><text:span text:style-name="T8">🧱 1. Definir una clase (el molde)</text:span></text:span></text:h>
      <text:p text:style-name="Text_20_body">Primero, necesitas una clase. Por ejemplo:</text:p>
      <text:p text:style-name="Text_20_body">python</text:p>
      <text:p text:style-name="Preformatted_20_Text"><text:span text:style-name="Source_20_Text"><text:span text:style-name="T66">class Persona:</text:span></text:span></text:p>
      <text:p text:style-name="Preformatted_20_Text"><text:span text:style-name="Source_20_Text"><text:span text:style-name="T66"><text:s text:c="4"/>"""</text:span></text:span></text:p>
      <text:p text:style-name="Preformatted_20_Text"><text:span text:style-name="Source_20_Text"><text:span text:style-name="T66"><text:s text:c="4"/>Representa a una persona con nombre y edad.</text:span></text:span></text:p>
      <text:p text:style-name="Preformatted_20_Text"><text:span text:style-name="Source_20_Text"><text:span text:style-name="T66"><text:s text:c="4"/>"""</text:span></text:span></text:p>
      <text:p text:style-name="P37"/>
      <text:p text:style-name="Preformatted_20_Text"><text:span text:style-name="Source_20_Text"><text:span text:style-name="T66"><text:s text:c="4"/>def __init__(self, nombre, edad):</text:span></text:span></text:p>
      <text:p text:style-name="Preformatted_20_Text"><text:span text:style-name="Source_20_Text"><text:span text:style-name="T66"><text:s text:c="8"/>self.nombre = nombre</text:span></text:span></text:p>
      <text:p text:style-name="Preformatted_20_Text"><text:span text:style-name="Source_20_Text"><text:span text:style-name="T66"><text:s text:c="8"/>self.edad = edad</text:span></text:span></text:p>
      <text:p text:style-name="P37"/>
      <text:p text:style-name="Preformatted_20_Text"><text:span text:style-name="Source_20_Text"><text:span text:style-name="T66"><text:s text:c="4"/>def saludar(self):</text:span></text:span></text:p>
      <text:p text:style-name="P1"><text:span text:style-name="Source_20_Text"><text:span text:style-name="T66"><text:s text:c="8"/>return f"Hola, me llamo {self.nombre} y tengo {self.edad} años.</text:span></text:span></text:p>
      <text:p text:style-name="P1"/>
      <text:p text:style-name="P1"/>
      <text:p text:style-name="P1"/>
      <text:p text:style-name="P1"/>
      <text:h text:style-name="Heading_20_3" text:outline-level="3"><text:soft-page-break/>🛠️ 2. Crear un objeto (la instancia)</text:h>
      <text:p text:style-name="Text_20_body">Ahora que tienes la clase <text:span text:style-name="Source_20_Text">Persona</text:span>, puedes crear un <text:span text:style-name="Strong_20_Emphasis">objeto</text:span> de ese tipo:</text:p>
      <text:p text:style-name="Text_20_body">python</text:p>
      <text:p text:style-name="P1"><text:span text:style-name="Source_20_Text"><text:span text:style-name="T66">persona1 = Persona("Sergio", 25)</text:span></text:span></text:p>
      <text:list xml:id="list103804919" text:style-name="L24">
        <text:list-item>
          <text:p text:style-name="P61"><text:span text:style-name="Source_20_Text">persona1</text:span> es un objeto.</text:p>
        </text:list-item>
        <text:list-item>
          <text:p text:style-name="P61"><text:span text:style-name="Source_20_Text">"Sergio"</text:span> y <text:span text:style-name="Source_20_Text">25</text:span> son los datos que recibe el constructor <text:span text:style-name="Source_20_Text">__init__</text:span>.</text:p>
        </text:list-item>
        <text:list-item>
          <text:p text:style-name="P61">Se guarda en memoria con sus propios atributos.</text:p>
        </text:list-item>
      </text:list>
      <text:h text:style-name="Heading_20_3" text:outline-level="3">💬 3. Usar métodos o atributos del objeto</text:h>
      <text:p text:style-name="Text_20_body">python</text:p>
      <text:p text:style-name="P1"><text:span text:style-name="Source_20_Text"><text:span text:style-name="T66">print(persona1.saludar())</text:span></text:span></text:p>
      <text:p text:style-name="Text_20_body">Esto imprimirá:</text:p>
      <text:p text:style-name="P1"><text:span text:style-name="Source_20_Text"><text:span text:style-name="T66">Hola, me llamo Sergio y tengo 25 años.</text:span></text:span></text:p>
      <text:h text:style-name="Heading_20_3" text:outline-level="3">🔁 Puedes crear más objetos</text:h>
      <text:p text:style-name="Text_20_body">python</text:p>
      <text:p text:style-name="Preformatted_20_Text"><text:span text:style-name="Source_20_Text"><text:span text:style-name="T66">persona2 = Persona("Lucía", 30)</text:span></text:span></text:p>
      <text:p text:style-name="P1"><text:span text:style-name="Source_20_Text"><text:span text:style-name="T66">print(persona2.saludar())</text:span></text:span></text:p>
      <text:h text:style-name="Heading_20_3" text:outline-level="3">🧠 Resumen rápido</text:h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Elemento</text:p>
            </table:table-cell>
            <table:table-cell table:style-name="Table30.A1" office:value-type="string">
              <text:p text:style-name="Table_20_Heading">Qué hace</text:p>
            </table:table-cell>
          </table:table-row>
        </table:table-header-rows>
        <table:table-row>
          <table:table-cell table:style-name="Table30.A1" office:value-type="string">
            <text:p text:style-name="Table_20_Contents">Clase</text:p>
          </table:table-cell>
          <table:table-cell table:style-name="Table30.A1" office:value-type="string">
            <text:p text:style-name="Table_20_Contents">Define el plano</text:p>
          </table:table-cell>
        </table:table-row>
        <table:table-row>
          <table:table-cell table:style-name="Table30.A1" office:value-type="string">
            <text:p text:style-name="Table_20_Contents">Objeto</text:p>
          </table:table-cell>
          <table:table-cell table:style-name="Table30.A1" office:value-type="string">
            <text:p text:style-name="Table_20_Contents">Instancia con datos reales</text:p>
          </table:table-cell>
        </table:table-row>
        <table:table-row>
          <table:table-cell table:style-name="Table30.A1" office:value-type="string">
            <text:p text:style-name="Table_20_Contents"><text:span text:style-name="Source_20_Text">__init__()</text:span></text:p>
          </table:table-cell>
          <table:table-cell table:style-name="Table30.A1" office:value-type="string">
            <text:p text:style-name="Table_20_Contents">Constructor (se llama automáticamente)</text:p>
          </table:table-cell>
        </table:table-row>
        <table:table-row>
          <table:table-cell table:style-name="Table30.A1" office:value-type="string">
            <text:p text:style-name="Table_20_Contents"><text:span text:style-name="Source_20_Text">self</text:span></text:p>
          </table:table-cell>
          <table:table-cell table:style-name="Table30.A1" office:value-type="string">
            <text:p text:style-name="Table_20_Contents">Referencia al propio objeto</text:p>
          </table:table-cell>
        </table:table-row>
      </table:table>
      <text:p text:style-name="P57"><text:span text:style-name="Strong_20_Emphasis"><text:span text:style-name="T8"/></text:span></text:p>
      <text:p text:style-name="P57"><text:span text:style-name="Strong_20_Emphasis"><text:span text:style-name="Source_20_Text"><text:span text:style-name="T71">psutil</text:span></text:span></text:span><text:span text:style-name="Strong_20_Emphasis"><text:span text:style-name="T8"> (Python System and Process Utilities) es un módulo súper útil para acceder a </text:span></text:span><text:span text:style-name="Strong_20_Emphasis"><text:span text:style-name="T11">información del sistema operativo</text:span></text:span><text:span text:style-name="Strong_20_Emphasis"><text:span text:style-name="T8"> y sobre los </text:span></text:span><text:span text:style-name="Strong_20_Emphasis"><text:span text:style-name="T11">procesos activos</text:span></text:span><text:span text:style-name="Strong_20_Emphasis"><text:span text:style-name="T8">. Es muy usado en herramientas de monitoreo, scripts de diagnóstico, dashboards de rendimiento, y automatizaciones.</text:span></text:span></text:p>
      <text:h text:style-name="Heading_20_3" text:outline-level="3">🔍 ¿Qué es <text:span text:style-name="Source_20_Text">psutil</text:span>?</text:h>
      <text:list xml:id="list1600297833" text:style-name="L25">
        <text:list-item>
          <text:p text:style-name="P62">Es una librería de Python que permite interactuar con el sistema operativo para:</text:p>
          <text:list>
            <text:list-item>
              <text:p text:style-name="P62">Obtener uso de CPU, RAM, disco, red, etc.</text:p>
            </text:list-item>
            <text:list-item>
              <text:p text:style-name="P62"><text:soft-page-break/>Ver y controlar procesos activos.</text:p>
            </text:list-item>
            <text:list-item>
              <text:p text:style-name="P62">Medir tiempos de arranque, temperatura y mucho más.</text:p>
            </text:list-item>
          </text:list>
        </text:list-item>
      </text:list>
      <text:p text:style-name="Text_20_body">Funciona en múltiples plataformas (Linux, macOS, Windows).</text:p>
      <text:h text:style-name="Heading_20_3" text:outline-level="3">✅ ¿Qué necesitas antes?</text:h>
      <text:p text:style-name="Text_20_body">Instalar la librería (si aún no la tienes):</text:p>
      <text:p text:style-name="Text_20_body">bash</text:p>
      <text:p text:style-name="P1"><text:span text:style-name="Source_20_Text">pip install psutil</text:span></text:p>
      <text:h text:style-name="Heading_20_3" text:outline-level="3">🧪 Ejemplos básicos de uso</text:h>
      <text:h text:style-name="Heading_20_4" text:outline-level="4">1. Uso de CPU y memoria</text:h>
      <text:p text:style-name="Text_20_body">python</text:p>
      <text:p text:style-name="Preformatted_20_Text"><text:span text:style-name="Source_20_Text"><text:span text:style-name="T66">import psutil</text:span></text:span></text:p>
      <text:p text:style-name="Preformatted_20_Text"/>
      <text:p text:style-name="Preformatted_20_Text"><text:span text:style-name="Source_20_Text"># Porcentaje de uso del CPU</text:span></text:p>
      <text:p text:style-name="Preformatted_20_Text"><text:span text:style-name="Source_20_Text"><text:span text:style-name="T66">print("CPU:", psutil.cpu_percent(interval=1), "%")</text:span></text:span></text:p>
      <text:p text:style-name="Preformatted_20_Text"/>
      <text:p text:style-name="Preformatted_20_Text"><text:span text:style-name="Source_20_Text"># Memoria RAM</text:span></text:p>
      <text:p text:style-name="Preformatted_20_Text"><text:span text:style-name="Source_20_Text">m</text:span><text:span text:style-name="Source_20_Text"><text:span text:style-name="T66">emoria = psutil.virtual_memory()</text:span></text:span></text:p>
      <text:p text:style-name="P1"><text:span text:style-name="Source_20_Text"><text:span text:style-name="T66">print("RAM usada:", memoria.used / (1024 ** 3), "GB")</text:span></text:span></text:p>
      <text:h text:style-name="Heading_20_4" text:outline-level="4">2. Información sobre discos</text:h>
      <text:p text:style-name="Text_20_body">python</text:p>
      <text:p text:style-name="Preformatted_20_Text"><text:span text:style-name="Source_20_Text"># Espacio del disco principal</text:span></text:p>
      <text:p text:style-name="Preformatted_20_Text"><text:span text:style-name="Source_20_Text"><text:span text:style-name="T66">disco = psutil.disk_usage('/')</text:span></text:span></text:p>
      <text:p text:style-name="P1"><text:span text:style-name="Source_20_Text"><text:span text:style-name="T66">print("Espacio usado:", disco.percent, "%")</text:span></text:span></text:p>
      <text:h text:style-name="Heading_20_4" text:outline-level="4">3. Red (datos enviados/recibidos)</text:h>
      <text:p text:style-name="Text_20_body">python</text:p>
      <text:p text:style-name="Preformatted_20_Text"><text:span text:style-name="Source_20_Text"><text:span text:style-name="T66">net = psutil.net_io_counters()</text:span></text:span></text:p>
      <text:p text:style-name="Preformatted_20_Text"><text:span text:style-name="Source_20_Text"><text:span text:style-name="T66">print("Bytes enviados:", net.bytes_sent)</text:span></text:span></text:p>
      <text:p text:style-name="P1"><text:span text:style-name="Source_20_Text"><text:span text:style-name="T66">print("Bytes recibidos:", net.bytes_recv)</text:span></text:span></text:p>
      <text:h text:style-name="Heading_20_4" text:outline-level="4">4. Lista de procesos en ejecución</text:h>
      <text:p text:style-name="Text_20_body">python</text:p>
      <text:p text:style-name="Preformatted_20_Text"><text:span text:style-name="Source_20_Text"><text:span text:style-name="T66">for proc in psutil.process_iter(['pid', 'name']):</text:span></text:span></text:p>
      <text:p text:style-name="P1"><text:span text:style-name="Source_20_Text"><text:span text:style-name="T66"><text:s text:c="4"/>print(f"PID {proc.info['pid']}: {proc.info['name']}")</text:span></text:span></text:p>
      <text:p text:style-name="P57"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0:25:56.891704332</meta:creation-date>
    <dc:date>2025-07-02T15:36:10.236651578</dc:date>
    <meta:editing-duration>PT7H48M55S</meta:editing-duration>
    <meta:editing-cycles>29</meta:editing-cycles>
    <meta:generator>LibreOffice/7.3.7.2$Linux_X86_64 LibreOffice_project/30$Build-2</meta:generator>
    <meta:document-statistic meta:table-count="30" meta:image-count="0" meta:object-count="0" meta:page-count="34" meta:paragraph-count="1511" meta:word-count="5275" meta:character-count="35799" meta:non-whitespace-character-count="31203"/>
  </office:meta>
</office:document-meta>
</file>